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NSimSun" svg:font-family="NSimSun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28.571cm" fo:margin-left="0.198cm" table:align="left" style:writing-mode="lr-tb"/>
    </style:style>
    <style:style style:name="Таблица1.A" style:family="table-column">
      <style:table-column-properties style:column-width="1.644cm"/>
    </style:style>
    <style:style style:name="Таблица1.B" style:family="table-column">
      <style:table-column-properties style:column-width="2.002cm"/>
    </style:style>
    <style:style style:name="Таблица1.C" style:family="table-column">
      <style:table-column-properties style:column-width="0.891cm"/>
    </style:style>
    <style:style style:name="Таблица1.D" style:family="table-column">
      <style:table-column-properties style:column-width="1.212cm"/>
    </style:style>
    <style:style style:name="Таблица1.E" style:family="table-column">
      <style:table-column-properties style:column-width="1.501cm"/>
    </style:style>
    <style:style style:name="Таблица1.F" style:family="table-column">
      <style:table-column-properties style:column-width="0.501cm"/>
    </style:style>
    <style:style style:name="Таблица1.G" style:family="table-column">
      <style:table-column-properties style:column-width="0.582cm"/>
    </style:style>
    <style:style style:name="Таблица1.H" style:family="table-column">
      <style:table-column-properties style:column-width="0.169cm"/>
    </style:style>
    <style:style style:name="Таблица1.I" style:family="table-column">
      <style:table-column-properties style:column-width="4.207cm"/>
    </style:style>
    <style:style style:name="Таблица1.J" style:family="table-column">
      <style:table-column-properties style:column-width="0.423cm"/>
    </style:style>
    <style:style style:name="Таблица1.K" style:family="table-column">
      <style:table-column-properties style:column-width="0.071cm"/>
    </style:style>
    <style:style style:name="Таблица1.L" style:family="table-column">
      <style:table-column-properties style:column-width="3.313cm"/>
    </style:style>
    <style:style style:name="Таблица1.M" style:family="table-column">
      <style:table-column-properties style:column-width="2.256cm"/>
    </style:style>
    <style:style style:name="Таблица1.N" style:family="table-column">
      <style:table-column-properties style:column-width="2.254cm"/>
    </style:style>
    <style:style style:name="Таблица1.O" style:family="table-column">
      <style:table-column-properties style:column-width="1cm"/>
    </style:style>
    <style:style style:name="Таблица1.P" style:family="table-column">
      <style:table-column-properties style:column-width="0.887cm"/>
    </style:style>
    <style:style style:name="Таблица1.Q" style:family="table-column">
      <style:table-column-properties style:column-width="0.213cm"/>
    </style:style>
    <style:style style:name="Таблица1.R" style:family="table-column">
      <style:table-column-properties style:column-width="0.653cm"/>
    </style:style>
    <style:style style:name="Таблица1.S" style:family="table-column">
      <style:table-column-properties style:column-width="0.459cm"/>
    </style:style>
    <style:style style:name="Таблица1.T" style:family="table-column">
      <style:table-column-properties style:column-width="0.044cm"/>
    </style:style>
    <style:style style:name="Таблица1.U" style:family="table-column">
      <style:table-column-properties style:column-width="0.25cm"/>
    </style:style>
    <style:style style:name="Таблица1.V" style:family="table-column">
      <style:table-column-properties style:column-width="0.744cm"/>
    </style:style>
    <style:style style:name="Таблица1.W" style:family="table-column">
      <style:table-column-properties style:column-width="0.053cm"/>
    </style:style>
    <style:style style:name="Таблица1.X" style:family="table-column">
      <style:table-column-properties style:column-width="0.448cm"/>
    </style:style>
    <style:style style:name="Таблица1.Z" style:family="table-column">
      <style:table-column-properties style:column-width="0.679cm"/>
    </style:style>
    <style:style style:name="Таблица1.a" style:family="table-column">
      <style:table-column-properties style:column-width="0.113cm"/>
    </style:style>
    <style:style style:name="Таблица1.b" style:family="table-column">
      <style:table-column-properties style:column-width="0.291cm"/>
    </style:style>
    <style:style style:name="Таблица1.c" style:family="table-column">
      <style:table-column-properties style:column-width="0.088cm"/>
    </style:style>
    <style:style style:name="Таблица1.d" style:family="table-column">
      <style:table-column-properties style:column-width="1.041cm"/>
    </style:style>
    <style:style style:name="Таблица1.1" style:family="table-row">
      <style:table-row-properties style:row-height="0.436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P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Таблица1.L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Таблица1.L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1.5" style:family="table-row">
      <style:table-row-properties style:row-height="1cm" fo:keep-together="always"/>
    </style:style>
    <style:style style:name="Таблица1.O5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Таблица1.b5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1.6" style:family="table-row">
      <style:table-row-properties style:row-height="1.058cm" fo:keep-together="always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J6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.N6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.U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Таблица1.7" style:family="table-row">
      <style:table-row-properties style:row-height="0.882cm" fo:keep-together="always"/>
    </style:style>
    <style:style style:name="Таблица1.I7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1.W7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Таблица1.c7" style:family="table-cell">
      <style:table-cell-properties style:vertical-align="middle" fo:padding="0cm" fo:border-left="0.5pt solid #000000" fo:border-right="0.5pt solid #000000" fo:border-top="1.5pt solid #000000" fo:border-bottom="0.05pt solid #000000" style:writing-mode="lr-tb"/>
    </style:style>
    <style:style style:name="Таблица1.8" style:family="table-row">
      <style:table-row-properties style:min-row-height="2.223cm" fo:keep-together="always"/>
    </style:style>
    <style:style style:name="Таблица1.N8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Таблица1.9" style:family="table-row">
      <style:table-row-properties style:min-row-height="0.73cm" fo:keep-together="always"/>
    </style:style>
    <style:style style:name="Таблица1.10" style:family="table-row">
      <style:table-row-properties style:row-height="0.728cm" fo:keep-together="always"/>
    </style:style>
    <style:style style:name="Таблица1.12" style:family="table-row">
      <style:table-row-properties style:row-height="2.223cm" fo:keep-together="always"/>
    </style:style>
    <style:style style:name="Таблица1.13" style:family="table-row">
      <style:table-row-properties style:row-height="6.609cm" fo:keep-together="always"/>
    </style:style>
    <style:style style:name="Таблица1.F13" style:family="table-cell">
      <style:table-cell-properties style:vertical-align="top" fo:padding="0cm" fo:border-left="none" fo:border-right="none" fo:border-top="none" fo:border-bottom="1.5pt solid #000000" style:writing-mode="lr-tb"/>
    </style:style>
    <style:style style:name="Таблица1.14" style:family="table-row">
      <style:table-row-properties style:row-height="0.9cm" fo:keep-together="always"/>
    </style:style>
    <style:style style:name="Таблица1.C14" style:family="table-cell">
      <style:table-cell-properties style:vertical-align="top" fo:padding="0cm" fo:border-left="0.5pt solid #000000" fo:border-right="none" fo:border-top="1.5pt solid #000000" fo:border-bottom="0.05pt solid #000000" style:writing-mode="lr-tb"/>
    </style:style>
    <style:style style:name="Таблица1.a14" style:family="table-cell">
      <style:table-cell-properties style:vertical-align="top" fo:padding="0cm" fo:border-left="0.5pt solid #000000" fo:border-right="0.5pt solid #000000" fo:border-top="1.5pt solid #000000" fo:border-bottom="0.05pt solid #000000" style:writing-mode="lr-tb"/>
    </style:style>
    <style:style style:name="Таблица2" style:family="table" style:master-page-name="">
      <style:table-properties style:width="28.633cm" style:page-number="auto" table:align="left" style:writing-mode="lr-tb"/>
    </style:style>
    <style:style style:name="Таблица2.A" style:family="table-column">
      <style:table-column-properties style:column-width="1.272cm"/>
    </style:style>
    <style:style style:name="Таблица2.B" style:family="table-column">
      <style:table-column-properties style:column-width="0.531cm"/>
    </style:style>
    <style:style style:name="Таблица2.C" style:family="table-column">
      <style:table-column-properties style:column-width="0.365cm"/>
    </style:style>
    <style:style style:name="Таблица2.D" style:family="table-column">
      <style:table-column-properties style:column-width="0.085cm"/>
    </style:style>
    <style:style style:name="Таблица2.E" style:family="table-column">
      <style:table-column-properties style:column-width="0.25cm"/>
    </style:style>
    <style:style style:name="Таблица2.F" style:family="table-column">
      <style:table-column-properties style:column-width="0.582cm"/>
    </style:style>
    <style:style style:name="Таблица2.G" style:family="table-column">
      <style:table-column-properties style:column-width="0.917cm"/>
    </style:style>
    <style:style style:name="Таблица2.H" style:family="table-column">
      <style:table-column-properties style:column-width="1.503cm"/>
    </style:style>
    <style:style style:name="Таблица2.I" style:family="table-column">
      <style:table-column-properties style:column-width="0.499cm"/>
    </style:style>
    <style:style style:name="Таблица2.J" style:family="table-column">
      <style:table-column-properties style:column-width="0.501cm"/>
    </style:style>
    <style:style style:name="Таблица2.L" style:family="table-column">
      <style:table-column-properties style:column-width="0.3cm"/>
    </style:style>
    <style:style style:name="Таблица2.M" style:family="table-column">
      <style:table-column-properties style:column-width="0.452cm"/>
    </style:style>
    <style:style style:name="Таблица2.N" style:family="table-column">
      <style:table-column-properties style:column-width="0.748cm"/>
    </style:style>
    <style:style style:name="Таблица2.O" style:family="table-column">
      <style:table-column-properties style:column-width="0.376cm"/>
    </style:style>
    <style:style style:name="Таблица2.R" style:family="table-column">
      <style:table-column-properties style:column-width="1.002cm"/>
    </style:style>
    <style:style style:name="Таблица2.T" style:family="table-column">
      <style:table-column-properties style:column-width="0.305cm"/>
    </style:style>
    <style:style style:name="Таблица2.U" style:family="table-column">
      <style:table-column-properties style:column-width="0.196cm"/>
    </style:style>
    <style:style style:name="Таблица2.X" style:family="table-column">
      <style:table-column-properties style:column-width="0.249cm"/>
    </style:style>
    <style:style style:name="Таблица2.a" style:family="table-column">
      <style:table-column-properties style:column-width="0.713cm"/>
    </style:style>
    <style:style style:name="Таблица2.b" style:family="table-column">
      <style:table-column-properties style:column-width="0.041cm"/>
    </style:style>
    <style:style style:name="Таблица2.d" style:family="table-column">
      <style:table-column-properties style:column-width="0.21cm"/>
    </style:style>
    <style:style style:name="Таблица2.e" style:family="table-column">
      <style:table-column-properties style:column-width="1.199cm"/>
    </style:style>
    <style:style style:name="Таблица2.f" style:family="table-column">
      <style:table-column-properties style:column-width="0.056cm"/>
    </style:style>
    <style:style style:name="Таблица2.g" style:family="table-column">
      <style:table-column-properties style:column-width="1.125cm"/>
    </style:style>
    <style:style style:name="Таблица2.h" style:family="table-column">
      <style:table-column-properties style:column-width="0.374cm"/>
    </style:style>
    <style:style style:name="Таблица2.i" style:family="table-column">
      <style:table-column-properties style:column-width="0.547cm"/>
    </style:style>
    <style:style style:name="Таблица2.l" style:family="table-column">
      <style:table-column-properties style:column-width="0.506cm"/>
    </style:style>
    <style:style style:name="Таблица2.m" style:family="table-column">
      <style:table-column-properties style:column-width="0.049cm"/>
    </style:style>
    <style:style style:name="Таблица2.n" style:family="table-column">
      <style:table-column-properties style:column-width="0.824cm"/>
    </style:style>
    <style:style style:name="Таблица2.o" style:family="table-column">
      <style:table-column-properties style:column-width="0.122cm"/>
    </style:style>
    <style:style style:name="Таблица2.p" style:family="table-column">
      <style:table-column-properties style:column-width="0.342cm"/>
    </style:style>
    <style:style style:name="Таблица2.q" style:family="table-column">
      <style:table-column-properties style:column-width="0.162cm"/>
    </style:style>
    <style:style style:name="Таблица2.r" style:family="table-column">
      <style:table-column-properties style:column-width="0.39cm"/>
    </style:style>
    <style:style style:name="Таблица2.s" style:family="table-column">
      <style:table-column-properties style:column-width="0.363cm"/>
    </style:style>
    <style:style style:name="Таблица2.t" style:family="table-column">
      <style:table-column-properties style:column-width="0.247cm"/>
    </style:style>
    <style:style style:name="Таблица2.u" style:family="table-column">
      <style:table-column-properties style:column-width="0.143cm"/>
    </style:style>
    <style:style style:name="Таблица2.v" style:family="table-column">
      <style:table-column-properties style:column-width="0.857cm"/>
    </style:style>
    <style:style style:name="Таблица2.w" style:family="table-column">
      <style:table-column-properties style:column-width="0.127cm"/>
    </style:style>
    <style:style style:name="Таблица2.x" style:family="table-column">
      <style:table-column-properties style:column-width="0.118cm"/>
    </style:style>
    <style:style style:name="Таблица2.y" style:family="table-column">
      <style:table-column-properties style:column-width="1.207cm"/>
    </style:style>
    <style:style style:name="Таблица2.z" style:family="table-column">
      <style:table-column-properties style:column-width="0.053cm"/>
    </style:style>
    <style:style style:name="Таблица2.AA" style:family="table-column">
      <style:table-column-properties style:column-width="0.372cm"/>
    </style:style>
    <style:style style:name="Таблица2.AB" style:family="table-column">
      <style:table-column-properties style:column-width="0.332cm"/>
    </style:style>
    <style:style style:name="Таблица2.AC" style:family="table-column">
      <style:table-column-properties style:column-width="0.503cm"/>
    </style:style>
    <style:style style:name="Таблица2.AD" style:family="table-column">
      <style:table-column-properties style:column-width="0.76cm"/>
    </style:style>
    <style:style style:name="Таблица2.AE" style:family="table-column">
      <style:table-column-properties style:column-width="0.277cm"/>
    </style:style>
    <style:style style:name="Таблица2.AF" style:family="table-column">
      <style:table-column-properties style:column-width="0.252cm"/>
    </style:style>
    <style:style style:name="Таблица2.AG" style:family="table-column">
      <style:table-column-properties style:column-width="0.055cm"/>
    </style:style>
    <style:style style:name="Таблица2.AH" style:family="table-column">
      <style:table-column-properties style:column-width="1.559cm"/>
    </style:style>
    <style:style style:name="Таблица2.1" style:family="table-row">
      <style:table-row-properties style:row-height="0.436cm"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n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2.AE1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Таблица2.M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Таблица2.U2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2.M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2.5" style:family="table-row">
      <style:table-row-properties style:row-height="0.9cm" fo:keep-together="always"/>
    </style:style>
    <style:style style:name="Таблица2.A5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2.d5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Таблица2.AF5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2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X6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Таблица2.k6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2.y6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Таблица2.Q9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2.11" style:family="table-row">
      <style:table-row-properties style:row-height="0.801cm" fo:keep-together="always"/>
    </style:style>
    <style:style style:name="Таблица2.y11" style:family="table-cell">
      <style:table-cell-properties style:vertical-align="top" fo:padding="0cm" fo:border="0.5pt solid #000000" style:writing-mode="lr-tb"/>
    </style:style>
    <style:style style:name="Таблица2.12" style:family="table-row">
      <style:table-row-properties style:row-height="0.425cm" fo:keep-together="always"/>
    </style:style>
    <style:style style:name="Таблица2.y12" style:family="table-cell">
      <style:table-cell-properties style:vertical-align="middle" fo:padding="0cm" fo:border-left="0.5pt solid #000000" fo:border-right="0.5pt solid #000000" fo:border-top="none" fo:border-bottom="none" style:writing-mode="lr-tb"/>
    </style:style>
    <style:style style:name="Таблица2.B13" style:family="table-cell">
      <style:table-cell-properties style:vertical-align="top" fo:padding="0cm" fo:border-left="1.5pt solid #000000" fo:border-right="none" fo:border-top="1.5pt solid #000000" fo:border-bottom="1.5pt solid #000000" style:writing-mode="lr-tb"/>
    </style:style>
    <style:style style:name="Таблица2.R13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а2.A14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4" style:family="table-cell">
      <style:table-cell-properties style:vertical-align="bottom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Таблица2.D14" style:family="table-cell">
      <style:table-cell-properties style:vertical-align="bottom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2.V14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2.V15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2.AE15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Таблица2.AE16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Таблица2.17" style:family="table-row">
      <style:table-row-properties style:row-height="0.758cm" fo:keep-together="always"/>
    </style:style>
    <style:style style:name="Таблица2.B17" style:family="table-cell">
      <style:table-cell-properties style:vertical-align="" fo:padding="0cm" fo:border-left="0.5pt solid #000000" fo:border-right="0.5pt solid #000000" fo:border-top="0.5pt solid #000000" fo:border-bottom="none" style:writing-mode="lr-tb"/>
    </style:style>
    <style:style style:name="Таблица2.30" style:family="table-row">
      <style:table-row-properties style:row-height="0.349cm" fo:keep-together="always"/>
    </style:style>
    <style:style style:name="Таблица2.AF30" style:family="table-cell">
      <style:table-cell-properties style:vertical-align="middle" fo:padding="0cm" fo:border-left="0.05pt solid #000000" fo:border-right="1pt solid #000000" fo:border-top="0.5pt solid #000000" fo:border-bottom="1pt solid #000000" style:writing-mode="lr-tb"/>
    </style:style>
    <style:style style:name="Таблица2.A31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Таблица2.AH31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lr-tb"/>
    </style:style>
    <style:style style:name="Таблица4" style:family="table">
      <style:table-properties style:width="28.571cm" table:align="left" style:writing-mode="lr-tb"/>
    </style:style>
    <style:style style:name="Таблица4.A" style:family="table-column">
      <style:table-column-properties style:column-width="0.471cm"/>
    </style:style>
    <style:style style:name="Таблица4.B" style:family="table-column">
      <style:table-column-properties style:column-width="0.78cm"/>
    </style:style>
    <style:style style:name="Таблица4.C" style:family="table-column">
      <style:table-column-properties style:column-width="0.235cm"/>
    </style:style>
    <style:style style:name="Таблица4.D" style:family="table-column">
      <style:table-column-properties style:column-width="0.316cm"/>
    </style:style>
    <style:style style:name="Таблица4.E" style:family="table-column">
      <style:table-column-properties style:column-width="0.365cm"/>
    </style:style>
    <style:style style:name="Таблица4.F" style:family="table-column">
      <style:table-column-properties style:column-width="0.085cm"/>
    </style:style>
    <style:style style:name="Таблица4.G" style:family="table-column">
      <style:table-column-properties style:column-width="0.25cm"/>
    </style:style>
    <style:style style:name="Таблица4.H" style:family="table-column">
      <style:table-column-properties style:column-width="0.582cm"/>
    </style:style>
    <style:style style:name="Таблица4.I" style:family="table-column">
      <style:table-column-properties style:column-width="1.124cm"/>
    </style:style>
    <style:style style:name="Таблица4.J" style:family="table-column">
      <style:table-column-properties style:column-width="0.295cm"/>
    </style:style>
    <style:style style:name="Таблица4.K" style:family="table-column">
      <style:table-column-properties style:column-width="1.035cm"/>
    </style:style>
    <style:style style:name="Таблица4.L" style:family="table-column">
      <style:table-column-properties style:column-width="0.464cm"/>
    </style:style>
    <style:style style:name="Таблица4.M" style:family="table-column">
      <style:table-column-properties style:column-width="0.501cm"/>
    </style:style>
    <style:style style:name="Таблица4.N" style:family="table-column">
      <style:table-column-properties style:column-width="0.799cm"/>
    </style:style>
    <style:style style:name="Таблица4.O" style:family="table-column">
      <style:table-column-properties style:column-width="0.7cm"/>
    </style:style>
    <style:style style:name="Таблица4.P" style:family="table-column">
      <style:table-column-properties style:column-width="1.125cm"/>
    </style:style>
    <style:style style:name="Таблица4.R" style:family="table-column">
      <style:table-column-properties style:column-width="0.75cm"/>
    </style:style>
    <style:style style:name="Таблица4.S" style:family="table-column">
      <style:table-column-properties style:column-width="0.55cm"/>
    </style:style>
    <style:style style:name="Таблица4.T" style:family="table-column">
      <style:table-column-properties style:column-width="0.201cm"/>
    </style:style>
    <style:style style:name="Таблица4.U" style:family="table-column">
      <style:table-column-properties style:column-width="0.649cm"/>
    </style:style>
    <style:style style:name="Таблица4.V" style:family="table-column">
      <style:table-column-properties style:column-width="0.6cm"/>
    </style:style>
    <style:style style:name="Таблица4.X" style:family="table-column">
      <style:table-column-properties style:column-width="0.857cm"/>
    </style:style>
    <style:style style:name="Таблица4.Y" style:family="table-column">
      <style:table-column-properties style:column-width="1.443cm"/>
    </style:style>
    <style:style style:name="Таблица4.Z" style:family="table-column">
      <style:table-column-properties style:column-width="0.06cm"/>
    </style:style>
    <style:style style:name="Таблица4.a" style:family="table-column">
      <style:table-column-properties style:column-width="0.247cm"/>
    </style:style>
    <style:style style:name="Таблица4.b" style:family="table-column">
      <style:table-column-properties style:column-width="1.251cm"/>
    </style:style>
    <style:style style:name="Таблица4.c" style:family="table-column">
      <style:table-column-properties style:column-width="0.543cm"/>
    </style:style>
    <style:style style:name="Таблица4.d" style:family="table-column">
      <style:table-column-properties style:column-width="0.96cm"/>
    </style:style>
    <style:style style:name="Таблица4.e" style:family="table-column">
      <style:table-column-properties style:column-width="0.542cm"/>
    </style:style>
    <style:style style:name="Таблица4.f" style:family="table-column">
      <style:table-column-properties style:column-width="0.838cm"/>
    </style:style>
    <style:style style:name="Таблица4.g" style:family="table-column">
      <style:table-column-properties style:column-width="0.467cm"/>
    </style:style>
    <style:style style:name="Таблица4.h" style:family="table-column">
      <style:table-column-properties style:column-width="0.912cm"/>
    </style:style>
    <style:style style:name="Таблица4.i" style:family="table-column">
      <style:table-column-properties style:column-width="0.233cm"/>
    </style:style>
    <style:style style:name="Таблица4.j" style:family="table-column">
      <style:table-column-properties style:column-width="0.256cm"/>
    </style:style>
    <style:style style:name="Таблица4.k" style:family="table-column">
      <style:table-column-properties style:column-width="0.54cm"/>
    </style:style>
    <style:style style:name="Таблица4.l" style:family="table-column">
      <style:table-column-properties style:column-width="0.346cm"/>
    </style:style>
    <style:style style:name="Таблица4.m" style:family="table-column">
      <style:table-column-properties style:column-width="1.266cm"/>
    </style:style>
    <style:style style:name="Таблица4.n" style:family="table-column">
      <style:table-column-properties style:column-width="0.109cm"/>
    </style:style>
    <style:style style:name="Таблица4.o" style:family="table-column">
      <style:table-column-properties style:column-width="1.949cm"/>
    </style:style>
    <style:style style:name="Таблица4.p" style:family="table-column">
      <style:table-column-properties style:column-width="0.051cm"/>
    </style:style>
    <style:style style:name="Таблица4.q" style:family="table-column">
      <style:table-column-properties style:column-width="0.492cm"/>
    </style:style>
    <style:style style:name="Таблица4.r" style:family="table-column">
      <style:table-column-properties style:column-width="1.559cm"/>
    </style:style>
    <style:style style:name="Таблица4.1" style:family="table-row">
      <style:table-row-properties style:row-height="0.436cm" fo:keep-together="always"/>
    </style:style>
    <style:style style:name="Таблица4.A1" style:family="table-cell">
      <style:table-cell-properties style:vertical-align="top" fo:padding="0cm" fo:border="none" style:writing-mode="lr-tb"/>
    </style:style>
    <style:style style:name="Таблица4.f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4.p1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Таблица4.O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Таблица4.T2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O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4.5" style:family="table-row">
      <style:table-row-properties style:row-height="1cm" fo:keep-together="always"/>
    </style:style>
    <style:style style:name="Таблица4.j5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Таблица4.p5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4.6" style:family="table-row">
      <style:table-row-properties style:row-height="0.425cm" fo:keep-together="always"/>
    </style:style>
    <style:style style:name="Таблица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6" style:family="table-cell">
      <style:table-cell-properties style:vertical-align="middle" fo:padding-left="0.191cm" fo:padding-right="0.191cm" fo:padding-top="0.097cm" fo:padding-bottom="0.097cm" fo:border-left="1.5pt solid #000000" fo:border-right="none" fo:border-top="1.5pt solid #000000" fo:border-bottom="1.25pt solid #000000" style:writing-mode="lr-tb"/>
    </style:style>
    <style:style style:name="Таблица4.k6" style:family="table-cell">
      <style:table-cell-properties style:vertical-align="middle" fo:padding-left="0.191cm" fo:padding-right="0.191cm" fo:padding-top="0.097cm" fo:padding-bottom="0.097cm" fo:border-left="0.25pt solid #000000" fo:border-right="0.25pt solid #000000" fo:border-top="1.5pt solid #000000" fo:border-bottom="1.25pt solid #000000" style:writing-mode="lr-tb"/>
    </style:style>
    <style:style style:name="Таблица4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4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9" style:family="table-cell">
      <style:table-cell-properties style:vertical-align="bottom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Таблица4.F9" style:family="table-cell">
      <style:table-cell-properties style:vertical-align="bottom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4.U9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4.C10" style:family="table-cell">
      <style:table-cell-properties style:vertical-align="bottom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Таблица4.U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4.q10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Таблица4.12" style:family="table-row">
      <style:table-row-properties style:row-height="0.758cm" fo:keep-together="always"/>
    </style:style>
    <style:style style:name="Таблица4.A1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4.28" style:family="table-row">
      <style:table-row-properties style:row-height="0.76cm" fo:keep-together="always"/>
    </style:style>
    <style:style style:name="Таблица4.A28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Таблица4.29" style:family="table-row">
      <style:table-row-properties style:row-height="0.9cm" fo:keep-together="always"/>
    </style:style>
    <style:style style:name="Таблица4.A29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Таблица4.G29" style:family="table-cell">
      <style:table-cell-properties style:vertical-align="middle" fo:padding="0cm" fo:border-left="0.5pt solid #000000" fo:border-right="none" fo:border-top="1.5pt solid #000000" fo:border-bottom="0.05pt solid #000000" style:writing-mode="lr-tb"/>
    </style:style>
    <style:style style:name="Таблица4.r29" style:family="table-cell">
      <style:table-cell-properties style:vertical-align="middle" fo:padding="0cm" fo:border-left="0.5pt solid #000000" fo:border-right="0.5pt solid #000000" fo:border-top="1.5pt solid #000000" fo:border-bottom="0.05pt solid #000000" style:writing-mode="lr-tb"/>
    </style:style>
    <style:style style:name="Таблица3" style:family="table">
      <style:table-properties style:width="28.571cm" table:align="left" style:writing-mode="lr-tb"/>
    </style:style>
    <style:style style:name="Таблица3.A" style:family="table-column">
      <style:table-column-properties style:column-width="0.471cm"/>
    </style:style>
    <style:style style:name="Таблица3.B" style:family="table-column">
      <style:table-column-properties style:column-width="0.78cm"/>
    </style:style>
    <style:style style:name="Таблица3.C" style:family="table-column">
      <style:table-column-properties style:column-width="0.235cm"/>
    </style:style>
    <style:style style:name="Таблица3.D" style:family="table-column">
      <style:table-column-properties style:column-width="0.316cm"/>
    </style:style>
    <style:style style:name="Таблица3.E" style:family="table-column">
      <style:table-column-properties style:column-width="0.365cm"/>
    </style:style>
    <style:style style:name="Таблица3.F" style:family="table-column">
      <style:table-column-properties style:column-width="0.085cm"/>
    </style:style>
    <style:style style:name="Таблица3.G" style:family="table-column">
      <style:table-column-properties style:column-width="0.25cm"/>
    </style:style>
    <style:style style:name="Таблица3.H" style:family="table-column">
      <style:table-column-properties style:column-width="0.582cm"/>
    </style:style>
    <style:style style:name="Таблица3.I" style:family="table-column">
      <style:table-column-properties style:column-width="1.124cm"/>
    </style:style>
    <style:style style:name="Таблица3.J" style:family="table-column">
      <style:table-column-properties style:column-width="0.295cm"/>
    </style:style>
    <style:style style:name="Таблица3.K" style:family="table-column">
      <style:table-column-properties style:column-width="1.035cm"/>
    </style:style>
    <style:style style:name="Таблица3.L" style:family="table-column">
      <style:table-column-properties style:column-width="0.464cm"/>
    </style:style>
    <style:style style:name="Таблица3.M" style:family="table-column">
      <style:table-column-properties style:column-width="0.501cm"/>
    </style:style>
    <style:style style:name="Таблица3.N" style:family="table-column">
      <style:table-column-properties style:column-width="0.799cm"/>
    </style:style>
    <style:style style:name="Таблица3.O" style:family="table-column">
      <style:table-column-properties style:column-width="0.7cm"/>
    </style:style>
    <style:style style:name="Таблица3.P" style:family="table-column">
      <style:table-column-properties style:column-width="1.125cm"/>
    </style:style>
    <style:style style:name="Таблица3.R" style:family="table-column">
      <style:table-column-properties style:column-width="0.75cm"/>
    </style:style>
    <style:style style:name="Таблица3.S" style:family="table-column">
      <style:table-column-properties style:column-width="0.55cm"/>
    </style:style>
    <style:style style:name="Таблица3.T" style:family="table-column">
      <style:table-column-properties style:column-width="0.201cm"/>
    </style:style>
    <style:style style:name="Таблица3.U" style:family="table-column">
      <style:table-column-properties style:column-width="0.649cm"/>
    </style:style>
    <style:style style:name="Таблица3.V" style:family="table-column">
      <style:table-column-properties style:column-width="0.6cm"/>
    </style:style>
    <style:style style:name="Таблица3.X" style:family="table-column">
      <style:table-column-properties style:column-width="0.857cm"/>
    </style:style>
    <style:style style:name="Таблица3.Y" style:family="table-column">
      <style:table-column-properties style:column-width="1.443cm"/>
    </style:style>
    <style:style style:name="Таблица3.Z" style:family="table-column">
      <style:table-column-properties style:column-width="0.06cm"/>
    </style:style>
    <style:style style:name="Таблица3.a" style:family="table-column">
      <style:table-column-properties style:column-width="0.247cm"/>
    </style:style>
    <style:style style:name="Таблица3.b" style:family="table-column">
      <style:table-column-properties style:column-width="1.251cm"/>
    </style:style>
    <style:style style:name="Таблица3.c" style:family="table-column">
      <style:table-column-properties style:column-width="0.543cm"/>
    </style:style>
    <style:style style:name="Таблица3.d" style:family="table-column">
      <style:table-column-properties style:column-width="0.96cm"/>
    </style:style>
    <style:style style:name="Таблица3.e" style:family="table-column">
      <style:table-column-properties style:column-width="0.542cm"/>
    </style:style>
    <style:style style:name="Таблица3.f" style:family="table-column">
      <style:table-column-properties style:column-width="0.838cm"/>
    </style:style>
    <style:style style:name="Таблица3.g" style:family="table-column">
      <style:table-column-properties style:column-width="0.467cm"/>
    </style:style>
    <style:style style:name="Таблица3.h" style:family="table-column">
      <style:table-column-properties style:column-width="0.912cm"/>
    </style:style>
    <style:style style:name="Таблица3.i" style:family="table-column">
      <style:table-column-properties style:column-width="0.233cm"/>
    </style:style>
    <style:style style:name="Таблица3.j" style:family="table-column">
      <style:table-column-properties style:column-width="0.256cm"/>
    </style:style>
    <style:style style:name="Таблица3.k" style:family="table-column">
      <style:table-column-properties style:column-width="0.54cm"/>
    </style:style>
    <style:style style:name="Таблица3.l" style:family="table-column">
      <style:table-column-properties style:column-width="0.346cm"/>
    </style:style>
    <style:style style:name="Таблица3.m" style:family="table-column">
      <style:table-column-properties style:column-width="1.266cm"/>
    </style:style>
    <style:style style:name="Таблица3.n" style:family="table-column">
      <style:table-column-properties style:column-width="0.109cm"/>
    </style:style>
    <style:style style:name="Таблица3.o" style:family="table-column">
      <style:table-column-properties style:column-width="1.949cm"/>
    </style:style>
    <style:style style:name="Таблица3.p" style:family="table-column">
      <style:table-column-properties style:column-width="0.051cm"/>
    </style:style>
    <style:style style:name="Таблица3.q" style:family="table-column">
      <style:table-column-properties style:column-width="0.492cm"/>
    </style:style>
    <style:style style:name="Таблица3.r" style:family="table-column">
      <style:table-column-properties style:column-width="1.559cm"/>
    </style:style>
    <style:style style:name="Таблица3.1" style:family="table-row">
      <style:table-row-properties style:row-height="0.436cm" fo:keep-together="always"/>
    </style:style>
    <style:style style:name="Таблица3.A1" style:family="table-cell">
      <style:table-cell-properties style:vertical-align="top" fo:padding="0cm" fo:border="none" style:writing-mode="lr-tb"/>
    </style:style>
    <style:style style:name="Таблица3.f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3.p1" style:family="table-cell">
      <style:table-cell-properties style:vertical-align="top" fo:padding="0cm" fo:border-left="0.5pt solid #000000" fo:border-right="0.5pt solid #000000" fo:border-top="0.5pt solid #000000" fo:border-bottom="none" style:writing-mode="lr-tb"/>
    </style:style>
    <style:style style:name="Таблица3.O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Таблица3.T2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O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а3.5" style:family="table-row">
      <style:table-row-properties style:row-height="1cm" fo:keep-together="always"/>
    </style:style>
    <style:style style:name="Таблица3.j5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Таблица3.p5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3.6" style:family="table-row">
      <style:table-row-properties style:row-height="0.425cm" fo:keep-together="always"/>
    </style:style>
    <style:style style:name="Таблица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" style:family="table-cell">
      <style:table-cell-properties style:vertical-align="middle" fo:padding-left="0.191cm" fo:padding-right="0.191cm" fo:padding-top="0.097cm" fo:padding-bottom="0.097cm" fo:border-left="1.5pt solid #000000" fo:border-right="none" fo:border-top="1.5pt solid #000000" fo:border-bottom="1.25pt solid #000000" style:writing-mode="lr-tb"/>
    </style:style>
    <style:style style:name="Таблица3.k6" style:family="table-cell">
      <style:table-cell-properties style:vertical-align="middle" fo:padding-left="0.191cm" fo:padding-right="0.191cm" fo:padding-top="0.097cm" fo:padding-bottom="0.097cm" fo:border-left="0.25pt solid #000000" fo:border-right="0.25pt solid #000000" fo:border-top="1.5pt solid #000000" fo:border-bottom="1.25pt solid #000000" style:writing-mode="lr-tb"/>
    </style:style>
    <style:style style:name="Таблица3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3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9" style:family="table-cell">
      <style:table-cell-properties style:vertical-align="bottom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Таблица3.F9" style:family="table-cell">
      <style:table-cell-properties style:vertical-align="bottom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3.U9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3.C10" style:family="table-cell">
      <style:table-cell-properties style:vertical-align="bottom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Таблица3.U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3.q10" style:family="table-cell">
      <style:table-cell-properties style:vertical-align="bottom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Таблица3.12" style:family="table-row">
      <style:table-row-properties style:row-height="0.758cm" fo:keep-together="always"/>
    </style:style>
    <style:style style:name="Таблица3.A1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3.28" style:family="table-row">
      <style:table-row-properties style:row-height="0.76cm" fo:keep-together="always"/>
    </style:style>
    <style:style style:name="Таблица3.A28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Таблица3.29" style:family="table-row">
      <style:table-row-properties style:row-height="0.9cm" fo:keep-together="always"/>
    </style:style>
    <style:style style:name="Таблица3.A29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Таблица3.G29" style:family="table-cell">
      <style:table-cell-properties style:vertical-align="middle" fo:padding="0cm" fo:border-left="0.5pt solid #000000" fo:border-right="none" fo:border-top="1.5pt solid #000000" fo:border-bottom="0.05pt solid #000000" style:writing-mode="lr-tb"/>
    </style:style>
    <style:style style:name="Таблица3.r29" style:family="table-cell">
      <style:table-cell-properties style:vertical-align="middle" fo:padding="0cm" fo:border-left="0.5pt solid #000000" fo:border-right="0.5pt solid #000000" fo:border-top="1.5pt solid #000000" fo:border-bottom="0.05pt solid #000000" style:writing-mode="lr-tb"/>
    </style:style>
    <style:style style:name="P1" style:family="paragraph" style:parent-style-name="Header">
      <style:text-properties officeooo:paragraph-rsid="000b6c76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Header">
      <style:paragraph-properties style:snap-to-layout-grid="false">
        <style:tab-stops/>
      </style:paragraph-properties>
    </style:style>
    <style:style style:name="P6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paragraph-properties fo:margin-left="-0.215cm" fo:margin-right="-0.157cm" fo:text-align="center" style:justify-single-word="false" fo:text-indent="0cm" style:auto-text-indent="false"/>
    </style:style>
    <style:style style:name="P10" style:family="paragraph" style:parent-style-name="Standard">
      <style:paragraph-properties fo:margin-left="-0.224cm" fo:margin-right="-0.146cm" fo:text-align="center" style:justify-single-word="false" fo:text-indent="0cm" style:auto-text-indent="false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13" style:family="paragraph" style:parent-style-name="Header">
      <style:paragraph-properties fo:text-align="center" style:justify-single-word="false"/>
      <style:text-properties fo:font-size="16pt" fo:background-color="transparen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fo:background-color="transparent" style:font-size-asian="16pt" style:font-size-complex="16pt"/>
    </style:style>
    <style:style style:name="P15" style:family="paragraph" style:parent-style-name="Header">
      <style:paragraph-properties>
        <style:tab-stops>
          <style:tab-stop style:position="7.502cm"/>
          <style:tab-stop style:position="28.504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7.502cm"/>
          <style:tab-stop style:position="28.504cm"/>
        </style:tab-stops>
      </style:paragraph-properties>
    </style:style>
    <style:style style:name="P17" style:family="paragraph" style:parent-style-name="Standard">
      <style:text-properties fo:font-size="12pt" style:font-size-asian="12pt"/>
    </style:style>
    <style:style style:name="P18" style:family="paragraph" style:parent-style-name="Standard">
      <style:text-properties fo:font-size="10pt" style:font-size-asian="10pt"/>
    </style:style>
    <style:style style:name="P19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20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font-size="10pt" style:font-size-asian="10pt"/>
    </style:style>
    <style:style style:name="P21" style:family="paragraph" style:parent-style-name="Standard">
      <style:paragraph-properties fo:margin-left="-0.129cm" fo:margin-right="-0.191cm" fo:text-align="center" style:justify-single-word="false" fo:text-indent="0cm" style:auto-text-indent="false"/>
      <style:text-properties fo:font-size="10pt" style:font-size-asian="10pt"/>
    </style:style>
    <style:style style:name="P22" style:family="paragraph" style:parent-style-name="Standard">
      <style:paragraph-properties style:snap-to-layout-grid="false"/>
      <style:text-properties fo:font-size="10pt" style:font-size-asian="10pt"/>
    </style:style>
    <style:style style:name="P23" style:family="paragraph" style:parent-style-name="Standard">
      <style:text-properties fo:font-size="18pt" style:font-size-asian="18pt"/>
    </style:style>
    <style:style style:name="P24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P26" style:family="paragraph" style:parent-style-name="Standard">
      <style:paragraph-properties style:snap-to-layout-grid="false"/>
      <style:text-properties fo:font-size="18pt" style:font-size-asian="18pt"/>
    </style:style>
    <style:style style:name="P27" style:family="paragraph" style:parent-style-name="Standard">
      <style:paragraph-properties fo:text-align="center" style:justify-single-word="false"/>
      <style:text-properties fo:font-size="18pt" fo:background-color="#ffff00" style:font-size-asian="18pt" style:font-size-complex="16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8pt" fo:background-color="#ffff00" style:font-size-asian="18pt" style:font-size-complex="16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8pt" fo:font-weight="bold" style:font-size-asian="18pt" style:font-weight-asian="bold"/>
    </style:style>
    <style:style style:name="P30" style:family="paragraph" style:parent-style-name="Standard">
      <style:text-properties fo:font-size="11pt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32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font-size="11pt" style:font-size-asian="11pt"/>
    </style:style>
    <style:style style:name="P33" style:family="paragraph" style:parent-style-name="Standard">
      <style:paragraph-properties fo:text-align="center" style:justify-single-word="false"/>
      <style:text-properties fo:font-size="11pt" fo:language="en" fo:country="US" style:font-size-asian="11pt"/>
    </style:style>
    <style:style style:name="P34" style:family="paragraph" style:parent-style-name="Standard">
      <style:paragraph-properties fo:text-align="center" style:justify-single-word="false" style:snap-to-layout-grid="false">
        <style:tab-stops>
          <style:tab-stop style:position="7.502cm"/>
          <style:tab-stop style:position="28.504cm"/>
        </style:tab-stops>
      </style:paragraph-properties>
      <style:text-properties fo:font-size="8pt" style:font-size-asian="8pt"/>
    </style:style>
    <style:style style:name="P35" style:family="paragraph" style:parent-style-name="Header">
      <style:paragraph-properties style:snap-to-layout-grid="false"/>
    </style:style>
    <style:style style:name="P36" style:family="paragraph" style:parent-style-name="Header">
      <style:paragraph-properties style:snap-to-layout-grid="false"/>
      <style:text-properties officeooo:paragraph-rsid="00174de7"/>
    </style:style>
    <style:style style:name="P37" style:family="paragraph" style:parent-style-name="Header">
      <style:paragraph-properties style:snap-to-layout-grid="false">
        <style:tab-stops/>
      </style:paragraph-properties>
      <style:text-properties officeooo:paragraph-rsid="00174de7"/>
    </style:style>
    <style:style style:name="P38" style:family="paragraph" style:parent-style-name="Header">
      <style:paragraph-properties fo:margin-left="0cm" fo:margin-right="0.347cm" fo:line-height="115%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8pt" officeooo:paragraph-rsid="00174de7" style:font-size-asian="18pt"/>
    </style:style>
    <style:style style:name="P39" style:family="paragraph" style:parent-style-name="Heading_20_2">
      <style:text-properties fo:font-size="18pt" style:font-size-asian="18pt"/>
    </style:style>
    <style:style style:name="P40" style:family="paragraph" style:parent-style-name="Heading_20_3">
      <style:paragraph-properties style:snap-to-layout-grid="false"/>
      <style:text-properties fo:font-size="22pt" fo:font-weight="bold" officeooo:rsid="001658d4" officeooo:paragraph-rsid="001658d4" style:font-size-asian="22pt" style:font-weight-asian="bold"/>
    </style:style>
    <style:style style:name="P41" style:family="paragraph" style:parent-style-name="Normal1">
      <loext:graphic-properties draw:fill="none" draw:fill-color="#ffffff"/>
      <style:paragraph-properties fo:margin-left="0.101cm" fo:margin-right="0cm" fo:text-align="start" style:justify-single-word="false" fo:orphans="2" fo:widows="2" fo:hyphenation-ladder-count="no-limit" fo:background-color="transparent" style:writing-mode="lr-tb"/>
      <style:text-properties fo:color="#000000" loext:opacity="100%" style:font-name="Times New Roman1" fo:font-size="12pt" fo:language="ru" fo:country="RU" fo:font-style="normal" style:font-size-asian="12pt" style:font-style-asian="normal" style:font-name-complex="Times New Roman1" style:font-size-complex="12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>
        <style:tab-stops>
          <style:tab-stop style:position="7.502cm"/>
          <style:tab-stop style:position="28.504cm"/>
        </style:tab-stops>
      </style:paragraph-properties>
      <style:text-properties fo:font-size="16pt" style:font-size-asian="16pt" style:font-size-complex="16pt"/>
    </style:style>
    <style:style style:name="P43" style:family="paragraph" style:parent-style-name="Standard">
      <style:paragraph-properties fo:text-align="center" style:justify-single-word="false"/>
      <style:text-properties fo:font-size="16pt" officeooo:rsid="001658d4" officeooo:paragraph-rsid="001658d4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fo:font-size="16pt" officeooo:paragraph-rsid="00174de7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fo:font-size="16pt" officeooo:paragraph-rsid="00174de7" style:font-size-asian="16pt"/>
    </style:style>
    <style:style style:name="P46" style:family="paragraph" style:parent-style-name="Standard" style:master-page-name="Преобразование_20_1">
      <style:paragraph-properties style:page-number="auto"/>
      <style:text-properties fo:font-size="11pt" style:font-size-asian="11pt"/>
    </style:style>
    <style:style style:name="P47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font-size="11pt" officeooo:paragraph-rsid="00174de7" style:font-size-asian="11pt"/>
    </style:style>
    <style:style style:name="P48" style:family="paragraph" style:parent-style-name="Standard">
      <style:paragraph-properties fo:text-align="center" style:justify-single-word="false"/>
      <style:text-properties fo:font-size="11pt" officeooo:paragraph-rsid="00174de7" style:font-size-asian="11pt"/>
    </style:style>
    <style:style style:name="P49" style:family="paragraph" style:parent-style-name="Standard">
      <style:paragraph-properties fo:text-align="center" style:justify-single-word="false"/>
      <style:text-properties fo:font-size="11pt" fo:language="en" fo:country="US" officeooo:paragraph-rsid="00174de7" style:font-size-asian="11pt"/>
    </style:style>
    <style:style style:name="P50" style:family="paragraph" style:parent-style-name="Standard">
      <style:paragraph-properties style:snap-to-layout-grid="false"/>
    </style:style>
    <style:style style:name="P51" style:family="paragraph" style:parent-style-name="Standard">
      <style:paragraph-properties style:snap-to-layout-grid="false"/>
      <style:text-properties officeooo:paragraph-rsid="00174de7"/>
    </style:style>
    <style:style style:name="P52" style:family="paragraph" style:parent-style-name="Standard">
      <style:paragraph-properties fo:text-align="center" style:justify-single-word="false" style:snap-to-layout-grid="false"/>
      <style:text-properties officeooo:paragraph-rsid="00174de7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paragraph-properties fo:text-align="center" style:justify-single-word="false"/>
      <style:text-properties officeooo:paragraph-rsid="00174de7"/>
    </style:style>
    <style:style style:name="P55" style:family="paragraph" style:parent-style-name="Standard">
      <style:paragraph-properties fo:margin-left="-0.215cm" fo:margin-right="-0.157cm" fo:text-align="center" style:justify-single-word="false" fo:text-indent="0cm" style:auto-text-indent="false"/>
      <style:text-properties officeooo:paragraph-rsid="00174de7"/>
    </style:style>
    <style:style style:name="P56" style:family="paragraph" style:parent-style-name="Standard">
      <style:paragraph-properties fo:margin-left="-0.224cm" fo:margin-right="-0.146cm" fo:text-align="center" style:justify-single-word="false" fo:text-indent="0cm" style:auto-text-indent="false"/>
      <style:text-properties officeooo:paragraph-rsid="00174de7"/>
    </style:style>
    <style:style style:name="P57" style:family="paragraph" style:parent-style-name="Standard">
      <style:paragraph-properties fo:text-align="center" style:justify-single-word="false" style:snap-to-layout-grid="false"/>
      <style:text-properties officeooo:rsid="001658d4" officeooo:paragraph-rsid="001658d4"/>
    </style:style>
    <style:style style:name="P58" style:family="paragraph" style:parent-style-name="Standard">
      <style:paragraph-properties fo:line-height="200%" style:snap-to-layout-grid="false"/>
      <style:text-properties fo:font-size="14pt" style:font-size-asian="14pt"/>
    </style:style>
    <style:style style:name="P59" style:family="paragraph" style:parent-style-name="Standard">
      <style:paragraph-properties fo:line-height="100%" style:snap-to-layout-grid="false"/>
      <style:text-properties fo:font-size="14pt" style:font-size-asian="14pt"/>
    </style:style>
    <style:style style:name="P60" style:family="paragraph" style:parent-style-name="Standard">
      <style:paragraph-properties style:snap-to-layout-grid="false"/>
      <style:text-properties fo:font-size="14pt" style:font-size-asian="14pt"/>
    </style:style>
    <style:style style:name="P61" style:family="paragraph" style:parent-style-name="Standard">
      <style:paragraph-properties fo:line-height="200%" style:snap-to-layout-grid="false"/>
      <style:text-properties fo:font-size="14pt" style:font-size-asian="14pt" style:font-size-complex="14pt"/>
    </style:style>
    <style:style style:name="P62" style:family="paragraph" style:parent-style-name="Standard">
      <style:paragraph-properties style:snap-to-layout-grid="false">
        <style:tab-stops>
          <style:tab-stop style:position="7.502cm"/>
          <style:tab-stop style:position="28.504cm"/>
        </style:tab-stops>
      </style:paragraph-properties>
      <style:text-properties fo:font-size="14pt" officeooo:paragraph-rsid="001658d4" style:font-size-asian="14pt"/>
    </style:style>
    <style:style style:name="P63" style:family="paragraph" style:parent-style-name="Standard">
      <style:paragraph-properties fo:line-height="200%" style:snap-to-layout-grid="false"/>
      <style:text-properties officeooo:paragraph-rsid="001658d4"/>
    </style:style>
    <style:style style:name="P64" style:family="paragraph" style:parent-style-name="Standard">
      <style:paragraph-properties fo:text-align="center" style:justify-single-word="false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P65" style:family="paragraph" style:parent-style-name="Standard">
      <style:paragraph-properties fo:text-align="center" style:justify-single-word="false" style:snap-to-layout-grid="false"/>
      <style:text-properties fo:font-size="18pt" officeooo:rsid="00085fdb" officeooo:paragraph-rsid="00085fdb" style:font-size-asian="18pt"/>
    </style:style>
    <style:style style:name="P66" style:family="paragraph" style:parent-style-name="Standard">
      <style:paragraph-properties fo:text-align="center" style:justify-single-word="false" style:snap-to-layout-grid="false"/>
      <style:text-properties fo:font-size="18pt" officeooo:rsid="00085fdb" officeooo:paragraph-rsid="00174de7" style:font-size-asian="18pt"/>
    </style:style>
    <style:style style:name="P67" style:family="paragraph" style:parent-style-name="Standard">
      <style:paragraph-properties style:snap-to-layout-grid="false">
        <style:tab-stops>
          <style:tab-stop style:position="7.502cm"/>
          <style:tab-stop style:position="28.504cm"/>
        </style:tab-stops>
      </style:paragraph-properties>
      <style:text-properties officeooo:paragraph-rsid="001658d4"/>
    </style:style>
    <style:style style:name="P68" style:family="paragraph" style:parent-style-name="Standard">
      <style:paragraph-properties fo:text-align="center" style:justify-single-word="false"/>
      <style:text-properties fo:font-size="10pt" officeooo:paragraph-rsid="00174de7" style:font-size-asian="10pt"/>
    </style:style>
    <style:style style:name="P69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70" style:family="paragraph" style:parent-style-name="Standard">
      <style:text-properties fo:font-size="10pt" officeooo:paragraph-rsid="00174de7" style:font-size-asian="10pt"/>
    </style:style>
    <style:style style:name="P71" style:family="paragraph" style:parent-style-name="Standard">
      <loext:graphic-properties draw:fill="none"/>
      <style:paragraph-properties fo:margin-left="0cm" fo:margin-right="0.3cm" fo:line-height="0.755cm" fo:text-align="start" style:justify-single-word="false" fo:orphans="2" fo:widows="2" fo:hyphenation-ladder-count="no-limit" fo:text-indent="0cm" style:auto-text-indent="false" fo:background-color="transparent" style:snap-to-layout-grid="false" style:writing-mode="lr-tb">
        <style:tab-stops/>
      </style:paragraph-properties>
      <style:text-properties fo:font-size="12pt" officeooo:rsid="00174de7" officeooo:paragraph-rsid="00174de7" style:font-size-asian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text-properties fo:font-size="12pt" style:font-size-asian="12pt"/>
    </style:style>
    <style:style style:name="P73" style:family="paragraph" style:parent-style-name="Standard">
      <style:text-properties fo:font-size="12pt" style:font-size-asian="12pt" style:font-size-complex="12pt"/>
    </style:style>
    <style:style style:name="P74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75" style:family="paragraph" style:parent-style-name="Standard">
      <style:paragraph-properties style:snap-to-layout-grid="false"/>
      <style:text-properties fo:font-size="12pt" fo:background-color="transparent" style:font-size-asian="12pt" style:font-size-complex="14pt"/>
    </style:style>
    <style:style style:name="P76" style:family="paragraph" style:parent-style-name="Standard">
      <style:text-properties officeooo:paragraph-rsid="00174de7"/>
    </style:style>
    <style:style style:name="P77" style:family="paragraph" style:parent-style-name="Standard">
      <style:paragraph-properties fo:margin-right="0cm"/>
    </style:style>
    <style:style style:name="P78" style:family="paragraph" style:parent-style-name="Standard">
      <style:paragraph-properties style:snap-to-layout-grid="false"/>
    </style:style>
    <style:style style:name="P79" style:family="paragraph" style:parent-style-name="Table_20_Heading">
      <style:paragraph-properties style:snap-to-layout-grid="false"/>
      <style:text-properties officeooo:paragraph-rsid="00174de7"/>
    </style:style>
    <style:style style:name="P80" style:family="paragraph">
      <loext:graphic-properties draw:fill="none" draw:fill-color="#ffffff"/>
      <style:paragraph-properties fo:text-align="center"/>
    </style:style>
    <style:style style:name="P81" style:family="paragraph"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4pt"/>
    </style:style>
    <style:style style:name="T4" style:family="text">
      <style:text-properties fo:font-size="12pt" fo:background-color="transparent" loext:char-shading-value="0" style:font-size-asian="12pt" style:font-size-complex="14pt"/>
    </style:style>
    <style:style style:name="T5" style:family="text">
      <style:text-properties fo:font-size="11pt" style:font-size-asian="11pt"/>
    </style:style>
    <style:style style:name="T6" style:family="text">
      <style:text-properties fo:font-size="11pt" fo:language="en" fo:country="US" style:font-size-asian="11pt"/>
    </style:style>
    <style:style style:name="T7" style:family="text">
      <style:text-properties style:text-position="sub 58%" fo:font-size="11pt" style:font-size-asian="11pt"/>
    </style:style>
    <style:style style:name="T8" style:family="text">
      <style:text-properties fo:language="en" fo:country="US" officeooo:rsid="000a3690"/>
    </style:style>
    <style:style style:name="T9" style:family="text">
      <style:text-properties fo:language="en" fo:country="US" style:font-size-complex="12pt"/>
    </style:style>
    <style:style style:name="T10" style:family="text">
      <style:text-properties officeooo:rsid="001658d4"/>
    </style:style>
    <style:style style:name="T11" style:family="text">
      <style:text-properties fo:font-size="22pt" fo:font-weight="bold" style:font-size-asian="22pt" style:font-weight-asian="bold"/>
    </style:style>
    <style:style style:name="T12" style:family="text">
      <style:text-properties fo:font-size="22pt" fo:font-weight="bold" officeooo:rsid="00174de7" style:font-size-asian="22pt" style:font-weight-asian="bold"/>
    </style:style>
    <style:style style:name="T13" style:family="text">
      <style:text-properties style:font-size-complex="20pt"/>
    </style:style>
    <style:style style:name="T14" style:family="text">
      <style:text-properties fo:font-size="14pt" style:font-size-asian="14pt"/>
    </style:style>
    <style:style style:name="T15" style:family="text">
      <style:text-properties officeooo:rsid="00174de7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font-name="Times New Roman1" fo:language="ru" fo:country="RU" fo:font-style="normal" fo:background-color="transparent" loext:char-shading-value="0" style:font-name-asian="Times New Roman" style:font-style-asian="normal" style:font-name-complex="Times New Roman1" style:font-size-complex="12pt" style:font-style-complex="normal"/>
    </style:style>
    <style:style style:name="T18" style:family="text">
      <style:text-properties fo:color="#000000" loext:opacity="100%" style:font-name="Times New Roman1" fo:language="ru" fo:country="RU" fo:font-style="normal" style:font-name-asian="Calibri" style:language-asian="en" style:country-asian="US" style:font-style-asian="normal" style:font-name-complex="Times New Roman1" style:font-size-complex="12pt" style:font-style-complex="normal"/>
    </style:style>
    <style:style style:name="T19" style:family="text">
      <style:text-properties fo:color="#000000" loext:opacity="100%" style:font-name="Times New Roman1" fo:language="ru" fo:country="RU" fo:font-style="normal" style:font-name-asian="Calibri" style:language-asian="en" style:country-asian="US" style:font-style-asian="normal" style:font-name-complex="Times New Roman1" style:font-size-complex="12pt" style:font-style-complex="normal"/>
    </style:style>
    <style:style style:name="T20" style:family="text">
      <style:text-properties fo:color="#000000" loext:opacity="100%" style:font-name="Times New Roman1" fo:language="ru" fo:country="RU" fo:font-style="normal" fo:background-color="#ffffff" loext:char-shading-value="0" style:font-name-asian="Calibri" style:language-asian="en" style:country-asian="US" style:font-style-asian="normal" style:font-name-complex="Times New Roman1" style:font-size-complex="12pt" style:font-style-complex="normal"/>
    </style:style>
    <style:style style:name="T21" style:family="text">
      <style:text-properties fo:color="#000000" loext:opacity="100%" style:font-name="Times New Roman1" fo:language="ru" fo:country="RU" fo:font-style="normal" fo:background-color="#ffffff" loext:char-shading-value="0" style:font-style-asian="normal" style:font-name-complex="Times New Roman1" style:font-size-complex="12pt" style:font-style-complex="normal"/>
    </style:style>
    <style:style style:name="T22" style:family="text">
      <style:text-properties fo:color="#000000" loext:opacity="100%" style:font-name="Times New Roman1" fo:language="en" fo:country="US" fo:font-style="normal" style:font-name-asian="Calibri" style:language-asian="en" style:country-asian="US" style:font-style-asian="normal" style:font-name-complex="Times New Roman1" style:font-size-complex="12pt" style:font-style-complex="normal"/>
    </style:style>
    <style:style style:name="T23" style:family="text">
      <style:text-properties fo:color="#000000" loext:opacity="100%" style:font-name="Times New Roman1" fo:language="en" fo:country="US" fo:font-style="normal" style:font-style-asian="normal" style:font-name-complex="Times New Roman1" style:font-size-complex="12pt" style:font-style-complex="normal"/>
    </style:style>
    <style:style style:name="T24" style:family="text">
      <style:text-properties fo:color="#000000" loext:opacity="100%" style:font-name="Times New Roman1" fo:font-style="normal" style:font-style-asian="normal" style:font-name-complex="Times New Roman1" style:font-size-complex="12pt" style:font-style-complex="normal"/>
    </style:style>
    <style:style style:name="T25" style:family="text">
      <style:text-properties fo:color="#000000" loext:opacity="100%" fo:language="ru" fo:country="RU" fo:font-style="normal" style:font-style-asian="normal" style:font-size-complex="12pt" style:font-style-complex="normal"/>
    </style:style>
    <style:style style:name="T26" style:family="text">
      <style:text-properties fo:color="#000000" loext:opacity="100%" fo:language="ru" fo:country="RU" style:font-size-complex="12pt"/>
    </style:style>
    <style:style style:name="T27" style:family="text">
      <style:text-properties fo:color="#000000" loext:opacity="100%" fo:language="en" fo:country="US" fo:font-style="normal" style:font-style-asian="normal" style:font-size-complex="12pt" style:font-style-complex="normal"/>
    </style:style>
    <style:style style:name="T28" style:family="text">
      <style:text-properties fo:color="#000000" loext:opacity="100%" fo:language="en" fo:country="US" fo:font-style="normal" style:letter-kerning="true" style:font-name-asian="Andale Sans UI" style:font-style-asian="normal" style:font-size-complex="12pt" style:font-style-complex="normal"/>
    </style:style>
    <style:style style:name="T29" style:family="text">
      <style:text-properties fo:color="#000000" loext:opacity="100%" style:font-name="Times New Roman1" fo:font-size="12pt" fo:language="ru" fo:country="RU" fo:font-style="normal" style:font-size-asian="12pt" style:font-style-asian="normal" style:font-name-complex="Times New Roman1" style:font-size-complex="14pt" style:font-style-complex="normal"/>
    </style:style>
    <style:style style:name="T30" style:family="text">
      <style:text-properties fo:color="#000000" loext:opacity="100%" style:font-name="Times New Roman1" fo:font-size="12pt" fo:language="en" fo:country="US" fo:font-style="normal" style:font-size-asian="12pt" style:font-style-asian="normal" style:font-name-complex="Times New Roman1" style:font-size-complex="14pt" style:font-style-complex="normal"/>
    </style:style>
    <style:style style:name="T31" style:family="text">
      <style:text-properties fo:color="#000000" loext:opacity="100%" style:font-name="Times New Roman1" fo:language="en" fo:country="US" fo:font-style="normal" style:font-style-asian="normal" style:font-name-complex="Times New Roman1" style:font-size-complex="12pt" style:font-style-complex="normal"/>
    </style:style>
    <style:style style:name="T32" style:family="text">
      <style:text-properties style:font-size-complex="12pt"/>
    </style:style>
    <style:style style:name="T33" style:family="text">
      <style:text-properties style:font-name="Times New Roman1" fo:language="ru" fo:country="RU" fo:font-style="normal" style:font-style-asian="normal" style:font-name-complex="Times New Roman1" style:font-size-complex="12pt" style:font-style-complex="normal"/>
    </style:style>
    <style:style style:name="T34" style:family="text">
      <style:text-properties style:font-name="Times New Roman1" fo:language="en" fo:country="US" fo:font-style="normal" style:font-style-asian="normal" style:font-name-complex="Times New Roman1" style:font-size-complex="12pt" style:font-style-complex="normal"/>
    </style:style>
    <style:style style:name="T35" style:family="text">
      <style:text-properties style:use-window-font-color="true" loext:opacity="0%" fo:language="ru" fo:country="RU" fo:font-style="normal" style:font-style-asian="normal" style:font-name-complex="Times New Roman1" style:font-size-complex="12pt" style:font-style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="0.002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02cm" fo:border="none"/>
    </style:style>
    <style:style style:name="gr1" style:family="graphic">
      <style:graphic-properties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gr3" style:family="graphic">
      <style:graphic-properties style:writing-mode="lr-tb" loext:decorative="false" style:run-through="background"/>
    </style:style>
    <style:style style:name="gr4" style:family="graphic">
      <style:graphic-properties loext:decorative="false" style:run-through="background"/>
    </style:style>
    <style:style style:name="gr5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G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11" office:value-type="string">
            <text:p text:style-name="P5"><draw:frame draw:style-name="fr2" draw:name="Врезка1" text:anchor-type="char" svg:x="22.183cm" svg:y="-0.84cm" svg:width="6.235cm" svg:height="0.767cm" draw:z-index="3"><draw:text-box><text:p text:style-name="P17">ГОСТ 3.1105 – <text:span text:style-name="T8">2011</text:span> <text:s text:c="2"/>Форма 2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1" office:value-type="string">
            <text:p text:style-name="P3"/>
          </table:table-cell>
        </table:table-row>
        <table:table-row table:style-name="Таблица1.1">
          <table:table-cell table:style-name="Таблица1.P1" office:value-type="string">
            <text:p text:style-name="P18">Дубл.</text:p>
            <text:p text:style-name="Standard"/>
          </table:table-cell>
          <table:table-cell table:style-name="Таблица1.P1" office:value-type="string">
            <text:p text:style-name="P22"/>
            <text:p text:style-name="P18"/>
          </table:table-cell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7" office:value-type="string">
            <text:p text:style-name="P3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  <text:p text:style-name="Standard"/>
          </table:table-cell>
          <table:covered-table-cell/>
          <table:table-cell table:style-name="Таблица1.P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1" office:value-type="string">
            <text:p text:style-name="P3"/>
          </table:table-cell>
        </table:table-row>
        <table:table-row table:style-name="Таблица1.1">
          <table:table-cell table:style-name="Таблица1.P1" office:value-type="string">
            <text:p text:style-name="P18">Взам.</text:p>
          </table:table-cell>
          <table:table-cell table:style-name="Таблица1.P1" office:value-type="string">
            <text:p text:style-name="P3"/>
          </table:table-cell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1" office:value-type="string">
            <text:p text:style-name="P3"/>
          </table:table-cell>
        </table:table-row>
        <table:table-row table:style-name="Таблица1.1">
          <table:table-cell table:style-name="Таблица1.P1" office:value-type="string">
            <text:p text:style-name="P18">Подл.</text:p>
          </table:table-cell>
          <table:table-cell table:style-name="Таблица1.P1" office:value-type="string">
            <text:p text:style-name="P3"/>
          </table:table-cell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4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1.P1" table:number-columns-spanned="2" office:value-type="string">
            <text:p text:style-name="P3"/>
          </table:table-cell>
          <table:covered-table-cell/>
          <table:table-cell table:style-name="Таблица1.P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1" office:value-type="string">
            <text:p text:style-name="P3"/>
          </table:table-cell>
        </table:table-row>
        <table:table-row table:style-name="Таблица1.5">
          <table:table-cell table:style-name="Таблица1.P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5" table:number-columns-spanned="10" office:value-type="string">
            <text:p text:style-name="P65">К.<text:span text:style-name="T15">5</text:span>0188.00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5" table:number-columns-spanned="3" office:value-type="string">
            <text:p text:style-name="P24"/>
          </table:table-cell>
          <table:covered-table-cell/>
          <table:covered-table-cell/>
          <table:table-cell table:style-name="Таблица1.b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1.6">
          <table:table-cell table:style-name="Таблица1.A6" table:number-rows-spanned="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6" office:value-type="string">
            <text:p text:style-name="P7"/>
            <text:p text:style-name="Standard"/>
          </table:table-cell>
          <table:table-cell table:style-name="Таблица1.J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1.N6" table:number-columns-spanned="7" office:value-type="string">
            <text:p text:style-name="P28"/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U6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covered-table-cell table:style-name="Таблица1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7" table:number-columns-spanned="14" office:value-type="string">
            <text:p text:style-name="P43">Водовод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W7" table:number-columns-spanned="3" office:value-type="string">
            <text:p text:style-name="P8"/>
          </table:table-cell>
          <table:covered-table-cell/>
          <table:covered-table-cell/>
          <table:table-cell table:style-name="Таблица1.W7" table:number-columns-spanned="3" office:value-type="string">
            <text:p text:style-name="P8"/>
          </table:table-cell>
          <table:covered-table-cell/>
          <table:covered-table-cell/>
          <table:table-cell table:style-name="Таблица1.c7" table:number-columns-spanned="2" office:value-type="string">
            <text:p text:style-name="P8"/>
          </table:table-cell>
          <table:covered-table-cell/>
        </table:table-row>
        <table:table-row table:style-name="Таблица1.8">
          <table:table-cell table:style-name="Таблица1.L4" table:number-rows-spanned="4" table:number-columns-spanned="7" office:value-type="string">
            <text:p text:style-name="P26"/>
            <text:p text:style-name="P23"/>
            <text:p text:style-name="Standard"><text:s/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3"/>
            <text:p text:style-name="Standard"/>
            <text:p text:style-name="Standard"/>
            <text:p text:style-name="Standard"/>
          </table:table-cell>
          <table:covered-table-cell/>
          <table:covered-table-cell/>
          <table:table-cell table:style-name="Таблица1.A1" table:number-columns-spanned="3" office:value-type="string">
            <text:p text:style-name="P3"/>
            <text:p text:style-name="P15"/>
            <text:p text:style-name="P16"/>
            <text:p text:style-name="P16"/>
          </table:table-cell>
          <table:covered-table-cell/>
          <table:covered-table-cell/>
          <table:table-cell table:style-name="Таблица1.N8" table:number-rows-spanned="4" table:number-columns-spanned="17" office:value-type="string">
            <text:p text:style-name="P34"/>
            <text:p text:style-name="P42"><text:s text:c="15"/></text:p>
            <text:p text:style-name="P62">Утверждаю</text:p>
            <text:p text:style-name="P62">Главный конструктор</text:p>
            <text:p text:style-name="P67"><text:span text:style-name="T14"><text:s text:c="19"/>М.В. Пронин</text:span>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covered-table-cell table:style-name="Таблица1.L4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1.N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L4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1.N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L4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29"/>
            <text:h text:style-name="P39" text:outline-level="2">УКАЗАНИЕ ТЕХНОЛОГИЧЕСКОЕ</text:h>
            <text:p text:style-name="Standard"><text:s text:c="19"/>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1.N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L2" table:number-columns-spanned="3" office:value-type="string">
            <text:p text:style-name="P3"/>
          </table:table-cell>
          <table:covered-table-cell/>
          <table:covered-table-cell/>
          <table:table-cell table:style-name="Таблица1.A1" table:number-columns-spanned="16" office:value-type="string">
            <text:h text:style-name="P40" text:outline-level="3">Карта технологического процесса</text:h>
            <text:p text:style-name="P57"><text:span text:style-name="T12">на</text:span><text:span text:style-name="T11"> сборк</text:span><text:span text:style-name="T12">у</text:span><text:span text:style-name="T11"> водоме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8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L4" table:number-columns-spanned="5" office:value-type="string">
            <text:p text:style-name="P58">Главный метролог</text:p>
            <text:p text:style-name="P58">Руководитель СОТ</text:p>
            <text:p text:style-name="P58">Начальник ОТК</text:p>
            <text:p text:style-name="P58">Начальник ООТиЗ</text:p>
            <text:p text:style-name="P59">Ведущий конструктор</text:p>
          </table:table-cell>
          <table:covered-table-cell/>
          <table:covered-table-cell/>
          <table:covered-table-cell/>
          <table:covered-table-cell/>
          <table:table-cell table:style-name="Таблица1.F13" office:value-type="string">
            <text:p text:style-name="P60"/>
          </table:table-cell>
          <table:table-cell table:style-name="Таблица1.F13" table:number-columns-spanned="5" office:value-type="string">
            <text:p text:style-name="P58">В.Н. Солдатенков</text:p>
            <text:p text:style-name="P58">Н.В. Шамшина</text:p>
            <text:p text:style-name="P58">Л.Ф. Ильина</text:p>
            <text:p text:style-name="P58">С.В. Никитина</text:p>
            <text:p text:style-name="P63"><text:span text:style-name="T14">П.А. Иванов</text:span></text:p>
            <text:p text:style-name="P63"><text:span text:style-name="T14"><text:s text:c="5"/>Акт №</text:span></text:p>
          </table:table-cell>
          <table:covered-table-cell/>
          <table:covered-table-cell/>
          <table:covered-table-cell/>
          <table:covered-table-cell/>
          <table:table-cell table:style-name="Таблица1.F13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 text:c="5"/><text:span text:style-name="T10">от</text:span></text:p>
            <text:p text:style-name="P2"/>
            <text:p text:style-name="P2"><text:s text:c="13"/>от</text:p>
          </table:table-cell>
          <table:table-cell table:style-name="Таблица1.F13" table:number-columns-spanned="4" office:value-type="string">
            <text:p text:style-name="P61">Главный технолог</text:p>
            <text:p text:style-name="P61">Зам. гл. технолога</text:p>
            <text:p text:style-name="P61">Начальник СКМ</text:p>
            <text:p text:style-name="P61">Начальник СМиС</text:p>
            <text:p text:style-name="P61">Начальник ОСТДиС </text:p>
          </table:table-cell>
          <table:covered-table-cell/>
          <table:covered-table-cell/>
          <table:covered-table-cell/>
          <table:table-cell table:style-name="Таблица1.F13" table:number-columns-spanned="2" office:value-type="string">
            <text:p text:style-name="P3"/>
          </table:table-cell>
          <table:covered-table-cell/>
          <table:table-cell table:style-name="Таблица1.N8" table:number-columns-spanned="12" office:value-type="string">
            <text:p text:style-name="P58">Е.О. Мишутин</text:p>
            <text:p text:style-name="P58">И.В. Немченков</text:p>
            <text:p text:style-name="P58">А.Н. Шанин</text:p>
            <text:p text:style-name="P58">С.Г. Комиссаров</text:p>
            <text:p text:style-name="P58">Т.Б. Мамиче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W7" table:number-columns-spanned="2" office:value-type="string">
            <text:p text:style-name="P24">ТЛ</text:p>
          </table:table-cell>
          <table:covered-table-cell/>
          <table:table-cell table:style-name="Таблица1.C14" table:number-columns-spanned="14" office:value-type="string">
            <text:p text:style-name="P26"/>
            <text:p text:style-name="P23"/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4" table:number-columns-spanned="10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4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4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I"/>
        <table:table-column table:style-name="Таблица2.L"/>
        <table:table-column table:style-name="Таблица2.M"/>
        <table:table-column table:style-name="Таблица2.N"/>
        <table:table-column table:style-name="Таблица2.O" table:number-columns-repeated="2"/>
        <table:table-column table:style-name="Таблица2.N"/>
        <table:table-column table:style-name="Таблица2.R"/>
        <table:table-column table:style-name="Таблица2.E"/>
        <table:table-column table:style-name="Таблица2.T"/>
        <table:table-column table:style-name="Таблица2.U"/>
        <table:table-column table:style-name="Таблица2.I"/>
        <table:table-column table:style-name="Таблица2.J"/>
        <table:table-column table:style-name="Таблица2.X"/>
        <table:table-column table:style-name="Таблица2.J"/>
        <table:table-column table:style-name="Таблица2.E"/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M"/>
        <table:table-column table:style-name="Таблица2.I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r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w"/>
        <table:table-column table:style-name="Таблица2.x"/>
        <table:table-column table:style-name="Таблица2.y"/>
        <table:table-column table:style-name="Таблица2.z"/>
        <table:table-column table:style-name="Таблица2.AA"/>
        <table:table-column table:style-name="Таблица2.AB"/>
        <table:table-column table:style-name="Таблица2.AC"/>
        <table:table-column table:style-name="Таблица2.AD"/>
        <table:table-column table:style-name="Таблица2.AE"/>
        <table:table-column table:style-name="Таблица2.AF"/>
        <table:table-column table:style-name="Таблица2.AG"/>
        <table:table-column table:style-name="Таблица2.AH"/>
        <table:table-row table:style-name="Таблица2.1">
          <table:table-cell table:style-name="Таблица2.A1" table:number-columns-spanned="3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3"><draw:frame draw:style-name="fr2" draw:name="Врезка2" text:anchor-type="char" svg:x="22.789cm" svg:y="-0.794cm" svg:width="5.63cm" svg:height="0.639cm" draw:z-index="4"><draw:text-box><text:p text:style-name="P17">ГОСТ 3.1404-86 <text:s/>Форма 1</text:p></draw:text-box></draw:frame></text:p>
          </table:table-cell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AE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n1" table:number-columns-spanned="2" office:value-type="string">
            <text:p text:style-name="P18">Дубл.</text:p>
          </table:table-cell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2" office:value-type="string">
            <text:p text:style-name="P3"/>
          </table:table-cell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M2" table:number-columns-spanned="8" office:value-type="string">
            <text:p text:style-name="Standard"><text:s text:c="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U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5"/>
          </table:table-cell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AE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n1" table:number-columns-spanned="2" office:value-type="string">
            <text:p text:style-name="P18">Взам.</text:p>
          </table:table-cell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2" office:value-type="string">
            <text:p text:style-name="P3"/>
          </table:table-cell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M3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n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AE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n1" table:number-columns-spanned="2" office:value-type="string">
            <text:p text:style-name="P18">Подл.</text:p>
          </table:table-cell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2" office:value-type="string">
            <text:p text:style-name="P3"/>
          </table:table-cell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2.M3"/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n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3" office:value-type="string">
            <text:p text:style-name="P3"/>
          </table:table-cell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n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n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AE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Таблица2.5">
          <table:table-cell table:style-name="Таблица2.A5" table:number-columns-spanned="2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3" office:value-type="string">
            <text:p text:style-name="P14"/>
          </table:table-cell>
          <table:covered-table-cell/>
          <table:covered-table-cell/>
          <table:table-cell table:style-name="Таблица2.AF5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2.1">
          <table:table-cell table:style-name="Таблица2.A6" table:number-columns-spanned="5" office:value-type="string">
            <text:p text:style-name="P18">Разработал</text:p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3" office:value-type="string">
            <text:p text:style-name="P3"/>
          </table:table-cell>
          <table:covered-table-cell/>
          <table:covered-table-cell/>
          <table:table-cell table:style-name="Таблица2.A6" table:number-rows-spanned="3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X6" table:number-rows-spanned="3" table:number-columns-spanned="1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6" table:number-rows-spanned="3" table:number-columns-spanned="14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6" table:number-rows-spanned="3" table:number-columns-spanned="10" office:value-type="string">
            <text:p text:style-name="P66">К.<text:span text:style-name="T15">5</text:span>0188.00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6" table:number-columns-spanned="5" office:value-type="string">
            <text:p text:style-name="P18">Проверил</text:p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X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y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X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y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3" office:value-type="string">
            <text:p text:style-name="P3"/>
          </table:table-cell>
          <table:covered-table-cell/>
          <table:covered-table-cell/>
          <table:table-cell table:style-name="Таблица2.Q9" table:number-rows-spanned="2" table:number-columns-spanned="35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6" table:number-rows-spanned="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k6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Таблица2.y6" table:number-rows-spanned="2" table:number-columns-spanned="2" office:value-type="string">
            <text:p text:style-name="P8"/>
          </table:table-cell>
          <table:covered-table-cell/>
        </table:table-row>
        <table:table-row table:style-name="Таблица2.1">
          <table:table-cell table:style-name="Таблица2.A6" table:number-columns-spanned="5" office:value-type="string">
            <text:p text:style-name="P18">Н.контроль</text:p>
          </table:table-cell>
          <table:covered-table-cell/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2.F6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2.Q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k6"/>
          <table:covered-table-cell/>
          <table:covered-table-cell/>
          <table:covered-table-cell/>
          <table:covered-table-cell table:style-name="Таблица2.k6"/>
          <table:covered-table-cell/>
          <table:covered-table-cell/>
          <table:covered-table-cell table:style-name="Таблица2.y6"/>
          <table:covered-table-cell/>
        </table:table-row>
        <table:table-row table:style-name="Таблица2.11">
          <table:table-cell table:style-name="Таблица2.A5" office:value-type="string">
            <text:p text:style-name="P19">М01</text:p>
          </table:table-cell>
          <table:table-cell table:style-name="Таблица2.n1" table:number-columns-spanned="4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1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2">
          <table:table-cell table:style-name="Таблица2.A5" office:value-type="string">
            <text:p text:style-name="P8"/>
          </table:table-cell>
          <table:table-cell table:style-name="Таблица2.d5" table:number-columns-spanned="6" office:value-type="string">
            <text:p text:style-name="P20">Код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5" office:value-type="string">
            <text:p text:style-name="P19">ЕВ</text:p>
          </table:table-cell>
          <table:table-cell table:style-name="Таблица2.d5" table:number-columns-spanned="3" office:value-type="string">
            <text:p text:style-name="P19">МД</text:p>
          </table:table-cell>
          <table:covered-table-cell/>
          <table:covered-table-cell/>
          <table:table-cell table:style-name="Таблица2.d5" table:number-columns-spanned="3" office:value-type="string">
            <text:p text:style-name="P19">ЕН</text:p>
          </table:table-cell>
          <table:covered-table-cell/>
          <table:covered-table-cell/>
          <table:table-cell table:style-name="Таблица2.d5" table:number-columns-spanned="3" office:value-type="string">
            <text:p text:style-name="P21">Н. расх.</text:p>
          </table:table-cell>
          <table:covered-table-cell/>
          <table:covered-table-cell/>
          <table:table-cell table:style-name="Таблица2.A5" table:number-columns-spanned="3" office:value-type="string">
            <text:p text:style-name="P19">КИМ</text:p>
          </table:table-cell>
          <table:covered-table-cell/>
          <table:covered-table-cell/>
          <table:table-cell table:style-name="Таблица2.d5" table:number-columns-spanned="7" office:value-type="string">
            <text:p text:style-name="P19">Код заготов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5" table:number-columns-spanned="11" office:value-type="string">
            <text:p text:style-name="P19">Профиль, разм. заготов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6" office:value-type="string">
            <text:p text:style-name="P19">КД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6" office:value-type="string">
            <text:p text:style-name="P19">МЗ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12" table:number-rows-spanned="2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1">
          <table:table-cell table:style-name="Таблица2.A5" office:value-type="string">
            <text:p text:style-name="P19">М02</text:p>
          </table:table-cell>
          <table:table-cell table:style-name="Таблица2.B13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3" table:number-columns-spanned="3" office:value-type="string">
            <text:p text:style-name="P8"/>
          </table:table-cell>
          <table:covered-table-cell/>
          <table:covered-table-cell/>
          <table:table-cell table:style-name="Таблица2.B1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3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3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y1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4" office:value-type="string">
            <text:p text:style-name="P19">А</text:p>
          </table:table-cell>
          <table:table-cell table:style-name="Таблица2.B14" table:number-columns-spanned="2" office:value-type="string">
            <text:p text:style-name="P32">Цех</text:p>
          </table:table-cell>
          <table:covered-table-cell/>
          <table:table-cell table:style-name="Таблица2.D14" table:number-columns-spanned="3" office:value-type="string">
            <text:p text:style-name="P31">Уч</text:p>
          </table:table-cell>
          <table:covered-table-cell/>
          <table:covered-table-cell/>
          <table:table-cell table:style-name="Таблица2.D14" office:value-type="string">
            <text:p text:style-name="P31">РмМ</text:p>
          </table:table-cell>
          <table:table-cell table:style-name="Таблица2.D14" office:value-type="string">
            <text:p text:style-name="P31">Опер</text:p>
          </table:table-cell>
          <table:table-cell table:style-name="Таблица2.A14" table:number-columns-spanned="13" office:value-type="string">
            <text:p text:style-name="P31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V14" table:number-columns-spanned="39" office:value-type="string">
            <text:p text:style-name="P31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4" office:value-type="string">
            <text:p text:style-name="P19">Б</text:p>
          </table:table-cell>
          <table:table-cell table:style-name="Таблица2.B14" table:number-columns-spanned="20" office:value-type="string">
            <text:p text:style-name="P3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V15" table:number-columns-spanned="3" office:value-type="string">
            <text:p text:style-name="P31">СМ</text:p>
          </table:table-cell>
          <table:covered-table-cell/>
          <table:covered-table-cell/>
          <table:table-cell table:style-name="Таблица2.V15" table:number-columns-spanned="4" office:value-type="string">
            <text:p text:style-name="P31">Проф</text:p>
          </table:table-cell>
          <table:covered-table-cell/>
          <table:covered-table-cell/>
          <table:covered-table-cell/>
          <table:table-cell table:style-name="Таблица2.V15" table:number-columns-spanned="4" office:value-type="string">
            <text:p text:style-name="P31">Р</text:p>
          </table:table-cell>
          <table:covered-table-cell/>
          <table:covered-table-cell/>
          <table:covered-table-cell/>
          <table:table-cell table:style-name="Таблица2.V15" table:number-columns-spanned="2" office:value-type="string">
            <text:p text:style-name="P31">УТ</text:p>
          </table:table-cell>
          <table:covered-table-cell/>
          <table:table-cell table:style-name="Таблица2.V15" table:number-columns-spanned="3" office:value-type="string">
            <text:p text:style-name="P31">КР</text:p>
          </table:table-cell>
          <table:covered-table-cell/>
          <table:covered-table-cell/>
          <table:table-cell table:style-name="Таблица2.V15" table:number-columns-spanned="3" office:value-type="string">
            <text:p text:style-name="P19">КОИД</text:p>
          </table:table-cell>
          <table:covered-table-cell/>
          <table:covered-table-cell/>
          <table:table-cell table:style-name="Таблица2.V15" table:number-columns-spanned="5" office:value-type="string">
            <text:p text:style-name="P31">ЕН</text:p>
          </table:table-cell>
          <table:covered-table-cell/>
          <table:covered-table-cell/>
          <table:covered-table-cell/>
          <table:covered-table-cell/>
          <table:table-cell table:style-name="Таблица2.V15" table:number-columns-spanned="4" office:value-type="string">
            <text:p text:style-name="P31">ОП</text:p>
          </table:table-cell>
          <table:covered-table-cell/>
          <table:covered-table-cell/>
          <table:covered-table-cell/>
          <table:table-cell table:style-name="Таблица2.V15" table:number-columns-spanned="3" office:value-type="string">
            <text:p text:style-name="P31">Кшт</text:p>
          </table:table-cell>
          <table:covered-table-cell/>
          <table:covered-table-cell/>
          <table:table-cell table:style-name="Таблица2.V15" table:number-columns-spanned="4" office:value-type="string">
            <text:p text:style-name="P9"><text:span text:style-name="T5">Т</text:span><text:span text:style-name="T7">п.з.</text:span></text:p>
          </table:table-cell>
          <table:covered-table-cell/>
          <table:covered-table-cell/>
          <table:covered-table-cell/>
          <table:table-cell table:style-name="Таблица2.AE15" table:number-columns-spanned="4" office:value-type="string">
            <text:p text:style-name="P10"><text:span text:style-name="T5">Т</text:span><text:span text:style-name="T7">шт.</text:span></text:p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14" office:value-type="string">
            <text:p text:style-name="P31">Р<draw:g text:anchor-type="char" draw:z-index="0" draw:name="DrawObject1" draw:style-name="gr1"><draw:g draw:name="Фигура1" draw:style-name="gr4"><draw:line draw:style-name="gr2" draw:text-style-name="P80" svg:x1="1.074cm" svg:y1="1.148cm" svg:x2="28.4cm" svg:y2="1.148cm"><text:p/></draw:line><draw:line draw:style-name="gr2" draw:text-style-name="P80" svg:x1="1.048cm" svg:y1="1.891cm" svg:x2="28.374cm" svg:y2="1.891cm"><text:p/></draw:line><draw:line draw:style-name="gr2" draw:text-style-name="P80" svg:x1="1.049cm" svg:y1="2.667cm" svg:x2="28.375cm" svg:y2="2.667cm"><text:p/></draw:line><draw:line draw:style-name="gr2" draw:text-style-name="P80" svg:x1="1.031cm" svg:y1="3.415cm" svg:x2="28.357cm" svg:y2="3.415cm"><text:p/></draw:line><draw:line draw:style-name="gr2" draw:text-style-name="P80" svg:x1="1.067cm" svg:y1="4.187cm" svg:x2="28.393cm" svg:y2="4.187cm"><text:p/></draw:line><draw:line draw:style-name="gr2" draw:text-style-name="P80" svg:x1="1.067cm" svg:y1="4.937cm" svg:x2="28.393cm" svg:y2="4.937cm"><text:p/></draw:line><draw:line draw:style-name="gr2" draw:text-style-name="P80" svg:x1="1.062cm" svg:y1="5.701cm" svg:x2="28.388cm" svg:y2="5.701cm"><text:p/></draw:line><draw:line draw:style-name="gr2" draw:text-style-name="P80" svg:x1="1.044cm" svg:y1="6.454cm" svg:x2="28.37cm" svg:y2="6.454cm"><text:p/></draw:line><draw:line draw:style-name="gr2" draw:text-style-name="P80" svg:x1="1.062cm" svg:y1="7.214cm" svg:x2="28.388cm" svg:y2="7.214cm"><text:p/></draw:line><draw:line draw:style-name="gr2" draw:text-style-name="P80" svg:x1="1.056cm" svg:y1="8.732cm" svg:x2="28.382cm" svg:y2="8.732cm"><text:p/></draw:line><draw:line draw:style-name="gr2" draw:text-style-name="P80" svg:x1="1.056cm" svg:y1="7.985cm" svg:x2="28.382cm" svg:y2="7.985cm"><text:p/></draw:line><draw:line draw:style-name="gr2" draw:text-style-name="P80" svg:x1="1.067cm" svg:y1="9.495cm" svg:x2="28.393cm" svg:y2="9.495cm"><text:p/></draw:line></draw:g><draw:g draw:name="DrawObject1" draw:style-name="gr3"><draw:g draw:name="DrawObject1" draw:style-name="gr4"><draw:line draw:name="Вертикальная линия 1" draw:style-name="gr5" draw:text-style-name="P81" svg:x1="1.965cm" svg:y1="0.386cm" svg:x2="1.965cm" svg:y2="0.487cm"><text:p/></draw:line><draw:line draw:name="Вертикальная линия 2" draw:style-name="gr5" draw:text-style-name="P81" svg:x1="2.896cm" svg:y1="0.386cm" svg:x2="2.896cm" svg:y2="0.487cm"><text:p/></draw:line><draw:line draw:name="Вертикальная линия 3" draw:style-name="gr5" draw:text-style-name="P81" svg:x1="3.817cm" svg:y1="0.386cm" svg:x2="3.817cm" svg:y2="0.487cm"><text:p/></draw:line><draw:line draw:name="Вертикальная линия 4" draw:style-name="gr5" draw:text-style-name="P81" svg:x1="5.32cm" svg:y1="0.386cm" svg:x2="5.32cm" svg:y2="0.487cm"><text:p/></draw:line><draw:line draw:name="Вертикальная линия 7" draw:style-name="gr5" draw:text-style-name="P81" svg:x1="10.809cm" svg:y1="0.386cm" svg:x2="10.809cm" svg:y2="0.487cm"><text:p/></draw:line><draw:line draw:name="Вертикальная линия 9" draw:style-name="gr5" draw:text-style-name="P81" svg:x1="11.559cm" svg:y1="0.386cm" svg:x2="11.559cm" svg:y2="0.487cm"><text:p/></draw:line><draw:line draw:name="Вертикальная линия 10" draw:style-name="gr5" draw:text-style-name="P81" svg:x1="12.809cm" svg:y1="0.386cm" svg:x2="12.809cm" svg:y2="0.487cm"><text:p/></draw:line><draw:line draw:name="Вертикальная линия 5" draw:style-name="gr5" draw:text-style-name="P81" svg:x1="14.333cm" svg:y1="0.386cm" svg:x2="14.333cm" svg:y2="0.487cm"><text:p/></draw:line><draw:line draw:name="Вертикальная линия 6" draw:style-name="gr5" draw:text-style-name="P81" svg:x1="15.82cm" svg:y1="0.386cm" svg:x2="15.82cm" svg:y2="0.487cm"><text:p/></draw:line><draw:line draw:name="Вертикальная линия 8" draw:style-name="gr5" draw:text-style-name="P81" svg:x1="17.327cm" svg:y1="0.386cm" svg:x2="17.327cm" svg:y2="0.487cm"><text:p/></draw:line><draw:line draw:name="Вертикальная линия 11" draw:style-name="gr5" draw:text-style-name="P81" svg:x1="18.817cm" svg:y1="0.386cm" svg:x2="18.817cm" svg:y2="0.487cm"><text:p/></draw:line><draw:line draw:name="Вертикальная линия 12" draw:style-name="gr5" draw:text-style-name="P81" svg:x1="20.198cm" svg:y1="0.386cm" svg:x2="20.198cm" svg:y2="0.487cm"><text:p/></draw:line><draw:line draw:name="Вертикальная линия 13" draw:style-name="gr5" draw:text-style-name="P81" svg:x1="21.571cm" svg:y1="0.386cm" svg:x2="21.571cm" svg:y2="0.487cm"><text:p/></draw:line><draw:line draw:name="Вертикальная линия 14" draw:style-name="gr5" draw:text-style-name="P81" svg:x1="22.955cm" svg:y1="0.386cm" svg:x2="22.955cm" svg:y2="0.487cm"><text:p/></draw:line><draw:line draw:name="Вертикальная линия 15" draw:style-name="gr5" draw:text-style-name="P81" svg:x1="24.326cm" svg:y1="0.386cm" svg:x2="24.326cm" svg:y2="0.487cm"><text:p/></draw:line><draw:line draw:name="Вертикальная линия 16" draw:style-name="gr5" draw:text-style-name="P81" svg:x1="26.298cm" svg:y1="0.386cm" svg:x2="26.298cm" svg:y2="0.487cm"><text:p/></draw:line></draw:g><draw:g draw:name="DrawObject 1" draw:style-name="gr4"><draw:line draw:name="Вертикальная линия 17" draw:style-name="gr5" draw:text-style-name="P81" svg:x1="1.965cm" svg:y1="1.148cm" svg:x2="1.965cm" svg:y2="1.249cm"><text:p/></draw:line><draw:line draw:name="Вертикальная линия 18" draw:style-name="gr5" draw:text-style-name="P81" svg:x1="2.896cm" svg:y1="1.148cm" svg:x2="2.896cm" svg:y2="1.249cm"><text:p/></draw:line><draw:line draw:name="Вертикальная линия 19" draw:style-name="gr5" draw:text-style-name="P81" svg:x1="3.817cm" svg:y1="1.148cm" svg:x2="3.817cm" svg:y2="1.249cm"><text:p/></draw:line><draw:line draw:name="Вертикальная линия 20" draw:style-name="gr5" draw:text-style-name="P81" svg:x1="5.32cm" svg:y1="1.148cm" svg:x2="5.32cm" svg:y2="1.249cm"><text:p/></draw:line><draw:line draw:name="Вертикальная линия 21" draw:style-name="gr5" draw:text-style-name="P81" svg:x1="10.809cm" svg:y1="1.148cm" svg:x2="10.809cm" svg:y2="1.249cm"><text:p/></draw:line><draw:line draw:name="Вертикальная линия 22" draw:style-name="gr5" draw:text-style-name="P81" svg:x1="11.559cm" svg:y1="1.148cm" svg:x2="11.559cm" svg:y2="1.249cm"><text:p/></draw:line><draw:line draw:name="Вертикальная линия 23" draw:style-name="gr5" draw:text-style-name="P81" svg:x1="12.809cm" svg:y1="1.148cm" svg:x2="12.809cm" svg:y2="1.249cm"><text:p/></draw:line><draw:line draw:name="Вертикальная линия 24" draw:style-name="gr5" draw:text-style-name="P81" svg:x1="14.333cm" svg:y1="1.148cm" svg:x2="14.333cm" svg:y2="1.249cm"><text:p/></draw:line><draw:line draw:name="Вертикальная линия 25" draw:style-name="gr5" draw:text-style-name="P81" svg:x1="15.82cm" svg:y1="1.148cm" svg:x2="15.82cm" svg:y2="1.249cm"><text:p/></draw:line><draw:line draw:name="Вертикальная линия 26" draw:style-name="gr5" draw:text-style-name="P81" svg:x1="17.327cm" svg:y1="1.148cm" svg:x2="17.327cm" svg:y2="1.249cm"><text:p/></draw:line><draw:line draw:name="Вертикальная линия 27" draw:style-name="gr5" draw:text-style-name="P81" svg:x1="18.817cm" svg:y1="1.148cm" svg:x2="18.817cm" svg:y2="1.249cm"><text:p/></draw:line><draw:line draw:name="Вертикальная линия 28" draw:style-name="gr5" draw:text-style-name="P81" svg:x1="20.198cm" svg:y1="1.148cm" svg:x2="20.198cm" svg:y2="1.249cm"><text:p/></draw:line><draw:line draw:name="Вертикальная линия 29" draw:style-name="gr5" draw:text-style-name="P81" svg:x1="21.571cm" svg:y1="1.148cm" svg:x2="21.571cm" svg:y2="1.249cm"><text:p/></draw:line><draw:line draw:name="Вертикальная линия 30" draw:style-name="gr5" draw:text-style-name="P81" svg:x1="22.955cm" svg:y1="1.148cm" svg:x2="22.955cm" svg:y2="1.249cm"><text:p/></draw:line><draw:line draw:name="Вертикальная линия 31" draw:style-name="gr5" draw:text-style-name="P81" svg:x1="24.326cm" svg:y1="1.148cm" svg:x2="24.326cm" svg:y2="1.249cm"><text:p/></draw:line><draw:line draw:name="Вертикальная линия 32" draw:style-name="gr5" draw:text-style-name="P81" svg:x1="26.298cm" svg:y1="1.148cm" svg:x2="26.298cm" svg:y2="1.249cm"><text:p/></draw:line></draw:g><draw:g draw:name="DrawObject 2" draw:style-name="gr4"><draw:line draw:name="Вертикальная линия 33" draw:style-name="gr5" draw:text-style-name="P81" svg:x1="1.965cm" svg:y1="1.891cm" svg:x2="1.965cm" svg:y2="1.992cm"><text:p/></draw:line><draw:line draw:name="Вертикальная линия 34" draw:style-name="gr5" draw:text-style-name="P81" svg:x1="2.896cm" svg:y1="1.891cm" svg:x2="2.896cm" svg:y2="1.992cm"><text:p/></draw:line><draw:line draw:name="Вертикальная линия 35" draw:style-name="gr5" draw:text-style-name="P81" svg:x1="3.817cm" svg:y1="1.891cm" svg:x2="3.817cm" svg:y2="1.992cm"><text:p/></draw:line><draw:line draw:name="Вертикальная линия 36" draw:style-name="gr5" draw:text-style-name="P81" svg:x1="5.32cm" svg:y1="1.891cm" svg:x2="5.32cm" svg:y2="1.992cm"><text:p/></draw:line><draw:line draw:name="Вертикальная линия 37" draw:style-name="gr5" draw:text-style-name="P81" svg:x1="10.809cm" svg:y1="1.891cm" svg:x2="10.809cm" svg:y2="1.992cm"><text:p/></draw:line><draw:line draw:name="Вертикальная линия 38" draw:style-name="gr5" draw:text-style-name="P81" svg:x1="11.559cm" svg:y1="1.891cm" svg:x2="11.559cm" svg:y2="1.992cm"><text:p/></draw:line><draw:line draw:name="Вертикальная линия 39" draw:style-name="gr5" draw:text-style-name="P81" svg:x1="12.809cm" svg:y1="1.891cm" svg:x2="12.809cm" svg:y2="1.992cm"><text:p/></draw:line><draw:line draw:name="Вертикальная линия 40" draw:style-name="gr5" draw:text-style-name="P81" svg:x1="14.333cm" svg:y1="1.891cm" svg:x2="14.333cm" svg:y2="1.992cm"><text:p/></draw:line><draw:line draw:name="Вертикальная линия 41" draw:style-name="gr5" draw:text-style-name="P81" svg:x1="15.82cm" svg:y1="1.891cm" svg:x2="15.82cm" svg:y2="1.992cm"><text:p/></draw:line><draw:line draw:name="Вертикальная линия 42" draw:style-name="gr5" draw:text-style-name="P81" svg:x1="17.327cm" svg:y1="1.891cm" svg:x2="17.327cm" svg:y2="1.992cm"><text:p/></draw:line><draw:line draw:name="Вертикальная линия 43" draw:style-name="gr5" draw:text-style-name="P81" svg:x1="18.817cm" svg:y1="1.891cm" svg:x2="18.817cm" svg:y2="1.992cm"><text:p/></draw:line><draw:line draw:name="Вертикальная линия 44" draw:style-name="gr5" draw:text-style-name="P81" svg:x1="20.198cm" svg:y1="1.891cm" svg:x2="20.198cm" svg:y2="1.992cm"><text:p/></draw:line><draw:line draw:name="Вертикальная линия 45" draw:style-name="gr5" draw:text-style-name="P81" svg:x1="21.571cm" svg:y1="1.891cm" svg:x2="21.571cm" svg:y2="1.992cm"><text:p/></draw:line><draw:line draw:name="Вертикальная линия 46" draw:style-name="gr5" draw:text-style-name="P81" svg:x1="22.955cm" svg:y1="1.891cm" svg:x2="22.955cm" svg:y2="1.992cm"><text:p/></draw:line><draw:line draw:name="Вертикальная линия 47" draw:style-name="gr5" draw:text-style-name="P81" svg:x1="24.326cm" svg:y1="1.891cm" svg:x2="24.326cm" svg:y2="1.992cm"><text:p/></draw:line><draw:line draw:name="Вертикальная линия 48" draw:style-name="gr5" draw:text-style-name="P81" svg:x1="26.298cm" svg:y1="1.891cm" svg:x2="26.298cm" svg:y2="1.992cm"><text:p/></draw:line></draw:g><draw:g draw:name="DrawObject 3" draw:style-name="gr4"><draw:line draw:name="Вертикальная линия 49" draw:style-name="gr5" draw:text-style-name="P81" svg:x1="1.965cm" svg:y1="2.667cm" svg:x2="1.965cm" svg:y2="2.768cm"><text:p/></draw:line><draw:line draw:name="Вертикальная линия 50" draw:style-name="gr5" draw:text-style-name="P81" svg:x1="2.896cm" svg:y1="2.667cm" svg:x2="2.896cm" svg:y2="2.768cm"><text:p/></draw:line><draw:line draw:name="Вертикальная линия 51" draw:style-name="gr5" draw:text-style-name="P81" svg:x1="3.817cm" svg:y1="2.667cm" svg:x2="3.817cm" svg:y2="2.768cm"><text:p/></draw:line><draw:line draw:name="Вертикальная линия 52" draw:style-name="gr5" draw:text-style-name="P81" svg:x1="5.32cm" svg:y1="2.667cm" svg:x2="5.32cm" svg:y2="2.768cm"><text:p/></draw:line><draw:line draw:name="Вертикальная линия 53" draw:style-name="gr5" draw:text-style-name="P81" svg:x1="10.809cm" svg:y1="2.667cm" svg:x2="10.809cm" svg:y2="2.768cm"><text:p/></draw:line><draw:line draw:name="Вертикальная линия 54" draw:style-name="gr5" draw:text-style-name="P81" svg:x1="11.559cm" svg:y1="2.667cm" svg:x2="11.559cm" svg:y2="2.768cm"><text:p/></draw:line><draw:line draw:name="Вертикальная линия 55" draw:style-name="gr5" draw:text-style-name="P81" svg:x1="12.809cm" svg:y1="2.667cm" svg:x2="12.809cm" svg:y2="2.768cm"><text:p/></draw:line><draw:line draw:name="Вертикальная линия 56" draw:style-name="gr5" draw:text-style-name="P81" svg:x1="14.333cm" svg:y1="2.667cm" svg:x2="14.333cm" svg:y2="2.768cm"><text:p/></draw:line><draw:line draw:name="Вертикальная линия 57" draw:style-name="gr5" draw:text-style-name="P81" svg:x1="15.82cm" svg:y1="2.667cm" svg:x2="15.82cm" svg:y2="2.768cm"><text:p/></draw:line><draw:line draw:name="Вертикальная линия 58" draw:style-name="gr5" draw:text-style-name="P81" svg:x1="17.327cm" svg:y1="2.667cm" svg:x2="17.327cm" svg:y2="2.768cm"><text:p/></draw:line><draw:line draw:name="Вертикальная линия 59" draw:style-name="gr5" draw:text-style-name="P81" svg:x1="18.817cm" svg:y1="2.667cm" svg:x2="18.817cm" svg:y2="2.768cm"><text:p/></draw:line><draw:line draw:name="Вертикальная линия 60" draw:style-name="gr5" draw:text-style-name="P81" svg:x1="20.198cm" svg:y1="2.667cm" svg:x2="20.198cm" svg:y2="2.768cm"><text:p/></draw:line><draw:line draw:name="Вертикальная линия 61" draw:style-name="gr5" draw:text-style-name="P81" svg:x1="21.571cm" svg:y1="2.667cm" svg:x2="21.571cm" svg:y2="2.768cm"><text:p/></draw:line><draw:line draw:name="Вертикальная линия 62" draw:style-name="gr5" draw:text-style-name="P81" svg:x1="22.955cm" svg:y1="2.667cm" svg:x2="22.955cm" svg:y2="2.768cm"><text:p/></draw:line><draw:line draw:name="Вертикальная линия 63" draw:style-name="gr5" draw:text-style-name="P81" svg:x1="24.326cm" svg:y1="2.667cm" svg:x2="24.326cm" svg:y2="2.768cm"><text:p/></draw:line><draw:line draw:name="Вертикальная линия 64" draw:style-name="gr5" draw:text-style-name="P81" svg:x1="26.298cm" svg:y1="2.667cm" svg:x2="26.298cm" svg:y2="2.768cm"><text:p/></draw:line></draw:g><draw:g draw:name="DrawObject 4" draw:style-name="gr4"><draw:line draw:name="Вертикальная линия 65" draw:style-name="gr5" draw:text-style-name="P81" svg:x1="1.965cm" svg:y1="3.429cm" svg:x2="1.965cm" svg:y2="3.53cm"><text:p/></draw:line><draw:line draw:name="Вертикальная линия 66" draw:style-name="gr5" draw:text-style-name="P81" svg:x1="2.896cm" svg:y1="3.429cm" svg:x2="2.896cm" svg:y2="3.53cm"><text:p/></draw:line><draw:line draw:name="Вертикальная линия 67" draw:style-name="gr5" draw:text-style-name="P81" svg:x1="3.817cm" svg:y1="3.429cm" svg:x2="3.817cm" svg:y2="3.53cm"><text:p/></draw:line><draw:line draw:name="Вертикальная линия 68" draw:style-name="gr5" draw:text-style-name="P81" svg:x1="5.32cm" svg:y1="3.429cm" svg:x2="5.32cm" svg:y2="3.53cm"><text:p/></draw:line><draw:line draw:name="Вертикальная линия 69" draw:style-name="gr5" draw:text-style-name="P81" svg:x1="10.809cm" svg:y1="3.429cm" svg:x2="10.809cm" svg:y2="3.53cm"><text:p/></draw:line><draw:line draw:name="Вертикальная линия 70" draw:style-name="gr5" draw:text-style-name="P81" svg:x1="11.559cm" svg:y1="3.429cm" svg:x2="11.559cm" svg:y2="3.53cm"><text:p/></draw:line><draw:line draw:name="Вертикальная линия 71" draw:style-name="gr5" draw:text-style-name="P81" svg:x1="12.809cm" svg:y1="3.429cm" svg:x2="12.809cm" svg:y2="3.53cm"><text:p/></draw:line><draw:line draw:name="Вертикальная линия 72" draw:style-name="gr5" draw:text-style-name="P81" svg:x1="14.333cm" svg:y1="3.429cm" svg:x2="14.333cm" svg:y2="3.53cm"><text:p/></draw:line><draw:line draw:name="Вертикальная линия 73" draw:style-name="gr5" draw:text-style-name="P81" svg:x1="15.82cm" svg:y1="3.429cm" svg:x2="15.82cm" svg:y2="3.53cm"><text:p/></draw:line><draw:line draw:name="Вертикальная линия 74" draw:style-name="gr5" draw:text-style-name="P81" svg:x1="17.327cm" svg:y1="3.429cm" svg:x2="17.327cm" svg:y2="3.53cm"><text:p/></draw:line><draw:line draw:name="Вертикальная линия 75" draw:style-name="gr5" draw:text-style-name="P81" svg:x1="18.817cm" svg:y1="3.429cm" svg:x2="18.817cm" svg:y2="3.53cm"><text:p/></draw:line><draw:line draw:name="Вертикальная линия 76" draw:style-name="gr5" draw:text-style-name="P81" svg:x1="20.198cm" svg:y1="3.429cm" svg:x2="20.198cm" svg:y2="3.53cm"><text:p/></draw:line><draw:line draw:name="Вертикальная линия 77" draw:style-name="gr5" draw:text-style-name="P81" svg:x1="21.571cm" svg:y1="3.429cm" svg:x2="21.571cm" svg:y2="3.53cm"><text:p/></draw:line><draw:line draw:name="Вертикальная линия 78" draw:style-name="gr5" draw:text-style-name="P81" svg:x1="22.955cm" svg:y1="3.429cm" svg:x2="22.955cm" svg:y2="3.53cm"><text:p/></draw:line><draw:line draw:name="Вертикальная линия 79" draw:style-name="gr5" draw:text-style-name="P81" svg:x1="24.326cm" svg:y1="3.429cm" svg:x2="24.326cm" svg:y2="3.53cm"><text:p/></draw:line><draw:line draw:name="Вертикальная линия 80" draw:style-name="gr5" draw:text-style-name="P81" svg:x1="26.298cm" svg:y1="3.429cm" svg:x2="26.298cm" svg:y2="3.53cm"><text:p/></draw:line></draw:g><draw:g draw:name="DrawObject 5" draw:style-name="gr4"><draw:line draw:name="Вертикальная линия 81" draw:style-name="gr5" draw:text-style-name="P81" svg:x1="1.965cm" svg:y1="4.175cm" svg:x2="1.965cm" svg:y2="4.276cm"><text:p/></draw:line><draw:line draw:name="Вертикальная линия 82" draw:style-name="gr5" draw:text-style-name="P81" svg:x1="2.896cm" svg:y1="4.175cm" svg:x2="2.896cm" svg:y2="4.276cm"><text:p/></draw:line><draw:line draw:name="Вертикальная линия 83" draw:style-name="gr5" draw:text-style-name="P81" svg:x1="3.817cm" svg:y1="4.175cm" svg:x2="3.817cm" svg:y2="4.276cm"><text:p/></draw:line><draw:line draw:name="Вертикальная линия 84" draw:style-name="gr5" draw:text-style-name="P81" svg:x1="5.32cm" svg:y1="4.175cm" svg:x2="5.32cm" svg:y2="4.276cm"><text:p/></draw:line><draw:line draw:name="Вертикальная линия 85" draw:style-name="gr5" draw:text-style-name="P81" svg:x1="10.809cm" svg:y1="4.175cm" svg:x2="10.809cm" svg:y2="4.276cm"><text:p/></draw:line><draw:line draw:name="Вертикальная линия 86" draw:style-name="gr5" draw:text-style-name="P81" svg:x1="11.559cm" svg:y1="4.175cm" svg:x2="11.559cm" svg:y2="4.276cm"><text:p/></draw:line><draw:line draw:name="Вертикальная линия 87" draw:style-name="gr5" draw:text-style-name="P81" svg:x1="12.809cm" svg:y1="4.175cm" svg:x2="12.809cm" svg:y2="4.276cm"><text:p/></draw:line><draw:line draw:name="Вертикальная линия 88" draw:style-name="gr5" draw:text-style-name="P81" svg:x1="14.333cm" svg:y1="4.175cm" svg:x2="14.333cm" svg:y2="4.276cm"><text:p/></draw:line><draw:line draw:name="Вертикальная линия 89" draw:style-name="gr5" draw:text-style-name="P81" svg:x1="15.82cm" svg:y1="4.175cm" svg:x2="15.82cm" svg:y2="4.276cm"><text:p/></draw:line><draw:line draw:name="Вертикальная линия 90" draw:style-name="gr5" draw:text-style-name="P81" svg:x1="17.327cm" svg:y1="4.175cm" svg:x2="17.327cm" svg:y2="4.276cm"><text:p/></draw:line><draw:line draw:name="Вертикальная линия 91" draw:style-name="gr5" draw:text-style-name="P81" svg:x1="18.817cm" svg:y1="4.175cm" svg:x2="18.817cm" svg:y2="4.276cm"><text:p/></draw:line><draw:line draw:name="Вертикальная линия 92" draw:style-name="gr5" draw:text-style-name="P81" svg:x1="20.198cm" svg:y1="4.175cm" svg:x2="20.198cm" svg:y2="4.276cm"><text:p/></draw:line><draw:line draw:name="Вертикальная линия 93" draw:style-name="gr5" draw:text-style-name="P81" svg:x1="21.571cm" svg:y1="4.175cm" svg:x2="21.571cm" svg:y2="4.276cm"><text:p/></draw:line><draw:line draw:name="Вертикальная линия 94" draw:style-name="gr5" draw:text-style-name="P81" svg:x1="22.955cm" svg:y1="4.175cm" svg:x2="22.955cm" svg:y2="4.276cm"><text:p/></draw:line><draw:line draw:name="Вертикальная линия 95" draw:style-name="gr5" draw:text-style-name="P81" svg:x1="24.326cm" svg:y1="4.175cm" svg:x2="24.326cm" svg:y2="4.276cm"><text:p/></draw:line><draw:line draw:name="Вертикальная линия 96" draw:style-name="gr5" draw:text-style-name="P81" svg:x1="26.298cm" svg:y1="4.175cm" svg:x2="26.298cm" svg:y2="4.276cm"><text:p/></draw:line></draw:g><draw:g draw:name="DrawObject 6" draw:style-name="gr4"><draw:line draw:name="Вертикальная линия 97" draw:style-name="gr5" draw:text-style-name="P81" svg:x1="1.965cm" svg:y1="4.937cm" svg:x2="1.965cm" svg:y2="5.038cm"><text:p/></draw:line><draw:line draw:name="Вертикальная линия 98" draw:style-name="gr5" draw:text-style-name="P81" svg:x1="2.896cm" svg:y1="4.937cm" svg:x2="2.896cm" svg:y2="5.038cm"><text:p/></draw:line><draw:line draw:name="Вертикальная линия 99" draw:style-name="gr5" draw:text-style-name="P81" svg:x1="3.817cm" svg:y1="4.937cm" svg:x2="3.817cm" svg:y2="5.038cm"><text:p/></draw:line><draw:line draw:name="Вертикальная линия 100" draw:style-name="gr5" draw:text-style-name="P81" svg:x1="5.32cm" svg:y1="4.937cm" svg:x2="5.32cm" svg:y2="5.038cm"><text:p/></draw:line><draw:line draw:name="Вертикальная линия 101" draw:style-name="gr5" draw:text-style-name="P81" svg:x1="10.809cm" svg:y1="4.937cm" svg:x2="10.809cm" svg:y2="5.038cm"><text:p/></draw:line><draw:line draw:name="Вертикальная линия 102" draw:style-name="gr5" draw:text-style-name="P81" svg:x1="11.559cm" svg:y1="4.937cm" svg:x2="11.559cm" svg:y2="5.038cm"><text:p/></draw:line><draw:line draw:name="Вертикальная линия 103" draw:style-name="gr5" draw:text-style-name="P81" svg:x1="12.809cm" svg:y1="4.937cm" svg:x2="12.809cm" svg:y2="5.038cm"><text:p/></draw:line><draw:line draw:name="Вертикальная линия 104" draw:style-name="gr5" draw:text-style-name="P81" svg:x1="14.333cm" svg:y1="4.937cm" svg:x2="14.333cm" svg:y2="5.038cm"><text:p/></draw:line><draw:line draw:name="Вертикальная линия 105" draw:style-name="gr5" draw:text-style-name="P81" svg:x1="15.82cm" svg:y1="4.937cm" svg:x2="15.82cm" svg:y2="5.038cm"><text:p/></draw:line><draw:line draw:name="Вертикальная линия 106" draw:style-name="gr5" draw:text-style-name="P81" svg:x1="17.327cm" svg:y1="4.937cm" svg:x2="17.327cm" svg:y2="5.038cm"><text:p/></draw:line><draw:line draw:name="Вертикальная линия 107" draw:style-name="gr5" draw:text-style-name="P81" svg:x1="18.817cm" svg:y1="4.937cm" svg:x2="18.817cm" svg:y2="5.038cm"><text:p/></draw:line><draw:line draw:name="Вертикальная линия 108" draw:style-name="gr5" draw:text-style-name="P81" svg:x1="20.198cm" svg:y1="4.937cm" svg:x2="20.198cm" svg:y2="5.038cm"><text:p/></draw:line><draw:line draw:name="Вертикальная линия 109" draw:style-name="gr5" draw:text-style-name="P81" svg:x1="21.571cm" svg:y1="4.937cm" svg:x2="21.571cm" svg:y2="5.038cm"><text:p/></draw:line><draw:line draw:name="Вертикальная линия 110" draw:style-name="gr5" draw:text-style-name="P81" svg:x1="22.955cm" svg:y1="4.937cm" svg:x2="22.955cm" svg:y2="5.038cm"><text:p/></draw:line><draw:line draw:name="Вертикальная линия 111" draw:style-name="gr5" draw:text-style-name="P81" svg:x1="24.326cm" svg:y1="4.937cm" svg:x2="24.326cm" svg:y2="5.038cm"><text:p/></draw:line><draw:line draw:name="Вертикальная линия 112" draw:style-name="gr5" draw:text-style-name="P81" svg:x1="26.298cm" svg:y1="4.937cm" svg:x2="26.298cm" svg:y2="5.038cm"><text:p/></draw:line></draw:g><draw:g draw:name="DrawObject 7" draw:style-name="gr4"><draw:line draw:name="Вертикальная линия 113" draw:style-name="gr5" draw:text-style-name="P81" svg:x1="1.965cm" svg:y1="5.699cm" svg:x2="1.965cm" svg:y2="5.8cm"><text:p/></draw:line><draw:line draw:name="Вертикальная линия 114" draw:style-name="gr5" draw:text-style-name="P81" svg:x1="2.896cm" svg:y1="5.699cm" svg:x2="2.896cm" svg:y2="5.8cm"><text:p/></draw:line><draw:line draw:name="Вертикальная линия 115" draw:style-name="gr5" draw:text-style-name="P81" svg:x1="3.817cm" svg:y1="5.699cm" svg:x2="3.817cm" svg:y2="5.8cm"><text:p/></draw:line><draw:line draw:name="Вертикальная линия 116" draw:style-name="gr5" draw:text-style-name="P81" svg:x1="5.32cm" svg:y1="5.699cm" svg:x2="5.32cm" svg:y2="5.8cm"><text:p/></draw:line><draw:line draw:name="Вертикальная линия 117" draw:style-name="gr5" draw:text-style-name="P81" svg:x1="10.809cm" svg:y1="5.699cm" svg:x2="10.809cm" svg:y2="5.8cm"><text:p/></draw:line><draw:line draw:name="Вертикальная линия 118" draw:style-name="gr5" draw:text-style-name="P81" svg:x1="11.559cm" svg:y1="5.699cm" svg:x2="11.559cm" svg:y2="5.8cm"><text:p/></draw:line><draw:line draw:name="Вертикальная линия 119" draw:style-name="gr5" draw:text-style-name="P81" svg:x1="12.809cm" svg:y1="5.699cm" svg:x2="12.809cm" svg:y2="5.8cm"><text:p/></draw:line><draw:line draw:name="Вертикальная линия 120" draw:style-name="gr5" draw:text-style-name="P81" svg:x1="14.333cm" svg:y1="5.699cm" svg:x2="14.333cm" svg:y2="5.8cm"><text:p/></draw:line><draw:line draw:name="Вертикальная линия 121" draw:style-name="gr5" draw:text-style-name="P81" svg:x1="15.82cm" svg:y1="5.699cm" svg:x2="15.82cm" svg:y2="5.8cm"><text:p/></draw:line><draw:line draw:name="Вертикальная линия 122" draw:style-name="gr5" draw:text-style-name="P81" svg:x1="17.327cm" svg:y1="5.699cm" svg:x2="17.327cm" svg:y2="5.8cm"><text:p/></draw:line><draw:line draw:name="Вертикальная линия 123" draw:style-name="gr5" draw:text-style-name="P81" svg:x1="18.817cm" svg:y1="5.699cm" svg:x2="18.817cm" svg:y2="5.8cm"><text:p/></draw:line><draw:line draw:name="Вертикальная линия 124" draw:style-name="gr5" draw:text-style-name="P81" svg:x1="20.198cm" svg:y1="5.699cm" svg:x2="20.198cm" svg:y2="5.8cm"><text:p/></draw:line><draw:line draw:name="Вертикальная линия 125" draw:style-name="gr5" draw:text-style-name="P81" svg:x1="21.571cm" svg:y1="5.699cm" svg:x2="21.571cm" svg:y2="5.8cm"><text:p/></draw:line><draw:line draw:name="Вертикальная линия 126" draw:style-name="gr5" draw:text-style-name="P81" svg:x1="22.955cm" svg:y1="5.699cm" svg:x2="22.955cm" svg:y2="5.8cm"><text:p/></draw:line><draw:line draw:name="Вертикальная линия 127" draw:style-name="gr5" draw:text-style-name="P81" svg:x1="24.326cm" svg:y1="5.699cm" svg:x2="24.326cm" svg:y2="5.8cm"><text:p/></draw:line><draw:line draw:name="Вертикальная линия 128" draw:style-name="gr5" draw:text-style-name="P81" svg:x1="26.298cm" svg:y1="5.699cm" svg:x2="26.298cm" svg:y2="5.8cm"><text:p/></draw:line></draw:g><draw:g draw:name="DrawObject 8" draw:style-name="gr4"><draw:line draw:name="Вертикальная линия 129" draw:style-name="gr5" draw:text-style-name="P81" svg:x1="1.965cm" svg:y1="6.44cm" svg:x2="1.965cm" svg:y2="6.541cm"><text:p/></draw:line><draw:line draw:name="Вертикальная линия 130" draw:style-name="gr5" draw:text-style-name="P81" svg:x1="2.896cm" svg:y1="6.44cm" svg:x2="2.896cm" svg:y2="6.541cm"><text:p/></draw:line><draw:line draw:name="Вертикальная линия 131" draw:style-name="gr5" draw:text-style-name="P81" svg:x1="3.817cm" svg:y1="6.44cm" svg:x2="3.817cm" svg:y2="6.541cm"><text:p/></draw:line><draw:line draw:name="Вертикальная линия 132" draw:style-name="gr5" draw:text-style-name="P81" svg:x1="5.32cm" svg:y1="6.44cm" svg:x2="5.32cm" svg:y2="6.541cm"><text:p/></draw:line><draw:line draw:name="Вертикальная линия 133" draw:style-name="gr5" draw:text-style-name="P81" svg:x1="10.809cm" svg:y1="6.44cm" svg:x2="10.809cm" svg:y2="6.541cm"><text:p/></draw:line><draw:line draw:name="Вертикальная линия 134" draw:style-name="gr5" draw:text-style-name="P81" svg:x1="11.559cm" svg:y1="6.44cm" svg:x2="11.559cm" svg:y2="6.541cm"><text:p/></draw:line><draw:line draw:name="Вертикальная линия 135" draw:style-name="gr5" draw:text-style-name="P81" svg:x1="12.809cm" svg:y1="6.44cm" svg:x2="12.809cm" svg:y2="6.541cm"><text:p/></draw:line><draw:line draw:name="Вертикальная линия 136" draw:style-name="gr5" draw:text-style-name="P81" svg:x1="14.333cm" svg:y1="6.44cm" svg:x2="14.333cm" svg:y2="6.541cm"><text:p/></draw:line><draw:line draw:name="Вертикальная линия 137" draw:style-name="gr5" draw:text-style-name="P81" svg:x1="15.82cm" svg:y1="6.44cm" svg:x2="15.82cm" svg:y2="6.541cm"><text:p/></draw:line><draw:line draw:name="Вертикальная линия 138" draw:style-name="gr5" draw:text-style-name="P81" svg:x1="17.327cm" svg:y1="6.44cm" svg:x2="17.327cm" svg:y2="6.541cm"><text:p/></draw:line><draw:line draw:name="Вертикальная линия 139" draw:style-name="gr5" draw:text-style-name="P81" svg:x1="18.817cm" svg:y1="6.44cm" svg:x2="18.817cm" svg:y2="6.541cm"><text:p/></draw:line><draw:line draw:name="Вертикальная линия 140" draw:style-name="gr5" draw:text-style-name="P81" svg:x1="20.198cm" svg:y1="6.44cm" svg:x2="20.198cm" svg:y2="6.541cm"><text:p/></draw:line><draw:line draw:name="Вертикальная линия 141" draw:style-name="gr5" draw:text-style-name="P81" svg:x1="21.571cm" svg:y1="6.44cm" svg:x2="21.571cm" svg:y2="6.541cm"><text:p/></draw:line><draw:line draw:name="Вертикальная линия 142" draw:style-name="gr5" draw:text-style-name="P81" svg:x1="22.955cm" svg:y1="6.44cm" svg:x2="22.955cm" svg:y2="6.541cm"><text:p/></draw:line><draw:line draw:name="Вертикальная линия 143" draw:style-name="gr5" draw:text-style-name="P81" svg:x1="24.326cm" svg:y1="6.44cm" svg:x2="24.326cm" svg:y2="6.541cm"><text:p/></draw:line><draw:line draw:name="Вертикальная линия 144" draw:style-name="gr5" draw:text-style-name="P81" svg:x1="26.298cm" svg:y1="6.44cm" svg:x2="26.298cm" svg:y2="6.541cm"><text:p/></draw:line></draw:g><draw:g draw:name="DrawObject 9" draw:style-name="gr4"><draw:line draw:name="Вертикальная линия 145" draw:style-name="gr5" draw:text-style-name="P81" svg:x1="1.965cm" svg:y1="7.214cm" svg:x2="1.965cm" svg:y2="7.315cm"><text:p/></draw:line><draw:line draw:name="Вертикальная линия 146" draw:style-name="gr5" draw:text-style-name="P81" svg:x1="2.896cm" svg:y1="7.214cm" svg:x2="2.896cm" svg:y2="7.315cm"><text:p/></draw:line><draw:line draw:name="Вертикальная линия 147" draw:style-name="gr5" draw:text-style-name="P81" svg:x1="3.817cm" svg:y1="7.214cm" svg:x2="3.817cm" svg:y2="7.315cm"><text:p/></draw:line><draw:line draw:name="Вертикальная линия 148" draw:style-name="gr5" draw:text-style-name="P81" svg:x1="5.32cm" svg:y1="7.214cm" svg:x2="5.32cm" svg:y2="7.315cm"><text:p/></draw:line><draw:line draw:name="Вертикальная линия 149" draw:style-name="gr5" draw:text-style-name="P81" svg:x1="10.809cm" svg:y1="7.214cm" svg:x2="10.809cm" svg:y2="7.315cm"><text:p/></draw:line><draw:line draw:name="Вертикальная линия 150" draw:style-name="gr5" draw:text-style-name="P81" svg:x1="11.559cm" svg:y1="7.214cm" svg:x2="11.559cm" svg:y2="7.315cm"><text:p/></draw:line><draw:line draw:name="Вертикальная линия 151" draw:style-name="gr5" draw:text-style-name="P81" svg:x1="12.809cm" svg:y1="7.214cm" svg:x2="12.809cm" svg:y2="7.315cm"><text:p/></draw:line><draw:line draw:name="Вертикальная линия 152" draw:style-name="gr5" draw:text-style-name="P81" svg:x1="14.333cm" svg:y1="7.214cm" svg:x2="14.333cm" svg:y2="7.315cm"><text:p/></draw:line><draw:line draw:name="Вертикальная линия 153" draw:style-name="gr5" draw:text-style-name="P81" svg:x1="15.82cm" svg:y1="7.214cm" svg:x2="15.82cm" svg:y2="7.315cm"><text:p/></draw:line><draw:line draw:name="Вертикальная линия 154" draw:style-name="gr5" draw:text-style-name="P81" svg:x1="17.327cm" svg:y1="7.214cm" svg:x2="17.327cm" svg:y2="7.315cm"><text:p/></draw:line><draw:line draw:name="Вертикальная линия 155" draw:style-name="gr5" draw:text-style-name="P81" svg:x1="18.817cm" svg:y1="7.214cm" svg:x2="18.817cm" svg:y2="7.315cm"><text:p/></draw:line><draw:line draw:name="Вертикальная линия 156" draw:style-name="gr5" draw:text-style-name="P81" svg:x1="20.198cm" svg:y1="7.214cm" svg:x2="20.198cm" svg:y2="7.315cm"><text:p/></draw:line><draw:line draw:name="Вертикальная линия 157" draw:style-name="gr5" draw:text-style-name="P81" svg:x1="21.571cm" svg:y1="7.214cm" svg:x2="21.571cm" svg:y2="7.315cm"><text:p/></draw:line><draw:line draw:name="Вертикальная линия 158" draw:style-name="gr5" draw:text-style-name="P81" svg:x1="22.955cm" svg:y1="7.214cm" svg:x2="22.955cm" svg:y2="7.315cm"><text:p/></draw:line><draw:line draw:name="Вертикальная линия 159" draw:style-name="gr5" draw:text-style-name="P81" svg:x1="24.326cm" svg:y1="7.214cm" svg:x2="24.326cm" svg:y2="7.315cm"><text:p/></draw:line><draw:line draw:name="Вертикальная линия 160" draw:style-name="gr5" draw:text-style-name="P81" svg:x1="26.298cm" svg:y1="7.214cm" svg:x2="26.298cm" svg:y2="7.315cm"><text:p/></draw:line></draw:g><draw:g draw:name="DrawObject 10" draw:style-name="gr4"><draw:line draw:name="Вертикальная линия 161" draw:style-name="gr5" draw:text-style-name="P81" svg:x1="1.965cm" svg:y1="7.976cm" svg:x2="1.965cm" svg:y2="8.077cm"><text:p/></draw:line><draw:line draw:name="Вертикальная линия 162" draw:style-name="gr5" draw:text-style-name="P81" svg:x1="2.896cm" svg:y1="7.976cm" svg:x2="2.896cm" svg:y2="8.077cm"><text:p/></draw:line><draw:line draw:name="Вертикальная линия 163" draw:style-name="gr5" draw:text-style-name="P81" svg:x1="3.817cm" svg:y1="7.976cm" svg:x2="3.817cm" svg:y2="8.077cm"><text:p/></draw:line><draw:line draw:name="Вертикальная линия 164" draw:style-name="gr5" draw:text-style-name="P81" svg:x1="5.32cm" svg:y1="7.976cm" svg:x2="5.32cm" svg:y2="8.077cm"><text:p/></draw:line><draw:line draw:name="Вертикальная линия 165" draw:style-name="gr5" draw:text-style-name="P81" svg:x1="10.809cm" svg:y1="7.976cm" svg:x2="10.809cm" svg:y2="8.077cm"><text:p/></draw:line><draw:line draw:name="Вертикальная линия 166" draw:style-name="gr5" draw:text-style-name="P81" svg:x1="11.559cm" svg:y1="7.976cm" svg:x2="11.559cm" svg:y2="8.077cm"><text:p/></draw:line><draw:line draw:name="Вертикальная линия 167" draw:style-name="gr5" draw:text-style-name="P81" svg:x1="12.809cm" svg:y1="7.976cm" svg:x2="12.809cm" svg:y2="8.077cm"><text:p/></draw:line><draw:line draw:name="Вертикальная линия 168" draw:style-name="gr5" draw:text-style-name="P81" svg:x1="14.333cm" svg:y1="7.976cm" svg:x2="14.333cm" svg:y2="8.077cm"><text:p/></draw:line><draw:line draw:name="Вертикальная линия 169" draw:style-name="gr5" draw:text-style-name="P81" svg:x1="15.82cm" svg:y1="7.976cm" svg:x2="15.82cm" svg:y2="8.077cm"><text:p/></draw:line><draw:line draw:name="Вертикальная линия 170" draw:style-name="gr5" draw:text-style-name="P81" svg:x1="17.327cm" svg:y1="7.976cm" svg:x2="17.327cm" svg:y2="8.077cm"><text:p/></draw:line><draw:line draw:name="Вертикальная линия 171" draw:style-name="gr5" draw:text-style-name="P81" svg:x1="18.817cm" svg:y1="7.976cm" svg:x2="18.817cm" svg:y2="8.077cm"><text:p/></draw:line><draw:line draw:name="Вертикальная линия 172" draw:style-name="gr5" draw:text-style-name="P81" svg:x1="20.198cm" svg:y1="7.976cm" svg:x2="20.198cm" svg:y2="8.077cm"><text:p/></draw:line><draw:line draw:name="Вертикальная линия 173" draw:style-name="gr5" draw:text-style-name="P81" svg:x1="21.571cm" svg:y1="7.976cm" svg:x2="21.571cm" svg:y2="8.077cm"><text:p/></draw:line><draw:line draw:name="Вертикальная линия 174" draw:style-name="gr5" draw:text-style-name="P81" svg:x1="22.955cm" svg:y1="7.976cm" svg:x2="22.955cm" svg:y2="8.077cm"><text:p/></draw:line><draw:line draw:name="Вертикальная линия 175" draw:style-name="gr5" draw:text-style-name="P81" svg:x1="24.326cm" svg:y1="7.976cm" svg:x2="24.326cm" svg:y2="8.077cm"><text:p/></draw:line><draw:line draw:name="Вертикальная линия 176" draw:style-name="gr5" draw:text-style-name="P81" svg:x1="26.298cm" svg:y1="7.976cm" svg:x2="26.298cm" svg:y2="8.077cm"><text:p/></draw:line></draw:g><draw:g draw:name="DrawObject 11" draw:style-name="gr4"><draw:line draw:name="Вертикальная линия 177" draw:style-name="gr5" draw:text-style-name="P81" svg:x1="1.965cm" svg:y1="8.719cm" svg:x2="1.965cm" svg:y2="8.82cm"><text:p/></draw:line><draw:line draw:name="Вертикальная линия 178" draw:style-name="gr5" draw:text-style-name="P81" svg:x1="2.896cm" svg:y1="8.719cm" svg:x2="2.896cm" svg:y2="8.82cm"><text:p/></draw:line><draw:line draw:name="Вертикальная линия 179" draw:style-name="gr5" draw:text-style-name="P81" svg:x1="3.817cm" svg:y1="8.719cm" svg:x2="3.817cm" svg:y2="8.82cm"><text:p/></draw:line><draw:line draw:name="Вертикальная линия 180" draw:style-name="gr5" draw:text-style-name="P81" svg:x1="5.32cm" svg:y1="8.719cm" svg:x2="5.32cm" svg:y2="8.82cm"><text:p/></draw:line><draw:line draw:name="Вертикальная линия 181" draw:style-name="gr5" draw:text-style-name="P81" svg:x1="10.809cm" svg:y1="8.719cm" svg:x2="10.809cm" svg:y2="8.82cm"><text:p/></draw:line><draw:line draw:name="Вертикальная линия 182" draw:style-name="gr5" draw:text-style-name="P81" svg:x1="11.559cm" svg:y1="8.719cm" svg:x2="11.559cm" svg:y2="8.82cm"><text:p/></draw:line><draw:line draw:name="Вертикальная линия 183" draw:style-name="gr5" draw:text-style-name="P81" svg:x1="12.809cm" svg:y1="8.719cm" svg:x2="12.809cm" svg:y2="8.82cm"><text:p/></draw:line><draw:line draw:name="Вертикальная линия 184" draw:style-name="gr5" draw:text-style-name="P81" svg:x1="14.333cm" svg:y1="8.719cm" svg:x2="14.333cm" svg:y2="8.82cm"><text:p/></draw:line><draw:line draw:name="Вертикальная линия 185" draw:style-name="gr5" draw:text-style-name="P81" svg:x1="15.82cm" svg:y1="8.719cm" svg:x2="15.82cm" svg:y2="8.82cm"><text:p/></draw:line><draw:line draw:name="Вертикальная линия 186" draw:style-name="gr5" draw:text-style-name="P81" svg:x1="17.327cm" svg:y1="8.719cm" svg:x2="17.327cm" svg:y2="8.82cm"><text:p/></draw:line><draw:line draw:name="Вертикальная линия 187" draw:style-name="gr5" draw:text-style-name="P81" svg:x1="18.817cm" svg:y1="8.719cm" svg:x2="18.817cm" svg:y2="8.82cm"><text:p/></draw:line><draw:line draw:name="Вертикальная линия 188" draw:style-name="gr5" draw:text-style-name="P81" svg:x1="20.198cm" svg:y1="8.719cm" svg:x2="20.198cm" svg:y2="8.82cm"><text:p/></draw:line><draw:line draw:name="Вертикальная линия 189" draw:style-name="gr5" draw:text-style-name="P81" svg:x1="21.571cm" svg:y1="8.719cm" svg:x2="21.571cm" svg:y2="8.82cm"><text:p/></draw:line><draw:line draw:name="Вертикальная линия 190" draw:style-name="gr5" draw:text-style-name="P81" svg:x1="22.955cm" svg:y1="8.719cm" svg:x2="22.955cm" svg:y2="8.82cm"><text:p/></draw:line><draw:line draw:name="Вертикальная линия 191" draw:style-name="gr5" draw:text-style-name="P81" svg:x1="24.326cm" svg:y1="8.719cm" svg:x2="24.326cm" svg:y2="8.82cm"><text:p/></draw:line><draw:line draw:name="Вертикальная линия 192" draw:style-name="gr5" draw:text-style-name="P81" svg:x1="26.298cm" svg:y1="8.719cm" svg:x2="26.298cm" svg:y2="8.82cm"><text:p/></draw:line></draw:g><draw:g draw:name="DrawObject 12" draw:style-name="gr4"><draw:line draw:name="Вертикальная линия 193" draw:style-name="gr5" draw:text-style-name="P81" svg:x1="1.965cm" svg:y1="9.495cm" svg:x2="1.965cm" svg:y2="9.596cm"><text:p/></draw:line><draw:line draw:name="Вертикальная линия 194" draw:style-name="gr5" draw:text-style-name="P81" svg:x1="2.896cm" svg:y1="9.495cm" svg:x2="2.896cm" svg:y2="9.596cm"><text:p/></draw:line><draw:line draw:name="Вертикальная линия 195" draw:style-name="gr5" draw:text-style-name="P81" svg:x1="3.817cm" svg:y1="9.495cm" svg:x2="3.817cm" svg:y2="9.596cm"><text:p/></draw:line><draw:line draw:name="Вертикальная линия 196" draw:style-name="gr5" draw:text-style-name="P81" svg:x1="5.32cm" svg:y1="9.495cm" svg:x2="5.32cm" svg:y2="9.596cm"><text:p/></draw:line><draw:line draw:name="Вертикальная линия 197" draw:style-name="gr5" draw:text-style-name="P81" svg:x1="10.809cm" svg:y1="9.495cm" svg:x2="10.809cm" svg:y2="9.596cm"><text:p/></draw:line><draw:line draw:name="Вертикальная линия 198" draw:style-name="gr5" draw:text-style-name="P81" svg:x1="11.559cm" svg:y1="9.495cm" svg:x2="11.559cm" svg:y2="9.596cm"><text:p/></draw:line><draw:line draw:name="Вертикальная линия 199" draw:style-name="gr5" draw:text-style-name="P81" svg:x1="12.809cm" svg:y1="9.495cm" svg:x2="12.809cm" svg:y2="9.596cm"><text:p/></draw:line><draw:line draw:name="Вертикальная линия 200" draw:style-name="gr5" draw:text-style-name="P81" svg:x1="14.333cm" svg:y1="9.495cm" svg:x2="14.333cm" svg:y2="9.596cm"><text:p/></draw:line><draw:line draw:name="Вертикальная линия 201" draw:style-name="gr5" draw:text-style-name="P81" svg:x1="15.82cm" svg:y1="9.495cm" svg:x2="15.82cm" svg:y2="9.596cm"><text:p/></draw:line><draw:line draw:name="Вертикальная линия 202" draw:style-name="gr5" draw:text-style-name="P81" svg:x1="17.327cm" svg:y1="9.495cm" svg:x2="17.327cm" svg:y2="9.596cm"><text:p/></draw:line><draw:line draw:name="Вертикальная линия 203" draw:style-name="gr5" draw:text-style-name="P81" svg:x1="18.817cm" svg:y1="9.495cm" svg:x2="18.817cm" svg:y2="9.596cm"><text:p/></draw:line><draw:line draw:name="Вертикальная линия 204" draw:style-name="gr5" draw:text-style-name="P81" svg:x1="20.198cm" svg:y1="9.495cm" svg:x2="20.198cm" svg:y2="9.596cm"><text:p/></draw:line><draw:line draw:name="Вертикальная линия 205" draw:style-name="gr5" draw:text-style-name="P81" svg:x1="21.571cm" svg:y1="9.495cm" svg:x2="21.571cm" svg:y2="9.596cm"><text:p/></draw:line><draw:line draw:name="Вертикальная линия 206" draw:style-name="gr5" draw:text-style-name="P81" svg:x1="22.955cm" svg:y1="9.495cm" svg:x2="22.955cm" svg:y2="9.596cm"><text:p/></draw:line><draw:line draw:name="Вертикальная линия 207" draw:style-name="gr5" draw:text-style-name="P81" svg:x1="24.326cm" svg:y1="9.495cm" svg:x2="24.326cm" svg:y2="9.596cm"><text:p/></draw:line><draw:line draw:name="Вертикальная линия 208" draw:style-name="gr5" draw:text-style-name="P81" svg:x1="26.298cm" svg:y1="9.495cm" svg:x2="26.298cm" svg:y2="9.596cm"><text:p/></draw:line></draw:g></draw:g></draw:g></text:p>
          </table:table-cell>
          <table:table-cell table:style-name="Таблица2.D14" table:number-columns-spanned="1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14" table:number-columns-spanned="6" office:value-type="string">
            <text:p text:style-name="P31">ПИ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D14" table:number-columns-spanned="8" office:value-type="string">
            <text:p text:style-name="P31">Д или В, м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14" table:number-columns-spanned="5" office:value-type="string">
            <text:p text:style-name="P7"><text:span text:style-name="T6">L</text:span><text:span text:style-name="T5">, мм</text:span></text:p>
          </table:table-cell>
          <table:covered-table-cell/>
          <table:covered-table-cell/>
          <table:covered-table-cell/>
          <table:covered-table-cell/>
          <table:table-cell table:style-name="Таблица2.D14" table:number-columns-spanned="3" office:value-type="string">
            <text:p text:style-name="P7"><text:span text:style-name="T6">t</text:span><text:span text:style-name="T5">, мм</text:span></text:p>
          </table:table-cell>
          <table:covered-table-cell/>
          <table:covered-table-cell/>
          <table:table-cell table:style-name="Таблица2.D14" table:number-columns-spanned="5" office:value-type="string">
            <text:p text:style-name="P33">i</text:p>
          </table:table-cell>
          <table:covered-table-cell/>
          <table:covered-table-cell/>
          <table:covered-table-cell/>
          <table:covered-table-cell/>
          <table:table-cell table:style-name="Таблица2.D14" table:number-columns-spanned="7" office:value-type="string">
            <text:p text:style-name="P7"><text:span text:style-name="T6">s, </text:span><text:span text:style-name="T5">мм</text:span><text:span text:style-name="T6">/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14" table:number-columns-spanned="4" office:value-type="string">
            <text:p text:style-name="P9"><text:span text:style-name="T6">n</text:span><text:span text:style-name="T5">, об/мин</text:span></text:p>
          </table:table-cell>
          <table:covered-table-cell/>
          <table:covered-table-cell/>
          <table:covered-table-cell/>
          <table:table-cell table:style-name="Таблица2.AE16" table:number-columns-spanned="4" office:value-type="string">
            <text:p text:style-name="P10"><text:span text:style-name="T6">v</text:span><text:span text:style-name="T5">, м/мин</text:span></text:p>
          </table:table-cell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8"><text:span text:style-name="T15">А</text:span></text:p>
            <text:p text:style-name="P68">03</text:p>
          </table:table-cell>
          <table:table-cell table:style-name="Таблица2.B17" table:number-columns-spanned="59" office:value-type="string">
            <text:p text:style-name="P71">ЦЗЛ <text:s/>- <text:s text:c="7"/>- <text:s text:c="8"/>005 <text:s text:c="6"/>0200 Входной контроль <text:s text:c="17"/><text:span text:style-name="T9">K.02-2024</text:span> <text:s text:c="1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8"><text:span text:style-name="T15">Б</text:span></text:p>
            <text:p text:style-name="P68">04</text:p>
          </table:table-cell>
          <table:table-cell table:style-name="Таблица2.AE1" table:number-columns-spanned="59" office:value-type="string">
            <text:p text:style-name="P71"><text:span text:style-name="T17"><text:s/>Шкаф сушильный с температурой </text:span><text:span text:style-name="Основной_20_шрифт_20_абзаца"><text:span text:style-name="T17">нагрева до 200 ºС</text:span></text:span> <text:s text:c="20"/><text:span text:style-name="T32">13302</text:span> <text:s text:c="4"/><text:span text:style-name="T32">5</text:span> <text:s text:c="11"/><text:span text:style-name="T32">2</text:span> <text:s text:c="13"/><text:span text:style-name="T32">2</text:span> <text:s text:c="10"/>- <text:s text:c="11"/>- <text:s text:c="10"/>- <text:s text:c="11"/>- <text:s text:c="10"/>- <text:s text:c="16"/>1 <text:s text:c="1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8"><text:span text:style-name="T15">Т</text:span></text:p>
            <text:p text:style-name="P68">05</text:p>
          </table:table-cell>
          <table:table-cell table:style-name="Таблица2.AE1" table:number-columns-spanned="59" office:value-type="string">
            <text:p text:style-name="P71"><text:s/><text:span text:style-name="T33">Весы неавтоматического действия </text:span><text:span text:style-name="T34">II</text:span><text:span text:style-name="T18">класса точности ГОСТ Р 53228-2008 или друг</text:span><text:span text:style-name="T20">ого ДС</text:span> <text:s text:c="23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8"><text:span text:style-name="T15">М</text:span></text:p>
            <text:p text:style-name="P68">06</text:p>
          </table:table-cell>
          <table:table-cell table:style-name="Таблица2.AE1" table:number-columns-spanned="59" office:value-type="string">
            <text:p text:style-name="P71"><text:s/><text:span text:style-name="T18">Стеклоровинг </text:span><text:span text:style-name="T22">ER 13-2400-180</text:span> <text:s text:c="47"/><text:span text:style-name="T25">по сопроводительной документации</text:span> <text:s text:c="1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19">07</text:p>
          </table:table-cell>
          <table:table-cell table:style-name="Таблица2.AE1" table:number-columns-spanned="59" office:value-type="string">
            <text:p text:style-name="P71"><text:s/><text:span text:style-name="T27">Смола </text:span><text:span text:style-name="T28">ATTSHIELD OP 745</text:span> <text:s text:c="52"/><text:span text:style-name="T32">ТУ </text:span><text:span text:style-name="T28">20.16.40-024-35501431-2021</text:span> <text:s text:c="13"/>- <text:s text:c="16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19">08</text:p>
          </table:table-cell>
          <table:table-cell table:style-name="Таблица2.AE1" table:number-columns-spanned="59" office:value-type="string">
            <text:p text:style-name="P71"><text:s/><text:span text:style-name="T21">Отвердитель </text:span><text:span text:style-name="T23">Akperox</text:span><text:span text:style-name="T24"> </text:span><text:span text:style-name="T23">A</text:span><text:span text:style-name="T24">-50</text:span> <text:s text:c="52"/><text:span text:style-name="T25">по сопроводительной документации</text:span> <text:s text:c="1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68"><text:span text:style-name="T15">О</text:span></text:p>
            <text:p text:style-name="P68">09</text:p>
          </table:table-cell>
          <table:table-cell table:style-name="Таблица2.AE1" table:number-columns-spanned="59" office:value-type="string">
            <text:p text:style-name="P41">1. Проверка наличия сопроводительного сертификата или другого <text:s/>документа <text:s/>подтверждающего качество материала с указанием гарантийн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19">10</text:p>
          </table:table-cell>
          <table:table-cell table:style-name="Таблица2.AE1" table:number-columns-spanned="59" office:value-type="string">
            <text:p text:style-name="P41">срока и <text:s/>даты изготовления. В случае отсутствия даты изготовления гарантийный <text:s/>срок <text:s/>исчислять <text:s/>с даты <text:s/>печати сертификата или друг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19">11</text:p>
          </table:table-cell>
          <table:table-cell table:style-name="Таблица2.AE1" table:number-columns-spanned="59" office:value-type="string">
            <text:p text:style-name="P41">сопровождающего документ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19">12</text:p>
          </table:table-cell>
          <table:table-cell table:style-name="Таблица2.AE1" table:number-columns-spanned="59" office:value-type="string">
            <text:p text:style-name="P73"><text:s/>2. Визуальный осмотр на наличие дефектов, повреждений упаковки и пр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19">13</text:p>
          </table:table-cell>
          <table:table-cell table:style-name="Таблица2.AE1" table:number-columns-spanned="59" office:value-type="string">
            <text:p text:style-name="P71"><text:s/><text:span text:style-name="T32">3. Определение массовой доли летучих веществ в смоле в %</text:span> <text:s text:c="23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19">14</text:p>
          </table:table-cell>
          <table:table-cell table:style-name="Таблица2.AE1" table:number-columns-spanned="59" office:value-type="string">
            <text:p text:style-name="P71"><text:s text:c="2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5" office:value-type="string">
            <text:p text:style-name="P19">15</text:p>
          </table:table-cell>
          <table:table-cell table:style-name="Таблица2.AE1" table:number-columns-spanned="59" office:value-type="string">
            <text:p text:style-name="P71"><text:s text:c="2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0">
          <table:table-cell table:style-name="Таблица2.d5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5" table:number-columns-spanned="2" office:value-type="string">
            <text:p text:style-name="P8"/>
          </table:table-cell>
          <table:covered-table-cell/>
          <table:table-cell table:style-name="Таблица2.d5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Таблица2.d5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d5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d5" table:number-columns-spanned="3" office:value-type="string">
            <text:p text:style-name="P8"/>
          </table:table-cell>
          <table:covered-table-cell/>
          <table:covered-table-cell/>
          <table:table-cell table:style-name="Таблица2.d5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d5" table:number-columns-spanned="3" office:value-type="string">
            <text:p text:style-name="P8"/>
          </table:table-cell>
          <table:covered-table-cell/>
          <table:covered-table-cell/>
          <table:table-cell table:style-name="Таблица2.d5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Таблица2.d5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Таблица2.d5" table:number-columns-spanned="3" office:value-type="string">
            <text:p text:style-name="P8"/>
          </table:table-cell>
          <table:covered-table-cell/>
          <table:covered-table-cell/>
          <table:table-cell table:style-name="Таблица2.d5" table:number-columns-spanned="2" office:value-type="string">
            <text:p text:style-name="P8"/>
          </table:table-cell>
          <table:covered-table-cell/>
          <table:table-cell table:style-name="Таблица2.d5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Таблица2.d5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AF30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2.5">
          <table:table-cell table:style-name="Таблица2.A31" table:number-columns-spanned="4" office:value-type="string">
            <text:p text:style-name="P12">КТП</text:p>
          </table:table-cell>
          <table:covered-table-cell/>
          <table:covered-table-cell/>
          <table:covered-table-cell/>
          <table:table-cell table:style-name="Таблица2.A31" table:number-columns-spanned="44" office:value-type="string">
            <text:p text:style-name="P12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1" table:number-columns-spanned="11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H31" office:value-type="string">
            <text:p text:style-name="P12"/>
          </table:table-cell>
        </table:table-row>
      </table:table>
      <text:p text:style-name="Standard"><text:soft-page-break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 table:number-columns-repeated="2"/>
        <table:table-column table:style-name="Таблица4.R"/>
        <table:table-column table:style-name="Таблица4.S"/>
        <table:table-column table:style-name="Таблица4.T"/>
        <table:table-column table:style-name="Таблица4.U"/>
        <table:table-column table:style-name="Таблица4.V"/>
        <table:table-column table:style-name="Таблица4.U"/>
        <table:table-column table:style-name="Таблица4.X"/>
        <table:table-column table:style-name="Таблица4.Y"/>
        <table:table-column table:style-name="Таблица4.Z"/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column table:style-name="Таблица4.r"/>
        <table:table-row table:style-name="Таблица4.1">
          <table:table-cell table:style-name="Таблица4.A1" table:number-columns-spanned="3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"><draw:frame draw:style-name="fr1" draw:name="Врезка3" text:anchor-type="char" svg:x="22.789cm" svg:y="-0.794cm" svg:width="5.63cm" svg:height="0.639cm" draw:z-index="5"><draw:text-box><text:p text:style-name="P17">ГОСТ 3.1404-86 <text:s/>Форма 1а</text:p></draw:text-box></draw:frame></text:p>
          </table:table-cell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p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4.1">
          <table:table-cell table:style-name="Таблица4.f1" table:number-columns-spanned="4" office:value-type="string">
            <text:p text:style-name="P18">Дубл.</text:p>
          </table:table-cell>
          <table:covered-table-cell/>
          <table:covered-table-cell/>
          <table:covered-table-cell/>
          <table:table-cell table:style-name="Таблица4.f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O2" table:number-columns-spanned="5" office:value-type="string">
            <text:p text:style-name="Standard"><text:s text:c="15"/></text:p>
          </table:table-cell>
          <table:covered-table-cell/>
          <table:covered-table-cell/>
          <table:covered-table-cell/>
          <table:covered-table-cell/>
          <table:table-cell table:style-name="Таблица4.T2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5"/>
          </table:table-cell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p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4.1">
          <table:table-cell table:style-name="Таблица4.f1" table:number-columns-spanned="4" office:value-type="string">
            <text:p text:style-name="P18">Взам.</text:p>
          </table:table-cell>
          <table:covered-table-cell/>
          <table:covered-table-cell/>
          <table:covered-table-cell/>
          <table:table-cell table:style-name="Таблица4.f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O3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p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4.1">
          <table:table-cell table:style-name="Таблица4.f1" table:number-columns-spanned="4" office:value-type="string">
            <text:p text:style-name="P18">Подл.</text:p>
          </table:table-cell>
          <table:covered-table-cell/>
          <table:covered-table-cell/>
          <table:covered-table-cell/>
          <table:table-cell table:style-name="Таблица4.f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covered-table-cell table:style-name="Таблица4.O3"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3" office:value-type="string">
            <text:p text:style-name="P3"/>
          </table:table-cell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p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4.5">
          <table:table-cell table:style-name="Таблица4.f1" table:number-columns-spanned="3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5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p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4.6">
          <table:table-cell table:style-name="Таблица4.A6" table:number-rows-spanned="3" office:value-type="string">
            <text:p text:style-name="P3"/>
          </table:table-cell>
          <table:table-cell table:style-name="Таблица4.A6" table:number-columns-spanned="2" office:value-type="string">
            <text:p text:style-name="P3"/>
          </table:table-cell>
          <table:covered-table-cell/>
          <table:table-cell table:style-name="Таблица4.A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table-cell table:style-name="Таблица4.A6" table:number-columns-spanned="2" office:value-type="string">
            <text:p text:style-name="P3"/>
          </table:table-cell>
          <table:covered-table-cell/>
          <table:table-cell table:style-name="Таблица4.A6" office:value-type="string">
            <text:p text:style-name="P3"/>
          </table:table-cell>
          <table:table-cell table:style-name="Таблица4.A6" office:value-type="string">
            <text:p text:style-name="P3"/>
          </table:table-cell>
          <table:table-cell table:style-name="Таблица4.A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A6" table:number-columns-spanned="3" office:value-type="string">
            <text:p text:style-name="P5"/>
          </table:table-cell>
          <table:covered-table-cell/>
          <table:covered-table-cell/>
          <table:table-cell table:style-name="Таблица4.A6" table:number-columns-spanned="3" office:value-type="string">
            <text:p text:style-name="P2"/>
          </table:table-cell>
          <table:covered-table-cell/>
          <table:covered-table-cell/>
          <table:table-cell table:style-name="Таблица4.b6" table:number-rows-spanned="3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k6" table:number-rows-spanned="3" table:number-columns-spanned="8" office:value-type="string">
            <text:p text:style-name="P66">К.<text:span text:style-name="T15">5</text:span>0188.00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 table:style-name="Таблица4.A6"/>
          <table:table-cell table:style-name="Таблица4.A6" table:number-columns-spanned="2" office:value-type="string">
            <text:p text:style-name="P3"/>
          </table:table-cell>
          <table:covered-table-cell/>
          <table:table-cell table:style-name="Таблица4.A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table-cell table:style-name="Таблица4.A6" table:number-columns-spanned="2" office:value-type="string">
            <text:p text:style-name="P3"/>
          </table:table-cell>
          <table:covered-table-cell/>
          <table:table-cell table:style-name="Таблица4.A6" office:value-type="string">
            <text:p text:style-name="P5"/>
          </table:table-cell>
          <table:table-cell table:style-name="Таблица4.A6" office:value-type="string">
            <text:p text:style-name="P5"/>
          </table:table-cell>
          <table:table-cell table:style-name="Таблица4.A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table-cell table:style-name="Таблица4.A6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4.b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 table:style-name="Таблица4.A6"/>
          <table:table-cell table:style-name="Таблица4.A6" table:number-columns-spanned="2" office:value-type="string">
            <text:p text:style-name="P3"/>
          </table:table-cell>
          <table:covered-table-cell/>
          <table:table-cell table:style-name="Таблица4.D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D8" table:number-columns-spanned="3" office:value-type="string">
            <text:p text:style-name="P3"/>
          </table:table-cell>
          <table:covered-table-cell/>
          <table:covered-table-cell/>
          <table:table-cell table:style-name="Таблица4.D8" table:number-columns-spanned="3" office:value-type="string">
            <text:p text:style-name="P3"/>
          </table:table-cell>
          <table:covered-table-cell/>
          <table:covered-table-cell/>
          <table:table-cell table:style-name="Таблица4.D8" table:number-columns-spanned="2" office:value-type="string">
            <text:p text:style-name="P3"/>
          </table:table-cell>
          <table:covered-table-cell/>
          <table:table-cell table:style-name="Таблица4.D8" office:value-type="string">
            <text:p text:style-name="P3"/>
          </table:table-cell>
          <table:table-cell table:style-name="Таблица4.D8" office:value-type="string">
            <text:p text:style-name="P3"/>
          </table:table-cell>
          <table:table-cell table:style-name="Таблица4.D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Таблица4.D8" table:number-columns-spanned="3" office:value-type="string">
            <text:p text:style-name="P3"/>
          </table:table-cell>
          <table:covered-table-cell/>
          <table:covered-table-cell/>
          <table:table-cell table:style-name="Таблица4.D8" table:number-columns-spanned="3" office:value-type="string">
            <text:p text:style-name="P3"/>
          </table:table-cell>
          <table:covered-table-cell/>
          <table:covered-table-cell/>
          <table:covered-table-cell table:style-name="Таблица4.b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9" table:number-columns-spanned="2" office:value-type="string">
            <text:p text:style-name="P19">А</text:p>
          </table:table-cell>
          <table:covered-table-cell/>
          <table:table-cell table:style-name="Таблица4.C9" table:number-columns-spanned="3" office:value-type="string">
            <text:p text:style-name="P32">Цех</text:p>
          </table:table-cell>
          <table:covered-table-cell/>
          <table:covered-table-cell/>
          <table:table-cell table:style-name="Таблица4.F9" table:number-columns-spanned="3" office:value-type="string">
            <text:p text:style-name="P31">Уч</text:p>
          </table:table-cell>
          <table:covered-table-cell/>
          <table:covered-table-cell/>
          <table:table-cell table:style-name="Таблица4.F9" office:value-type="string">
            <text:p text:style-name="P31">РМ</text:p>
          </table:table-cell>
          <table:table-cell table:style-name="Таблица4.F9" table:number-columns-spanned="2" office:value-type="string">
            <text:p text:style-name="P31">Опер</text:p>
          </table:table-cell>
          <table:covered-table-cell/>
          <table:table-cell table:style-name="Таблица4.F9" table:number-columns-spanned="9" office:value-type="string">
            <text:p text:style-name="P31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9" table:number-columns-spanned="24" office:value-type="string">
            <text:p text:style-name="P31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9" table:number-columns-spanned="2" office:value-type="string">
            <text:p text:style-name="P19">Б</text:p>
          </table:table-cell>
          <table:covered-table-cell/>
          <table:table-cell table:style-name="Таблица4.C10" table:number-columns-spanned="18" office:value-type="string">
            <text:p text:style-name="P3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10" table:number-columns-spanned="2" office:value-type="string">
            <text:p text:style-name="P31">СМ</text:p>
          </table:table-cell>
          <table:covered-table-cell/>
          <table:table-cell table:style-name="Таблица4.U10" table:number-columns-spanned="2" office:value-type="string">
            <text:p text:style-name="P31">Проф</text:p>
          </table:table-cell>
          <table:covered-table-cell/>
          <table:table-cell table:style-name="Таблица4.U10" table:number-columns-spanned="2" office:value-type="string">
            <text:p text:style-name="P31">Р</text:p>
          </table:table-cell>
          <table:covered-table-cell/>
          <table:table-cell table:style-name="Таблица4.U10" table:number-columns-spanned="2" office:value-type="string">
            <text:p text:style-name="P31">УТ</text:p>
          </table:table-cell>
          <table:covered-table-cell/>
          <table:table-cell table:style-name="Таблица4.U10" table:number-columns-spanned="2" office:value-type="string">
            <text:p text:style-name="P31">КР</text:p>
          </table:table-cell>
          <table:covered-table-cell/>
          <table:table-cell table:style-name="Таблица4.U10" table:number-columns-spanned="2" office:value-type="string">
            <text:p text:style-name="P19">КОИД</text:p>
          </table:table-cell>
          <table:covered-table-cell/>
          <table:table-cell table:style-name="Таблица4.U10" table:number-columns-spanned="2" office:value-type="string">
            <text:p text:style-name="P31">ЕН</text:p>
          </table:table-cell>
          <table:covered-table-cell/>
          <table:table-cell table:style-name="Таблица4.U10" table:number-columns-spanned="4" office:value-type="string">
            <text:p text:style-name="P31">ОП</text:p>
          </table:table-cell>
          <table:covered-table-cell/>
          <table:covered-table-cell/>
          <table:covered-table-cell/>
          <table:table-cell table:style-name="Таблица4.U10" table:number-columns-spanned="2" office:value-type="string">
            <text:p text:style-name="P31">Кшт</text:p>
          </table:table-cell>
          <table:covered-table-cell/>
          <table:table-cell table:style-name="Таблица4.U10" table:number-columns-spanned="2" office:value-type="string">
            <text:p text:style-name="P9"><text:span text:style-name="T5">Т</text:span><text:span text:style-name="T7">п.з.</text:span></text:p>
          </table:table-cell>
          <table:covered-table-cell/>
          <table:table-cell table:style-name="Таблица4.q10" table:number-columns-spanned="2" office:value-type="string">
            <text:p text:style-name="P10"><text:span text:style-name="T5">Т</text:span><text:span text:style-name="T7">шт.</text:span></text:p>
          </table:table-cell>
          <table:covered-table-cell/>
        </table:table-row>
        <table:table-row table:style-name="Таблица4.1">
          <table:table-cell table:style-name="Таблица4.A9" table:number-columns-spanned="2" office:value-type="string">
            <text:p text:style-name="P31">Р</text:p>
          </table:table-cell>
          <table:covered-table-cell/>
          <table:table-cell table:style-name="Таблица4.F9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4" office:value-type="string">
            <text:p text:style-name="P31">ПИ</text:p>
          </table:table-cell>
          <table:covered-table-cell/>
          <table:covered-table-cell/>
          <table:covered-table-cell/>
          <table:table-cell table:style-name="Таблица4.A9" table:number-columns-spanned="4" office:value-type="string">
            <text:p text:style-name="P31">Д или В, мм</text:p>
          </table:table-cell>
          <table:covered-table-cell/>
          <table:covered-table-cell/>
          <table:covered-table-cell/>
          <table:table-cell table:style-name="Таблица4.A9" table:number-columns-spanned="4" office:value-type="string">
            <text:p text:style-name="P7"><text:span text:style-name="T6">L</text:span><text:span text:style-name="T5">, мм</text:span></text:p>
          </table:table-cell>
          <table:covered-table-cell/>
          <table:covered-table-cell/>
          <table:covered-table-cell/>
          <table:table-cell table:style-name="Таблица4.A9" table:number-columns-spanned="2" office:value-type="string">
            <text:p text:style-name="P7"><text:span text:style-name="T6">t</text:span><text:span text:style-name="T5">, мм</text:span></text:p>
          </table:table-cell>
          <table:covered-table-cell/>
          <table:table-cell table:style-name="Таблица4.A9" table:number-columns-spanned="2" office:value-type="string">
            <text:p text:style-name="P33">i</text:p>
          </table:table-cell>
          <table:covered-table-cell/>
          <table:table-cell table:style-name="Таблица4.A9" table:number-columns-spanned="6" office:value-type="string">
            <text:p text:style-name="P7"><text:span text:style-name="T6">s, </text:span><text:span text:style-name="T5">мм</text:span><text:span text:style-name="T6">/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A9" table:number-columns-spanned="2" office:value-type="string">
            <text:p text:style-name="P9"><text:span text:style-name="T6">n</text:span><text:span text:style-name="T5">, об/мин</text:span></text:p>
          </table:table-cell>
          <table:covered-table-cell/>
          <table:table-cell table:style-name="Таблица4.U9" table:number-columns-spanned="2" office:value-type="string">
            <text:p text:style-name="P10"><text:span text:style-name="T6">v</text:span><text:span text:style-name="T5">, м/мин</text:span></text:p>
          </table:table-cell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<draw:g text:anchor-type="char" draw:z-index="1" draw:name="DrawObject13" draw:style-name="gr1"><draw:line draw:name="Фигура14" draw:style-name="gr2" draw:text-style-name="P80" svg:x1="1.256cm" svg:y1="9.833cm" svg:x2="28.582cm" svg:y2="9.833cm"><text:p/></draw:line><draw:line draw:name="Фигура 1" draw:style-name="gr2" draw:text-style-name="P80" svg:x1="1.243cm" svg:y1="10.602cm" svg:x2="28.569cm" svg:y2="10.602cm"><text:p/></draw:line><draw:g draw:name="DrawObject13" draw:style-name="gr3"><draw:g draw:name="DrawObject 13" draw:style-name="gr3"><draw:g draw:name="Фигура 2" draw:style-name="gr4"><draw:line draw:style-name="gr2" draw:text-style-name="P80" svg:x1="1.293cm" svg:y1="0.762cm" svg:x2="28.619cm" svg:y2="0.762cm"><text:p/></draw:line><draw:line draw:style-name="gr2" draw:text-style-name="P80" svg:x1="1.27cm" svg:y1="1.505cm" svg:x2="28.596cm" svg:y2="1.505cm"><text:p/></draw:line><draw:line draw:style-name="gr2" draw:text-style-name="P80" svg:x1="1.27cm" svg:y1="2.284cm" svg:x2="28.596cm" svg:y2="2.284cm"><text:p/></draw:line><draw:line draw:style-name="gr2" draw:text-style-name="P80" svg:x1="1.256cm" svg:y1="3.03cm" svg:x2="28.582cm" svg:y2="3.03cm"><text:p/></draw:line><draw:line draw:style-name="gr2" draw:text-style-name="P80" svg:x1="1.286cm" svg:y1="3.801cm" svg:x2="28.612cm" svg:y2="3.801cm"><text:p/></draw:line><draw:line draw:style-name="gr2" draw:text-style-name="P80" svg:x1="1.286cm" svg:y1="4.551cm" svg:x2="28.612cm" svg:y2="4.551cm"><text:p/></draw:line><draw:line draw:style-name="gr2" draw:text-style-name="P80" svg:x1="1.285cm" svg:y1="5.316cm" svg:x2="28.611cm" svg:y2="5.316cm"><text:p/></draw:line><draw:line draw:style-name="gr2" draw:text-style-name="P80" svg:x1="1.263cm" svg:y1="6.068cm" svg:x2="28.589cm" svg:y2="6.068cm"><text:p/></draw:line><draw:line draw:style-name="gr2" draw:text-style-name="P80" svg:x1="1.285cm" svg:y1="6.828cm" svg:x2="28.611cm" svg:y2="6.828cm"><text:p/></draw:line><draw:line draw:style-name="gr2" draw:text-style-name="P80" svg:x1="1.278cm" svg:y1="8.345cm" svg:x2="28.604cm" svg:y2="8.345cm"><text:p/></draw:line><draw:line draw:style-name="gr2" draw:text-style-name="P80" svg:x1="1.278cm" svg:y1="7.598cm" svg:x2="28.604cm" svg:y2="7.598cm"><text:p/></draw:line><draw:line draw:style-name="gr2" draw:text-style-name="P80" svg:x1="1.286cm" svg:y1="9.112cm" svg:x2="28.612cm" svg:y2="9.112cm"><text:p/></draw:line></draw:g><draw:g draw:name="DrawObject 28" draw:style-name="gr3"><draw:g draw:name="DrawObject 29" draw:style-name="gr4"><draw:line draw:name="Вертикальная линия 417" draw:style-name="gr5" draw:text-style-name="P81" svg:x1="2.189cm" svg:y1="0cm" svg:x2="2.189cm" svg:y2="0.101cm"><text:p/></draw:line><draw:line draw:name="Вертикальная линия 418" draw:style-name="gr5" draw:text-style-name="P81" svg:x1="3.117cm" svg:y1="0cm" svg:x2="3.117cm" svg:y2="0.101cm"><text:p/></draw:line><draw:line draw:name="Вертикальная линия 419" draw:style-name="gr5" draw:text-style-name="P81" svg:x1="4.038cm" svg:y1="0cm" svg:x2="4.038cm" svg:y2="0.101cm"><text:p/></draw:line><draw:line draw:name="Вертикальная линия 420" draw:style-name="gr5" draw:text-style-name="P81" svg:x1="5.544cm" svg:y1="0cm" svg:x2="5.544cm" svg:y2="0.101cm"><text:p/></draw:line><draw:line draw:name="Вертикальная линия 421" draw:style-name="gr5" draw:text-style-name="P81" svg:x1="11.03cm" svg:y1="0cm" svg:x2="11.03cm" svg:y2="0.101cm"><text:p/></draw:line><draw:line draw:name="Вертикальная линия 422" draw:style-name="gr5" draw:text-style-name="P81" svg:x1="11.781cm" svg:y1="0cm" svg:x2="11.781cm" svg:y2="0.101cm"><text:p/></draw:line><draw:line draw:name="Вертикальная линия 423" draw:style-name="gr5" draw:text-style-name="P81" svg:x1="13.03cm" svg:y1="0cm" svg:x2="13.03cm" svg:y2="0.101cm"><text:p/></draw:line><draw:line draw:name="Вертикальная линия 424" draw:style-name="gr5" draw:text-style-name="P81" svg:x1="14.554cm" svg:y1="0cm" svg:x2="14.554cm" svg:y2="0.101cm"><text:p/></draw:line><draw:line draw:name="Вертикальная линия 425" draw:style-name="gr5" draw:text-style-name="P81" svg:x1="16.041cm" svg:y1="0cm" svg:x2="16.041cm" svg:y2="0.101cm"><text:p/></draw:line><draw:line draw:name="Вертикальная линия 426" draw:style-name="gr5" draw:text-style-name="P81" svg:x1="17.549cm" svg:y1="0cm" svg:x2="17.549cm" svg:y2="0.101cm"><text:p/></draw:line><draw:line draw:name="Вертикальная линия 427" draw:style-name="gr5" draw:text-style-name="P81" svg:x1="19.036cm" svg:y1="0cm" svg:x2="19.036cm" svg:y2="0.101cm"><text:p/></draw:line><draw:line draw:name="Вертикальная линия 428" draw:style-name="gr5" draw:text-style-name="P81" svg:x1="20.419cm" svg:y1="0cm" svg:x2="20.419cm" svg:y2="0.101cm"><text:p/></draw:line><draw:line draw:name="Вертикальная линия 429" draw:style-name="gr5" draw:text-style-name="P81" svg:x1="21.792cm" svg:y1="0cm" svg:x2="21.792cm" svg:y2="0.101cm"><text:p/></draw:line><draw:line draw:name="Вертикальная линия 430" draw:style-name="gr5" draw:text-style-name="P81" svg:x1="23.174cm" svg:y1="0cm" svg:x2="23.174cm" svg:y2="0.101cm"><text:p/></draw:line><draw:line draw:name="Вертикальная линия 431" draw:style-name="gr5" draw:text-style-name="P81" svg:x1="24.549cm" svg:y1="0cm" svg:x2="24.549cm" svg:y2="0.101cm"><text:p/></draw:line><draw:line draw:name="Вертикальная линия 432" draw:style-name="gr5" draw:text-style-name="P81" svg:x1="26.521cm" svg:y1="0cm" svg:x2="26.521cm" svg:y2="0.101cm"><text:p/></draw:line></draw:g><draw:g draw:name="DrawObject 30" draw:style-name="gr4"><draw:line draw:name="Вертикальная линия 433" draw:style-name="gr5" draw:text-style-name="P81" svg:x1="2.189cm" svg:y1="0.762cm" svg:x2="2.189cm" svg:y2="0.863cm"><text:p/></draw:line><draw:line draw:name="Вертикальная линия 434" draw:style-name="gr5" draw:text-style-name="P81" svg:x1="3.117cm" svg:y1="0.762cm" svg:x2="3.117cm" svg:y2="0.863cm"><text:p/></draw:line><draw:line draw:name="Вертикальная линия 435" draw:style-name="gr5" draw:text-style-name="P81" svg:x1="4.038cm" svg:y1="0.762cm" svg:x2="4.038cm" svg:y2="0.863cm"><text:p/></draw:line><draw:line draw:name="Вертикальная линия 436" draw:style-name="gr5" draw:text-style-name="P81" svg:x1="5.544cm" svg:y1="0.762cm" svg:x2="5.544cm" svg:y2="0.863cm"><text:p/></draw:line><draw:line draw:name="Вертикальная линия 437" draw:style-name="gr5" draw:text-style-name="P81" svg:x1="11.03cm" svg:y1="0.762cm" svg:x2="11.03cm" svg:y2="0.863cm"><text:p/></draw:line><draw:line draw:name="Вертикальная линия 438" draw:style-name="gr5" draw:text-style-name="P81" svg:x1="11.781cm" svg:y1="0.762cm" svg:x2="11.781cm" svg:y2="0.863cm"><text:p/></draw:line><draw:line draw:name="Вертикальная линия 439" draw:style-name="gr5" draw:text-style-name="P81" svg:x1="13.03cm" svg:y1="0.762cm" svg:x2="13.03cm" svg:y2="0.863cm"><text:p/></draw:line><draw:line draw:name="Вертикальная линия 440" draw:style-name="gr5" draw:text-style-name="P81" svg:x1="14.554cm" svg:y1="0.762cm" svg:x2="14.554cm" svg:y2="0.863cm"><text:p/></draw:line><draw:line draw:name="Вертикальная линия 441" draw:style-name="gr5" draw:text-style-name="P81" svg:x1="16.041cm" svg:y1="0.762cm" svg:x2="16.041cm" svg:y2="0.863cm"><text:p/></draw:line><draw:line draw:name="Вертикальная линия 442" draw:style-name="gr5" draw:text-style-name="P81" svg:x1="17.549cm" svg:y1="0.762cm" svg:x2="17.549cm" svg:y2="0.863cm"><text:p/></draw:line><draw:line draw:name="Вертикальная линия 443" draw:style-name="gr5" draw:text-style-name="P81" svg:x1="19.036cm" svg:y1="0.762cm" svg:x2="19.036cm" svg:y2="0.863cm"><text:p/></draw:line><draw:line draw:name="Вертикальная линия 444" draw:style-name="gr5" draw:text-style-name="P81" svg:x1="20.419cm" svg:y1="0.762cm" svg:x2="20.419cm" svg:y2="0.863cm"><text:p/></draw:line><draw:line draw:name="Вертикальная линия 445" draw:style-name="gr5" draw:text-style-name="P81" svg:x1="21.792cm" svg:y1="0.762cm" svg:x2="21.792cm" svg:y2="0.863cm"><text:p/></draw:line><draw:line draw:name="Вертикальная линия 446" draw:style-name="gr5" draw:text-style-name="P81" svg:x1="23.174cm" svg:y1="0.762cm" svg:x2="23.174cm" svg:y2="0.863cm"><text:p/></draw:line><draw:line draw:name="Вертикальная линия 447" draw:style-name="gr5" draw:text-style-name="P81" svg:x1="24.549cm" svg:y1="0.762cm" svg:x2="24.549cm" svg:y2="0.863cm"><text:p/></draw:line><draw:line draw:name="Вертикальная линия 448" draw:style-name="gr5" draw:text-style-name="P81" svg:x1="26.521cm" svg:y1="0.762cm" svg:x2="26.521cm" svg:y2="0.863cm"><text:p/></draw:line></draw:g><draw:g draw:name="DrawObject 31" draw:style-name="gr4"><draw:line draw:name="Вертикальная линия 449" draw:style-name="gr5" draw:text-style-name="P81" svg:x1="2.189cm" svg:y1="1.505cm" svg:x2="2.189cm" svg:y2="1.606cm"><text:p/></draw:line><draw:line draw:name="Вертикальная линия 450" draw:style-name="gr5" draw:text-style-name="P81" svg:x1="3.117cm" svg:y1="1.505cm" svg:x2="3.117cm" svg:y2="1.606cm"><text:p/></draw:line><draw:line draw:name="Вертикальная линия 451" draw:style-name="gr5" draw:text-style-name="P81" svg:x1="4.038cm" svg:y1="1.505cm" svg:x2="4.038cm" svg:y2="1.606cm"><text:p/></draw:line><draw:line draw:name="Вертикальная линия 452" draw:style-name="gr5" draw:text-style-name="P81" svg:x1="5.544cm" svg:y1="1.505cm" svg:x2="5.544cm" svg:y2="1.606cm"><text:p/></draw:line><draw:line draw:name="Вертикальная линия 453" draw:style-name="gr5" draw:text-style-name="P81" svg:x1="11.03cm" svg:y1="1.505cm" svg:x2="11.03cm" svg:y2="1.606cm"><text:p/></draw:line><draw:line draw:name="Вертикальная линия 454" draw:style-name="gr5" draw:text-style-name="P81" svg:x1="11.781cm" svg:y1="1.505cm" svg:x2="11.781cm" svg:y2="1.606cm"><text:p/></draw:line><draw:line draw:name="Вертикальная линия 455" draw:style-name="gr5" draw:text-style-name="P81" svg:x1="13.03cm" svg:y1="1.505cm" svg:x2="13.03cm" svg:y2="1.606cm"><text:p/></draw:line><draw:line draw:name="Вертикальная линия 456" draw:style-name="gr5" draw:text-style-name="P81" svg:x1="14.554cm" svg:y1="1.505cm" svg:x2="14.554cm" svg:y2="1.606cm"><text:p/></draw:line><draw:line draw:name="Вертикальная линия 457" draw:style-name="gr5" draw:text-style-name="P81" svg:x1="16.041cm" svg:y1="1.505cm" svg:x2="16.041cm" svg:y2="1.606cm"><text:p/></draw:line><draw:line draw:name="Вертикальная линия 458" draw:style-name="gr5" draw:text-style-name="P81" svg:x1="17.549cm" svg:y1="1.505cm" svg:x2="17.549cm" svg:y2="1.606cm"><text:p/></draw:line><draw:line draw:name="Вертикальная линия 459" draw:style-name="gr5" draw:text-style-name="P81" svg:x1="19.036cm" svg:y1="1.505cm" svg:x2="19.036cm" svg:y2="1.606cm"><text:p/></draw:line><draw:line draw:name="Вертикальная линия 460" draw:style-name="gr5" draw:text-style-name="P81" svg:x1="20.419cm" svg:y1="1.505cm" svg:x2="20.419cm" svg:y2="1.606cm"><text:p/></draw:line><draw:line draw:name="Вертикальная линия 461" draw:style-name="gr5" draw:text-style-name="P81" svg:x1="21.792cm" svg:y1="1.505cm" svg:x2="21.792cm" svg:y2="1.606cm"><text:p/></draw:line><draw:line draw:name="Вертикальная линия 462" draw:style-name="gr5" draw:text-style-name="P81" svg:x1="23.174cm" svg:y1="1.505cm" svg:x2="23.174cm" svg:y2="1.606cm"><text:p/></draw:line><draw:line draw:name="Вертикальная линия 463" draw:style-name="gr5" draw:text-style-name="P81" svg:x1="24.549cm" svg:y1="1.505cm" svg:x2="24.549cm" svg:y2="1.606cm"><text:p/></draw:line><draw:line draw:name="Вертикальная линия 464" draw:style-name="gr5" draw:text-style-name="P81" svg:x1="26.521cm" svg:y1="1.505cm" svg:x2="26.521cm" svg:y2="1.606cm"><text:p/></draw:line></draw:g><draw:g draw:name="DrawObject 32" draw:style-name="gr4"><draw:line draw:name="Вертикальная линия 465" draw:style-name="gr5" draw:text-style-name="P81" svg:x1="2.189cm" svg:y1="2.284cm" svg:x2="2.189cm" svg:y2="2.385cm"><text:p/></draw:line><draw:line draw:name="Вертикальная линия 466" draw:style-name="gr5" draw:text-style-name="P81" svg:x1="3.117cm" svg:y1="2.284cm" svg:x2="3.117cm" svg:y2="2.385cm"><text:p/></draw:line><draw:line draw:name="Вертикальная линия 467" draw:style-name="gr5" draw:text-style-name="P81" svg:x1="4.038cm" svg:y1="2.284cm" svg:x2="4.038cm" svg:y2="2.385cm"><text:p/></draw:line><draw:line draw:name="Вертикальная линия 468" draw:style-name="gr5" draw:text-style-name="P81" svg:x1="5.544cm" svg:y1="2.284cm" svg:x2="5.544cm" svg:y2="2.385cm"><text:p/></draw:line><draw:line draw:name="Вертикальная линия 469" draw:style-name="gr5" draw:text-style-name="P81" svg:x1="11.03cm" svg:y1="2.284cm" svg:x2="11.03cm" svg:y2="2.385cm"><text:p/></draw:line><draw:line draw:name="Вертикальная линия 470" draw:style-name="gr5" draw:text-style-name="P81" svg:x1="11.781cm" svg:y1="2.284cm" svg:x2="11.781cm" svg:y2="2.385cm"><text:p/></draw:line><draw:line draw:name="Вертикальная линия 471" draw:style-name="gr5" draw:text-style-name="P81" svg:x1="13.03cm" svg:y1="2.284cm" svg:x2="13.03cm" svg:y2="2.385cm"><text:p/></draw:line><draw:line draw:name="Вертикальная линия 472" draw:style-name="gr5" draw:text-style-name="P81" svg:x1="14.554cm" svg:y1="2.284cm" svg:x2="14.554cm" svg:y2="2.385cm"><text:p/></draw:line><draw:line draw:name="Вертикальная линия 473" draw:style-name="gr5" draw:text-style-name="P81" svg:x1="16.041cm" svg:y1="2.284cm" svg:x2="16.041cm" svg:y2="2.385cm"><text:p/></draw:line><draw:line draw:name="Вертикальная линия 474" draw:style-name="gr5" draw:text-style-name="P81" svg:x1="17.549cm" svg:y1="2.284cm" svg:x2="17.549cm" svg:y2="2.385cm"><text:p/></draw:line><draw:line draw:name="Вертикальная линия 475" draw:style-name="gr5" draw:text-style-name="P81" svg:x1="19.036cm" svg:y1="2.284cm" svg:x2="19.036cm" svg:y2="2.385cm"><text:p/></draw:line><draw:line draw:name="Вертикальная линия 476" draw:style-name="gr5" draw:text-style-name="P81" svg:x1="20.419cm" svg:y1="2.284cm" svg:x2="20.419cm" svg:y2="2.385cm"><text:p/></draw:line><draw:line draw:name="Вертикальная линия 477" draw:style-name="gr5" draw:text-style-name="P81" svg:x1="21.792cm" svg:y1="2.284cm" svg:x2="21.792cm" svg:y2="2.385cm"><text:p/></draw:line><draw:line draw:name="Вертикальная линия 478" draw:style-name="gr5" draw:text-style-name="P81" svg:x1="23.174cm" svg:y1="2.284cm" svg:x2="23.174cm" svg:y2="2.385cm"><text:p/></draw:line><draw:line draw:name="Вертикальная линия 479" draw:style-name="gr5" draw:text-style-name="P81" svg:x1="24.549cm" svg:y1="2.284cm" svg:x2="24.549cm" svg:y2="2.385cm"><text:p/></draw:line><draw:line draw:name="Вертикальная линия 480" draw:style-name="gr5" draw:text-style-name="P81" svg:x1="26.521cm" svg:y1="2.284cm" svg:x2="26.521cm" svg:y2="2.385cm"><text:p/></draw:line></draw:g><draw:g draw:name="DrawObject 33" draw:style-name="gr4"><draw:line draw:name="Вертикальная линия 481" draw:style-name="gr5" draw:text-style-name="P81" svg:x1="2.189cm" svg:y1="3.046cm" svg:x2="2.189cm" svg:y2="3.147cm"><text:p/></draw:line><draw:line draw:name="Вертикальная линия 482" draw:style-name="gr5" draw:text-style-name="P81" svg:x1="3.117cm" svg:y1="3.046cm" svg:x2="3.117cm" svg:y2="3.147cm"><text:p/></draw:line><draw:line draw:name="Вертикальная линия 483" draw:style-name="gr5" draw:text-style-name="P81" svg:x1="4.038cm" svg:y1="3.046cm" svg:x2="4.038cm" svg:y2="3.147cm"><text:p/></draw:line><draw:line draw:name="Вертикальная линия 484" draw:style-name="gr5" draw:text-style-name="P81" svg:x1="5.544cm" svg:y1="3.046cm" svg:x2="5.544cm" svg:y2="3.147cm"><text:p/></draw:line><draw:line draw:name="Вертикальная линия 485" draw:style-name="gr5" draw:text-style-name="P81" svg:x1="11.03cm" svg:y1="3.046cm" svg:x2="11.03cm" svg:y2="3.147cm"><text:p/></draw:line><draw:line draw:name="Вертикальная линия 486" draw:style-name="gr5" draw:text-style-name="P81" svg:x1="11.781cm" svg:y1="3.046cm" svg:x2="11.781cm" svg:y2="3.147cm"><text:p/></draw:line><draw:line draw:name="Вертикальная линия 487" draw:style-name="gr5" draw:text-style-name="P81" svg:x1="13.03cm" svg:y1="3.046cm" svg:x2="13.03cm" svg:y2="3.147cm"><text:p/></draw:line><draw:line draw:name="Вертикальная линия 488" draw:style-name="gr5" draw:text-style-name="P81" svg:x1="14.554cm" svg:y1="3.046cm" svg:x2="14.554cm" svg:y2="3.147cm"><text:p/></draw:line><draw:line draw:name="Вертикальная линия 489" draw:style-name="gr5" draw:text-style-name="P81" svg:x1="16.041cm" svg:y1="3.046cm" svg:x2="16.041cm" svg:y2="3.147cm"><text:p/></draw:line><draw:line draw:name="Вертикальная линия 490" draw:style-name="gr5" draw:text-style-name="P81" svg:x1="17.549cm" svg:y1="3.046cm" svg:x2="17.549cm" svg:y2="3.147cm"><text:p/></draw:line><draw:line draw:name="Вертикальная линия 491" draw:style-name="gr5" draw:text-style-name="P81" svg:x1="19.036cm" svg:y1="3.046cm" svg:x2="19.036cm" svg:y2="3.147cm"><text:p/></draw:line><draw:line draw:name="Вертикальная линия 492" draw:style-name="gr5" draw:text-style-name="P81" svg:x1="20.419cm" svg:y1="3.046cm" svg:x2="20.419cm" svg:y2="3.147cm"><text:p/></draw:line><draw:line draw:name="Вертикальная линия 493" draw:style-name="gr5" draw:text-style-name="P81" svg:x1="21.792cm" svg:y1="3.046cm" svg:x2="21.792cm" svg:y2="3.147cm"><text:p/></draw:line><draw:line draw:name="Вертикальная линия 494" draw:style-name="gr5" draw:text-style-name="P81" svg:x1="23.174cm" svg:y1="3.046cm" svg:x2="23.174cm" svg:y2="3.147cm"><text:p/></draw:line><draw:line draw:name="Вертикальная линия 495" draw:style-name="gr5" draw:text-style-name="P81" svg:x1="24.549cm" svg:y1="3.046cm" svg:x2="24.549cm" svg:y2="3.147cm"><text:p/></draw:line><draw:line draw:name="Вертикальная линия 496" draw:style-name="gr5" draw:text-style-name="P81" svg:x1="26.521cm" svg:y1="3.046cm" svg:x2="26.521cm" svg:y2="3.147cm"><text:p/></draw:line></draw:g><draw:g draw:name="DrawObject 34" draw:style-name="gr4"><draw:line draw:name="Вертикальная линия 497" draw:style-name="gr5" draw:text-style-name="P81" svg:x1="2.189cm" svg:y1="3.789cm" svg:x2="2.189cm" svg:y2="3.89cm"><text:p/></draw:line><draw:line draw:name="Вертикальная линия 498" draw:style-name="gr5" draw:text-style-name="P81" svg:x1="3.117cm" svg:y1="3.789cm" svg:x2="3.117cm" svg:y2="3.89cm"><text:p/></draw:line><draw:line draw:name="Вертикальная линия 499" draw:style-name="gr5" draw:text-style-name="P81" svg:x1="4.038cm" svg:y1="3.789cm" svg:x2="4.038cm" svg:y2="3.89cm"><text:p/></draw:line><draw:line draw:name="Вертикальная линия 500" draw:style-name="gr5" draw:text-style-name="P81" svg:x1="5.544cm" svg:y1="3.789cm" svg:x2="5.544cm" svg:y2="3.89cm"><text:p/></draw:line><draw:line draw:name="Вертикальная линия 501" draw:style-name="gr5" draw:text-style-name="P81" svg:x1="11.03cm" svg:y1="3.789cm" svg:x2="11.03cm" svg:y2="3.89cm"><text:p/></draw:line><draw:line draw:name="Вертикальная линия 502" draw:style-name="gr5" draw:text-style-name="P81" svg:x1="11.781cm" svg:y1="3.789cm" svg:x2="11.781cm" svg:y2="3.89cm"><text:p/></draw:line><draw:line draw:name="Вертикальная линия 503" draw:style-name="gr5" draw:text-style-name="P81" svg:x1="13.03cm" svg:y1="3.789cm" svg:x2="13.03cm" svg:y2="3.89cm"><text:p/></draw:line><draw:line draw:name="Вертикальная линия 504" draw:style-name="gr5" draw:text-style-name="P81" svg:x1="14.554cm" svg:y1="3.789cm" svg:x2="14.554cm" svg:y2="3.89cm"><text:p/></draw:line><draw:line draw:name="Вертикальная линия 505" draw:style-name="gr5" draw:text-style-name="P81" svg:x1="16.041cm" svg:y1="3.789cm" svg:x2="16.041cm" svg:y2="3.89cm"><text:p/></draw:line><draw:line draw:name="Вертикальная линия 506" draw:style-name="gr5" draw:text-style-name="P81" svg:x1="17.549cm" svg:y1="3.789cm" svg:x2="17.549cm" svg:y2="3.89cm"><text:p/></draw:line><draw:line draw:name="Вертикальная линия 507" draw:style-name="gr5" draw:text-style-name="P81" svg:x1="19.036cm" svg:y1="3.789cm" svg:x2="19.036cm" svg:y2="3.89cm"><text:p/></draw:line><draw:line draw:name="Вертикальная линия 508" draw:style-name="gr5" draw:text-style-name="P81" svg:x1="20.419cm" svg:y1="3.789cm" svg:x2="20.419cm" svg:y2="3.89cm"><text:p/></draw:line><draw:line draw:name="Вертикальная линия 509" draw:style-name="gr5" draw:text-style-name="P81" svg:x1="21.792cm" svg:y1="3.789cm" svg:x2="21.792cm" svg:y2="3.89cm"><text:p/></draw:line><draw:line draw:name="Вертикальная линия 510" draw:style-name="gr5" draw:text-style-name="P81" svg:x1="23.174cm" svg:y1="3.789cm" svg:x2="23.174cm" svg:y2="3.89cm"><text:p/></draw:line><draw:line draw:name="Вертикальная линия 511" draw:style-name="gr5" draw:text-style-name="P81" svg:x1="24.549cm" svg:y1="3.789cm" svg:x2="24.549cm" svg:y2="3.89cm"><text:p/></draw:line><draw:line draw:name="Вертикальная линия 512" draw:style-name="gr5" draw:text-style-name="P81" svg:x1="26.521cm" svg:y1="3.789cm" svg:x2="26.521cm" svg:y2="3.89cm"><text:p/></draw:line></draw:g><draw:g draw:name="DrawObject 35" draw:style-name="gr4"><draw:line draw:name="Вертикальная линия 513" draw:style-name="gr5" draw:text-style-name="P81" svg:x1="2.189cm" svg:y1="4.551cm" svg:x2="2.189cm" svg:y2="4.652cm"><text:p/></draw:line><draw:line draw:name="Вертикальная линия 514" draw:style-name="gr5" draw:text-style-name="P81" svg:x1="3.117cm" svg:y1="4.551cm" svg:x2="3.117cm" svg:y2="4.652cm"><text:p/></draw:line><draw:line draw:name="Вертикальная линия 515" draw:style-name="gr5" draw:text-style-name="P81" svg:x1="4.038cm" svg:y1="4.551cm" svg:x2="4.038cm" svg:y2="4.652cm"><text:p/></draw:line><draw:line draw:name="Вертикальная линия 516" draw:style-name="gr5" draw:text-style-name="P81" svg:x1="5.544cm" svg:y1="4.551cm" svg:x2="5.544cm" svg:y2="4.652cm"><text:p/></draw:line><draw:line draw:name="Вертикальная линия 517" draw:style-name="gr5" draw:text-style-name="P81" svg:x1="11.03cm" svg:y1="4.551cm" svg:x2="11.03cm" svg:y2="4.652cm"><text:p/></draw:line><draw:line draw:name="Вертикальная линия 518" draw:style-name="gr5" draw:text-style-name="P81" svg:x1="11.781cm" svg:y1="4.551cm" svg:x2="11.781cm" svg:y2="4.652cm"><text:p/></draw:line><draw:line draw:name="Вертикальная линия 519" draw:style-name="gr5" draw:text-style-name="P81" svg:x1="13.03cm" svg:y1="4.551cm" svg:x2="13.03cm" svg:y2="4.652cm"><text:p/></draw:line><draw:line draw:name="Вертикальная линия 520" draw:style-name="gr5" draw:text-style-name="P81" svg:x1="14.554cm" svg:y1="4.551cm" svg:x2="14.554cm" svg:y2="4.652cm"><text:p/></draw:line><draw:line draw:name="Вертикальная линия 521" draw:style-name="gr5" draw:text-style-name="P81" svg:x1="16.041cm" svg:y1="4.551cm" svg:x2="16.041cm" svg:y2="4.652cm"><text:p/></draw:line><draw:line draw:name="Вертикальная линия 522" draw:style-name="gr5" draw:text-style-name="P81" svg:x1="17.549cm" svg:y1="4.551cm" svg:x2="17.549cm" svg:y2="4.652cm"><text:p/></draw:line><draw:line draw:name="Вертикальная линия 523" draw:style-name="gr5" draw:text-style-name="P81" svg:x1="19.036cm" svg:y1="4.551cm" svg:x2="19.036cm" svg:y2="4.652cm"><text:p/></draw:line><draw:line draw:name="Вертикальная линия 524" draw:style-name="gr5" draw:text-style-name="P81" svg:x1="20.419cm" svg:y1="4.551cm" svg:x2="20.419cm" svg:y2="4.652cm"><text:p/></draw:line><draw:line draw:name="Вертикальная линия 525" draw:style-name="gr5" draw:text-style-name="P81" svg:x1="21.792cm" svg:y1="4.551cm" svg:x2="21.792cm" svg:y2="4.652cm"><text:p/></draw:line><draw:line draw:name="Вертикальная линия 526" draw:style-name="gr5" draw:text-style-name="P81" svg:x1="23.174cm" svg:y1="4.551cm" svg:x2="23.174cm" svg:y2="4.652cm"><text:p/></draw:line><draw:line draw:name="Вертикальная линия 527" draw:style-name="gr5" draw:text-style-name="P81" svg:x1="24.549cm" svg:y1="4.551cm" svg:x2="24.549cm" svg:y2="4.652cm"><text:p/></draw:line><draw:line draw:name="Вертикальная линия 528" draw:style-name="gr5" draw:text-style-name="P81" svg:x1="26.521cm" svg:y1="4.551cm" svg:x2="26.521cm" svg:y2="4.652cm"><text:p/></draw:line></draw:g><draw:g draw:name="DrawObject 36" draw:style-name="gr4"><draw:line draw:name="Вертикальная линия 529" draw:style-name="gr5" draw:text-style-name="P81" svg:x1="2.189cm" svg:y1="5.313cm" svg:x2="2.189cm" svg:y2="5.414cm"><text:p/></draw:line><draw:line draw:name="Вертикальная линия 530" draw:style-name="gr5" draw:text-style-name="P81" svg:x1="3.117cm" svg:y1="5.313cm" svg:x2="3.117cm" svg:y2="5.414cm"><text:p/></draw:line><draw:line draw:name="Вертикальная линия 531" draw:style-name="gr5" draw:text-style-name="P81" svg:x1="4.038cm" svg:y1="5.313cm" svg:x2="4.038cm" svg:y2="5.414cm"><text:p/></draw:line><draw:line draw:name="Вертикальная линия 532" draw:style-name="gr5" draw:text-style-name="P81" svg:x1="5.544cm" svg:y1="5.313cm" svg:x2="5.544cm" svg:y2="5.414cm"><text:p/></draw:line><draw:line draw:name="Вертикальная линия 533" draw:style-name="gr5" draw:text-style-name="P81" svg:x1="11.03cm" svg:y1="5.313cm" svg:x2="11.03cm" svg:y2="5.414cm"><text:p/></draw:line><draw:line draw:name="Вертикальная линия 534" draw:style-name="gr5" draw:text-style-name="P81" svg:x1="11.781cm" svg:y1="5.313cm" svg:x2="11.781cm" svg:y2="5.414cm"><text:p/></draw:line><draw:line draw:name="Вертикальная линия 535" draw:style-name="gr5" draw:text-style-name="P81" svg:x1="13.03cm" svg:y1="5.313cm" svg:x2="13.03cm" svg:y2="5.414cm"><text:p/></draw:line><draw:line draw:name="Вертикальная линия 536" draw:style-name="gr5" draw:text-style-name="P81" svg:x1="14.554cm" svg:y1="5.313cm" svg:x2="14.554cm" svg:y2="5.414cm"><text:p/></draw:line><draw:line draw:name="Вертикальная линия 537" draw:style-name="gr5" draw:text-style-name="P81" svg:x1="16.041cm" svg:y1="5.313cm" svg:x2="16.041cm" svg:y2="5.414cm"><text:p/></draw:line><draw:line draw:name="Вертикальная линия 538" draw:style-name="gr5" draw:text-style-name="P81" svg:x1="17.549cm" svg:y1="5.313cm" svg:x2="17.549cm" svg:y2="5.414cm"><text:p/></draw:line><draw:line draw:name="Вертикальная линия 539" draw:style-name="gr5" draw:text-style-name="P81" svg:x1="19.036cm" svg:y1="5.313cm" svg:x2="19.036cm" svg:y2="5.414cm"><text:p/></draw:line><draw:line draw:name="Вертикальная линия 540" draw:style-name="gr5" draw:text-style-name="P81" svg:x1="20.419cm" svg:y1="5.313cm" svg:x2="20.419cm" svg:y2="5.414cm"><text:p/></draw:line><draw:line draw:name="Вертикальная линия 541" draw:style-name="gr5" draw:text-style-name="P81" svg:x1="21.792cm" svg:y1="5.313cm" svg:x2="21.792cm" svg:y2="5.414cm"><text:p/></draw:line><draw:line draw:name="Вертикальная линия 542" draw:style-name="gr5" draw:text-style-name="P81" svg:x1="23.174cm" svg:y1="5.313cm" svg:x2="23.174cm" svg:y2="5.414cm"><text:p/></draw:line><draw:line draw:name="Вертикальная линия 543" draw:style-name="gr5" draw:text-style-name="P81" svg:x1="24.549cm" svg:y1="5.313cm" svg:x2="24.549cm" svg:y2="5.414cm"><text:p/></draw:line><draw:line draw:name="Вертикальная линия 544" draw:style-name="gr5" draw:text-style-name="P81" svg:x1="26.521cm" svg:y1="5.313cm" svg:x2="26.521cm" svg:y2="5.414cm"><text:p/></draw:line></draw:g><draw:g draw:name="DrawObject 37" draw:style-name="gr4"><draw:line draw:name="Вертикальная линия 545" draw:style-name="gr5" draw:text-style-name="P81" svg:x1="2.189cm" svg:y1="6.055cm" svg:x2="2.189cm" svg:y2="6.156cm"><text:p/></draw:line><draw:line draw:name="Вертикальная линия 546" draw:style-name="gr5" draw:text-style-name="P81" svg:x1="3.117cm" svg:y1="6.055cm" svg:x2="3.117cm" svg:y2="6.156cm"><text:p/></draw:line><draw:line draw:name="Вертикальная линия 547" draw:style-name="gr5" draw:text-style-name="P81" svg:x1="4.038cm" svg:y1="6.055cm" svg:x2="4.038cm" svg:y2="6.156cm"><text:p/></draw:line><draw:line draw:name="Вертикальная линия 548" draw:style-name="gr5" draw:text-style-name="P81" svg:x1="5.544cm" svg:y1="6.055cm" svg:x2="5.544cm" svg:y2="6.156cm"><text:p/></draw:line><draw:line draw:name="Вертикальная линия 549" draw:style-name="gr5" draw:text-style-name="P81" svg:x1="11.03cm" svg:y1="6.055cm" svg:x2="11.03cm" svg:y2="6.156cm"><text:p/></draw:line><draw:line draw:name="Вертикальная линия 550" draw:style-name="gr5" draw:text-style-name="P81" svg:x1="11.781cm" svg:y1="6.055cm" svg:x2="11.781cm" svg:y2="6.156cm"><text:p/></draw:line><draw:line draw:name="Вертикальная линия 551" draw:style-name="gr5" draw:text-style-name="P81" svg:x1="13.03cm" svg:y1="6.055cm" svg:x2="13.03cm" svg:y2="6.156cm"><text:p/></draw:line><draw:line draw:name="Вертикальная линия 552" draw:style-name="gr5" draw:text-style-name="P81" svg:x1="14.554cm" svg:y1="6.055cm" svg:x2="14.554cm" svg:y2="6.156cm"><text:p/></draw:line><draw:line draw:name="Вертикальная линия 553" draw:style-name="gr5" draw:text-style-name="P81" svg:x1="16.041cm" svg:y1="6.055cm" svg:x2="16.041cm" svg:y2="6.156cm"><text:p/></draw:line><draw:line draw:name="Вертикальная линия 554" draw:style-name="gr5" draw:text-style-name="P81" svg:x1="17.549cm" svg:y1="6.055cm" svg:x2="17.549cm" svg:y2="6.156cm"><text:p/></draw:line><draw:line draw:name="Вертикальная линия 555" draw:style-name="gr5" draw:text-style-name="P81" svg:x1="19.036cm" svg:y1="6.055cm" svg:x2="19.036cm" svg:y2="6.156cm"><text:p/></draw:line><draw:line draw:name="Вертикальная линия 556" draw:style-name="gr5" draw:text-style-name="P81" svg:x1="20.419cm" svg:y1="6.055cm" svg:x2="20.419cm" svg:y2="6.156cm"><text:p/></draw:line><draw:line draw:name="Вертикальная линия 557" draw:style-name="gr5" draw:text-style-name="P81" svg:x1="21.792cm" svg:y1="6.055cm" svg:x2="21.792cm" svg:y2="6.156cm"><text:p/></draw:line><draw:line draw:name="Вертикальная линия 558" draw:style-name="gr5" draw:text-style-name="P81" svg:x1="23.174cm" svg:y1="6.055cm" svg:x2="23.174cm" svg:y2="6.156cm"><text:p/></draw:line><draw:line draw:name="Вертикальная линия 559" draw:style-name="gr5" draw:text-style-name="P81" svg:x1="24.549cm" svg:y1="6.055cm" svg:x2="24.549cm" svg:y2="6.156cm"><text:p/></draw:line><draw:line draw:name="Вертикальная линия 560" draw:style-name="gr5" draw:text-style-name="P81" svg:x1="26.521cm" svg:y1="6.055cm" svg:x2="26.521cm" svg:y2="6.156cm"><text:p/></draw:line></draw:g><draw:g draw:name="DrawObject 38" draw:style-name="gr4"><draw:line draw:name="Вертикальная линия 561" draw:style-name="gr5" draw:text-style-name="P81" svg:x1="2.189cm" svg:y1="6.828cm" svg:x2="2.189cm" svg:y2="6.929cm"><text:p/></draw:line><draw:line draw:name="Вертикальная линия 562" draw:style-name="gr5" draw:text-style-name="P81" svg:x1="3.117cm" svg:y1="6.828cm" svg:x2="3.117cm" svg:y2="6.929cm"><text:p/></draw:line><draw:line draw:name="Вертикальная линия 563" draw:style-name="gr5" draw:text-style-name="P81" svg:x1="4.038cm" svg:y1="6.828cm" svg:x2="4.038cm" svg:y2="6.929cm"><text:p/></draw:line><draw:line draw:name="Вертикальная линия 564" draw:style-name="gr5" draw:text-style-name="P81" svg:x1="5.544cm" svg:y1="6.828cm" svg:x2="5.544cm" svg:y2="6.929cm"><text:p/></draw:line><draw:line draw:name="Вертикальная линия 565" draw:style-name="gr5" draw:text-style-name="P81" svg:x1="11.03cm" svg:y1="6.828cm" svg:x2="11.03cm" svg:y2="6.929cm"><text:p/></draw:line><draw:line draw:name="Вертикальная линия 566" draw:style-name="gr5" draw:text-style-name="P81" svg:x1="11.781cm" svg:y1="6.828cm" svg:x2="11.781cm" svg:y2="6.929cm"><text:p/></draw:line><draw:line draw:name="Вертикальная линия 567" draw:style-name="gr5" draw:text-style-name="P81" svg:x1="13.03cm" svg:y1="6.828cm" svg:x2="13.03cm" svg:y2="6.929cm"><text:p/></draw:line><draw:line draw:name="Вертикальная линия 568" draw:style-name="gr5" draw:text-style-name="P81" svg:x1="14.554cm" svg:y1="6.828cm" svg:x2="14.554cm" svg:y2="6.929cm"><text:p/></draw:line><draw:line draw:name="Вертикальная линия 569" draw:style-name="gr5" draw:text-style-name="P81" svg:x1="16.041cm" svg:y1="6.828cm" svg:x2="16.041cm" svg:y2="6.929cm"><text:p/></draw:line><draw:line draw:name="Вертикальная линия 570" draw:style-name="gr5" draw:text-style-name="P81" svg:x1="17.549cm" svg:y1="6.828cm" svg:x2="17.549cm" svg:y2="6.929cm"><text:p/></draw:line><draw:line draw:name="Вертикальная линия 571" draw:style-name="gr5" draw:text-style-name="P81" svg:x1="19.036cm" svg:y1="6.828cm" svg:x2="19.036cm" svg:y2="6.929cm"><text:p/></draw:line><draw:line draw:name="Вертикальная линия 572" draw:style-name="gr5" draw:text-style-name="P81" svg:x1="20.419cm" svg:y1="6.828cm" svg:x2="20.419cm" svg:y2="6.929cm"><text:p/></draw:line><draw:line draw:name="Вертикальная линия 573" draw:style-name="gr5" draw:text-style-name="P81" svg:x1="21.792cm" svg:y1="6.828cm" svg:x2="21.792cm" svg:y2="6.929cm"><text:p/></draw:line><draw:line draw:name="Вертикальная линия 574" draw:style-name="gr5" draw:text-style-name="P81" svg:x1="23.174cm" svg:y1="6.828cm" svg:x2="23.174cm" svg:y2="6.929cm"><text:p/></draw:line><draw:line draw:name="Вертикальная линия 575" draw:style-name="gr5" draw:text-style-name="P81" svg:x1="24.549cm" svg:y1="6.828cm" svg:x2="24.549cm" svg:y2="6.929cm"><text:p/></draw:line><draw:line draw:name="Вертикальная линия 576" draw:style-name="gr5" draw:text-style-name="P81" svg:x1="26.521cm" svg:y1="6.828cm" svg:x2="26.521cm" svg:y2="6.929cm"><text:p/></draw:line></draw:g><draw:g draw:name="DrawObject 39" draw:style-name="gr4"><draw:line draw:name="Вертикальная линия 577" draw:style-name="gr5" draw:text-style-name="P81" svg:x1="2.189cm" svg:y1="7.59cm" svg:x2="2.189cm" svg:y2="7.691cm"><text:p/></draw:line><draw:line draw:name="Вертикальная линия 578" draw:style-name="gr5" draw:text-style-name="P81" svg:x1="3.117cm" svg:y1="7.59cm" svg:x2="3.117cm" svg:y2="7.691cm"><text:p/></draw:line><draw:line draw:name="Вертикальная линия 579" draw:style-name="gr5" draw:text-style-name="P81" svg:x1="4.038cm" svg:y1="7.59cm" svg:x2="4.038cm" svg:y2="7.691cm"><text:p/></draw:line><draw:line draw:name="Вертикальная линия 580" draw:style-name="gr5" draw:text-style-name="P81" svg:x1="5.544cm" svg:y1="7.59cm" svg:x2="5.544cm" svg:y2="7.691cm"><text:p/></draw:line><draw:line draw:name="Вертикальная линия 581" draw:style-name="gr5" draw:text-style-name="P81" svg:x1="11.03cm" svg:y1="7.59cm" svg:x2="11.03cm" svg:y2="7.691cm"><text:p/></draw:line><draw:line draw:name="Вертикальная линия 582" draw:style-name="gr5" draw:text-style-name="P81" svg:x1="11.781cm" svg:y1="7.59cm" svg:x2="11.781cm" svg:y2="7.691cm"><text:p/></draw:line><draw:line draw:name="Вертикальная линия 583" draw:style-name="gr5" draw:text-style-name="P81" svg:x1="13.03cm" svg:y1="7.59cm" svg:x2="13.03cm" svg:y2="7.691cm"><text:p/></draw:line><draw:line draw:name="Вертикальная линия 584" draw:style-name="gr5" draw:text-style-name="P81" svg:x1="14.554cm" svg:y1="7.59cm" svg:x2="14.554cm" svg:y2="7.691cm"><text:p/></draw:line><draw:line draw:name="Вертикальная линия 585" draw:style-name="gr5" draw:text-style-name="P81" svg:x1="16.041cm" svg:y1="7.59cm" svg:x2="16.041cm" svg:y2="7.691cm"><text:p/></draw:line><draw:line draw:name="Вертикальная линия 586" draw:style-name="gr5" draw:text-style-name="P81" svg:x1="17.549cm" svg:y1="7.59cm" svg:x2="17.549cm" svg:y2="7.691cm"><text:p/></draw:line><draw:line draw:name="Вертикальная линия 587" draw:style-name="gr5" draw:text-style-name="P81" svg:x1="19.036cm" svg:y1="7.59cm" svg:x2="19.036cm" svg:y2="7.691cm"><text:p/></draw:line><draw:line draw:name="Вертикальная линия 588" draw:style-name="gr5" draw:text-style-name="P81" svg:x1="20.419cm" svg:y1="7.59cm" svg:x2="20.419cm" svg:y2="7.691cm"><text:p/></draw:line><draw:line draw:name="Вертикальная линия 589" draw:style-name="gr5" draw:text-style-name="P81" svg:x1="21.792cm" svg:y1="7.59cm" svg:x2="21.792cm" svg:y2="7.691cm"><text:p/></draw:line><draw:line draw:name="Вертикальная линия 590" draw:style-name="gr5" draw:text-style-name="P81" svg:x1="23.174cm" svg:y1="7.59cm" svg:x2="23.174cm" svg:y2="7.691cm"><text:p/></draw:line><draw:line draw:name="Вертикальная линия 591" draw:style-name="gr5" draw:text-style-name="P81" svg:x1="24.549cm" svg:y1="7.59cm" svg:x2="24.549cm" svg:y2="7.691cm"><text:p/></draw:line><draw:line draw:name="Вертикальная линия 592" draw:style-name="gr5" draw:text-style-name="P81" svg:x1="26.521cm" svg:y1="7.59cm" svg:x2="26.521cm" svg:y2="7.691cm"><text:p/></draw:line></draw:g><draw:g draw:name="DrawObject 40" draw:style-name="gr4"><draw:line draw:name="Вертикальная линия 593" draw:style-name="gr5" draw:text-style-name="P81" svg:x1="2.189cm" svg:y1="8.333cm" svg:x2="2.189cm" svg:y2="8.434cm"><text:p/></draw:line><draw:line draw:name="Вертикальная линия 594" draw:style-name="gr5" draw:text-style-name="P81" svg:x1="3.117cm" svg:y1="8.333cm" svg:x2="3.117cm" svg:y2="8.434cm"><text:p/></draw:line><draw:line draw:name="Вертикальная линия 595" draw:style-name="gr5" draw:text-style-name="P81" svg:x1="4.038cm" svg:y1="8.333cm" svg:x2="4.038cm" svg:y2="8.434cm"><text:p/></draw:line><draw:line draw:name="Вертикальная линия 596" draw:style-name="gr5" draw:text-style-name="P81" svg:x1="5.544cm" svg:y1="8.333cm" svg:x2="5.544cm" svg:y2="8.434cm"><text:p/></draw:line><draw:line draw:name="Вертикальная линия 597" draw:style-name="gr5" draw:text-style-name="P81" svg:x1="11.03cm" svg:y1="8.333cm" svg:x2="11.03cm" svg:y2="8.434cm"><text:p/></draw:line><draw:line draw:name="Вертикальная линия 598" draw:style-name="gr5" draw:text-style-name="P81" svg:x1="11.781cm" svg:y1="8.333cm" svg:x2="11.781cm" svg:y2="8.434cm"><text:p/></draw:line><draw:line draw:name="Вертикальная линия 599" draw:style-name="gr5" draw:text-style-name="P81" svg:x1="13.03cm" svg:y1="8.333cm" svg:x2="13.03cm" svg:y2="8.434cm"><text:p/></draw:line><draw:line draw:name="Вертикальная линия 600" draw:style-name="gr5" draw:text-style-name="P81" svg:x1="14.554cm" svg:y1="8.333cm" svg:x2="14.554cm" svg:y2="8.434cm"><text:p/></draw:line><draw:line draw:name="Вертикальная линия 601" draw:style-name="gr5" draw:text-style-name="P81" svg:x1="16.041cm" svg:y1="8.333cm" svg:x2="16.041cm" svg:y2="8.434cm"><text:p/></draw:line><draw:line draw:name="Вертикальная линия 602" draw:style-name="gr5" draw:text-style-name="P81" svg:x1="17.549cm" svg:y1="8.333cm" svg:x2="17.549cm" svg:y2="8.434cm"><text:p/></draw:line><draw:line draw:name="Вертикальная линия 603" draw:style-name="gr5" draw:text-style-name="P81" svg:x1="19.036cm" svg:y1="8.333cm" svg:x2="19.036cm" svg:y2="8.434cm"><text:p/></draw:line><draw:line draw:name="Вертикальная линия 604" draw:style-name="gr5" draw:text-style-name="P81" svg:x1="20.419cm" svg:y1="8.333cm" svg:x2="20.419cm" svg:y2="8.434cm"><text:p/></draw:line><draw:line draw:name="Вертикальная линия 605" draw:style-name="gr5" draw:text-style-name="P81" svg:x1="21.792cm" svg:y1="8.333cm" svg:x2="21.792cm" svg:y2="8.434cm"><text:p/></draw:line><draw:line draw:name="Вертикальная линия 606" draw:style-name="gr5" draw:text-style-name="P81" svg:x1="23.174cm" svg:y1="8.333cm" svg:x2="23.174cm" svg:y2="8.434cm"><text:p/></draw:line><draw:line draw:name="Вертикальная линия 607" draw:style-name="gr5" draw:text-style-name="P81" svg:x1="24.549cm" svg:y1="8.333cm" svg:x2="24.549cm" svg:y2="8.434cm"><text:p/></draw:line><draw:line draw:name="Вертикальная линия 608" draw:style-name="gr5" draw:text-style-name="P81" svg:x1="26.521cm" svg:y1="8.333cm" svg:x2="26.521cm" svg:y2="8.434cm"><text:p/></draw:line></draw:g><draw:g draw:name="DrawObject 41" draw:style-name="gr4"><draw:line draw:name="Вертикальная линия 609" draw:style-name="gr5" draw:text-style-name="P81" svg:x1="2.189cm" svg:y1="9.112cm" svg:x2="2.189cm" svg:y2="9.213cm"><text:p/></draw:line><draw:line draw:name="Вертикальная линия 610" draw:style-name="gr5" draw:text-style-name="P81" svg:x1="3.117cm" svg:y1="9.112cm" svg:x2="3.117cm" svg:y2="9.213cm"><text:p/></draw:line><draw:line draw:name="Вертикальная линия 611" draw:style-name="gr5" draw:text-style-name="P81" svg:x1="4.038cm" svg:y1="9.112cm" svg:x2="4.038cm" svg:y2="9.213cm"><text:p/></draw:line><draw:line draw:name="Вертикальная линия 612" draw:style-name="gr5" draw:text-style-name="P81" svg:x1="5.544cm" svg:y1="9.112cm" svg:x2="5.544cm" svg:y2="9.213cm"><text:p/></draw:line><draw:line draw:name="Вертикальная линия 613" draw:style-name="gr5" draw:text-style-name="P81" svg:x1="11.03cm" svg:y1="9.112cm" svg:x2="11.03cm" svg:y2="9.213cm"><text:p/></draw:line><draw:line draw:name="Вертикальная линия 614" draw:style-name="gr5" draw:text-style-name="P81" svg:x1="11.781cm" svg:y1="9.112cm" svg:x2="11.781cm" svg:y2="9.213cm"><text:p/></draw:line><draw:line draw:name="Вертикальная линия 615" draw:style-name="gr5" draw:text-style-name="P81" svg:x1="13.03cm" svg:y1="9.112cm" svg:x2="13.03cm" svg:y2="9.213cm"><text:p/></draw:line><draw:line draw:name="Вертикальная линия 616" draw:style-name="gr5" draw:text-style-name="P81" svg:x1="14.554cm" svg:y1="9.112cm" svg:x2="14.554cm" svg:y2="9.213cm"><text:p/></draw:line><draw:line draw:name="Вертикальная линия 617" draw:style-name="gr5" draw:text-style-name="P81" svg:x1="16.041cm" svg:y1="9.112cm" svg:x2="16.041cm" svg:y2="9.213cm"><text:p/></draw:line><draw:line draw:name="Вертикальная линия 618" draw:style-name="gr5" draw:text-style-name="P81" svg:x1="17.549cm" svg:y1="9.112cm" svg:x2="17.549cm" svg:y2="9.213cm"><text:p/></draw:line><draw:line draw:name="Вертикальная линия 619" draw:style-name="gr5" draw:text-style-name="P81" svg:x1="19.036cm" svg:y1="9.112cm" svg:x2="19.036cm" svg:y2="9.213cm"><text:p/></draw:line><draw:line draw:name="Вертикальная линия 620" draw:style-name="gr5" draw:text-style-name="P81" svg:x1="20.419cm" svg:y1="9.112cm" svg:x2="20.419cm" svg:y2="9.213cm"><text:p/></draw:line><draw:line draw:name="Вертикальная линия 621" draw:style-name="gr5" draw:text-style-name="P81" svg:x1="21.792cm" svg:y1="9.112cm" svg:x2="21.792cm" svg:y2="9.213cm"><text:p/></draw:line><draw:line draw:name="Вертикальная линия 622" draw:style-name="gr5" draw:text-style-name="P81" svg:x1="23.174cm" svg:y1="9.112cm" svg:x2="23.174cm" svg:y2="9.213cm"><text:p/></draw:line><draw:line draw:name="Вертикальная линия 623" draw:style-name="gr5" draw:text-style-name="P81" svg:x1="24.549cm" svg:y1="9.112cm" svg:x2="24.549cm" svg:y2="9.213cm"><text:p/></draw:line><draw:line draw:name="Вертикальная линия 624" draw:style-name="gr5" draw:text-style-name="P81" svg:x1="26.521cm" svg:y1="9.112cm" svg:x2="26.521cm" svg:y2="9.213cm"><text:p/></draw:line></draw:g></draw:g></draw:g><draw:g draw:name="DrawObject14" draw:style-name="gr3"><draw:line draw:name="Фигура 4" draw:style-name="gr2" draw:text-style-name="P80" svg:x1="1.248cm" svg:y1="12.162cm" svg:x2="28.574cm" svg:y2="12.162cm"><text:p/></draw:line><draw:g draw:name="DrawObject14" draw:style-name="gr3"><draw:line draw:name="Фигура 3" draw:style-name="gr2" draw:text-style-name="P80" svg:x1="1.256cm" svg:y1="11.382cm" svg:x2="28.582cm" svg:y2="11.382cm"><text:p/></draw:line><draw:g draw:name="DrawObject14" draw:style-name="gr3"><draw:g draw:name="DrawObject 14" draw:style-name="gr4"><draw:line draw:name="Вертикальная линия 209" draw:style-name="gr5" draw:text-style-name="P81" svg:x1="2.189cm" svg:y1="9.834cm" svg:x2="2.189cm" svg:y2="9.935cm"><text:p/></draw:line><draw:line draw:name="Вертикальная линия 210" draw:style-name="gr5" draw:text-style-name="P81" svg:x1="3.115cm" svg:y1="9.834cm" svg:x2="3.115cm" svg:y2="9.935cm"><text:p/></draw:line><draw:line draw:name="Вертикальная линия 211" draw:style-name="gr5" draw:text-style-name="P81" svg:x1="4.035cm" svg:y1="9.834cm" svg:x2="4.035cm" svg:y2="9.935cm"><text:p/></draw:line><draw:line draw:name="Вертикальная линия 212" draw:style-name="gr5" draw:text-style-name="P81" svg:x1="5.536cm" svg:y1="9.834cm" svg:x2="5.536cm" svg:y2="9.935cm"><text:p/></draw:line><draw:line draw:name="Вертикальная линия 213" draw:style-name="gr5" draw:text-style-name="P81" svg:x1="11.019cm" svg:y1="9.834cm" svg:x2="11.019cm" svg:y2="9.935cm"><text:p/></draw:line><draw:line draw:name="Вертикальная линия 214" draw:style-name="gr5" draw:text-style-name="P81" svg:x1="11.767cm" svg:y1="9.834cm" svg:x2="11.767cm" svg:y2="9.935cm"><text:p/></draw:line><draw:line draw:name="Вертикальная линия 215" draw:style-name="gr5" draw:text-style-name="P81" svg:x1="13.014cm" svg:y1="9.834cm" svg:x2="13.014cm" svg:y2="9.935cm"><text:p/></draw:line><draw:line draw:name="Вертикальная линия 216" draw:style-name="gr5" draw:text-style-name="P81" svg:x1="14.538cm" svg:y1="9.834cm" svg:x2="14.538cm" svg:y2="9.935cm"><text:p/></draw:line><draw:line draw:name="Вертикальная линия 217" draw:style-name="gr5" draw:text-style-name="P81" svg:x1="16.02cm" svg:y1="9.834cm" svg:x2="16.02cm" svg:y2="9.935cm"><text:p/></draw:line><draw:line draw:name="Вертикальная линия 218" draw:style-name="gr5" draw:text-style-name="P81" svg:x1="17.526cm" svg:y1="9.834cm" svg:x2="17.526cm" svg:y2="9.935cm"><text:p/></draw:line><draw:line draw:name="Вертикальная линия 219" draw:style-name="gr5" draw:text-style-name="P81" svg:x1="19.013cm" svg:y1="9.834cm" svg:x2="19.013cm" svg:y2="9.935cm"><text:p/></draw:line><draw:line draw:name="Вертикальная линия 220" draw:style-name="gr5" draw:text-style-name="P81" svg:x1="20.391cm" svg:y1="9.834cm" svg:x2="20.391cm" svg:y2="9.935cm"><text:p/></draw:line><draw:line draw:name="Вертикальная линия 221" draw:style-name="gr5" draw:text-style-name="P81" svg:x1="21.762cm" svg:y1="9.834cm" svg:x2="21.762cm" svg:y2="9.935cm"><text:p/></draw:line><draw:line draw:name="Вертикальная линия 222" draw:style-name="gr5" draw:text-style-name="P81" svg:x1="23.144cm" svg:y1="9.834cm" svg:x2="23.144cm" svg:y2="9.935cm"><text:p/></draw:line><draw:line draw:name="Вертикальная линия 223" draw:style-name="gr5" draw:text-style-name="P81" svg:x1="24.512cm" svg:y1="9.834cm" svg:x2="24.512cm" svg:y2="9.935cm"><text:p/></draw:line><draw:line draw:name="Вертикальная линия 224" draw:style-name="gr5" draw:text-style-name="P81" svg:x1="26.483cm" svg:y1="9.834cm" svg:x2="26.483cm" svg:y2="9.935cm"><text:p/></draw:line></draw:g><draw:g draw:name="DrawObject 15" draw:style-name="gr4"><draw:line draw:name="Вертикальная линия 225" draw:style-name="gr5" draw:text-style-name="P81" svg:x1="2.189cm" svg:y1="10.603cm" svg:x2="2.189cm" svg:y2="10.704cm"><text:p/></draw:line><draw:line draw:name="Вертикальная линия 226" draw:style-name="gr5" draw:text-style-name="P81" svg:x1="3.115cm" svg:y1="10.603cm" svg:x2="3.115cm" svg:y2="10.704cm"><text:p/></draw:line><draw:line draw:name="Вертикальная линия 227" draw:style-name="gr5" draw:text-style-name="P81" svg:x1="4.035cm" svg:y1="10.603cm" svg:x2="4.035cm" svg:y2="10.704cm"><text:p/></draw:line><draw:line draw:name="Вертикальная линия 228" draw:style-name="gr5" draw:text-style-name="P81" svg:x1="5.536cm" svg:y1="10.603cm" svg:x2="5.536cm" svg:y2="10.704cm"><text:p/></draw:line><draw:line draw:name="Вертикальная линия 229" draw:style-name="gr5" draw:text-style-name="P81" svg:x1="11.019cm" svg:y1="10.603cm" svg:x2="11.019cm" svg:y2="10.704cm"><text:p/></draw:line><draw:line draw:name="Вертикальная линия 230" draw:style-name="gr5" draw:text-style-name="P81" svg:x1="11.767cm" svg:y1="10.603cm" svg:x2="11.767cm" svg:y2="10.704cm"><text:p/></draw:line><draw:line draw:name="Вертикальная линия 231" draw:style-name="gr5" draw:text-style-name="P81" svg:x1="13.014cm" svg:y1="10.603cm" svg:x2="13.014cm" svg:y2="10.704cm"><text:p/></draw:line><draw:line draw:name="Вертикальная линия 232" draw:style-name="gr5" draw:text-style-name="P81" svg:x1="14.538cm" svg:y1="10.603cm" svg:x2="14.538cm" svg:y2="10.704cm"><text:p/></draw:line><draw:line draw:name="Вертикальная линия 233" draw:style-name="gr5" draw:text-style-name="P81" svg:x1="16.02cm" svg:y1="10.603cm" svg:x2="16.02cm" svg:y2="10.704cm"><text:p/></draw:line><draw:line draw:name="Вертикальная линия 234" draw:style-name="gr5" draw:text-style-name="P81" svg:x1="17.526cm" svg:y1="10.603cm" svg:x2="17.526cm" svg:y2="10.704cm"><text:p/></draw:line><draw:line draw:name="Вертикальная линия 235" draw:style-name="gr5" draw:text-style-name="P81" svg:x1="19.013cm" svg:y1="10.603cm" svg:x2="19.013cm" svg:y2="10.704cm"><text:p/></draw:line><draw:line draw:name="Вертикальная линия 236" draw:style-name="gr5" draw:text-style-name="P81" svg:x1="20.391cm" svg:y1="10.603cm" svg:x2="20.391cm" svg:y2="10.704cm"><text:p/></draw:line><draw:line draw:name="Вертикальная линия 237" draw:style-name="gr5" draw:text-style-name="P81" svg:x1="21.762cm" svg:y1="10.603cm" svg:x2="21.762cm" svg:y2="10.704cm"><text:p/></draw:line><draw:line draw:name="Вертикальная линия 238" draw:style-name="gr5" draw:text-style-name="P81" svg:x1="23.144cm" svg:y1="10.603cm" svg:x2="23.144cm" svg:y2="10.704cm"><text:p/></draw:line><draw:line draw:name="Вертикальная линия 239" draw:style-name="gr5" draw:text-style-name="P81" svg:x1="24.512cm" svg:y1="10.603cm" svg:x2="24.512cm" svg:y2="10.704cm"><text:p/></draw:line><draw:line draw:name="Вертикальная линия 240" draw:style-name="gr5" draw:text-style-name="P81" svg:x1="26.483cm" svg:y1="10.603cm" svg:x2="26.483cm" svg:y2="10.704cm"><text:p/></draw:line></draw:g><draw:g draw:name="DrawObject 16" draw:style-name="gr4"><draw:line draw:name="Вертикальная линия 241" draw:style-name="gr5" draw:text-style-name="P81" svg:x1="2.189cm" svg:y1="11.382cm" svg:x2="2.189cm" svg:y2="11.483cm"><text:p/></draw:line><draw:line draw:name="Вертикальная линия 242" draw:style-name="gr5" draw:text-style-name="P81" svg:x1="3.115cm" svg:y1="11.382cm" svg:x2="3.115cm" svg:y2="11.483cm"><text:p/></draw:line><draw:line draw:name="Вертикальная линия 243" draw:style-name="gr5" draw:text-style-name="P81" svg:x1="4.035cm" svg:y1="11.382cm" svg:x2="4.035cm" svg:y2="11.483cm"><text:p/></draw:line><draw:line draw:name="Вертикальная линия 244" draw:style-name="gr5" draw:text-style-name="P81" svg:x1="5.536cm" svg:y1="11.382cm" svg:x2="5.536cm" svg:y2="11.483cm"><text:p/></draw:line><draw:line draw:name="Вертикальная линия 245" draw:style-name="gr5" draw:text-style-name="P81" svg:x1="11.019cm" svg:y1="11.382cm" svg:x2="11.019cm" svg:y2="11.483cm"><text:p/></draw:line><draw:line draw:name="Вертикальная линия 246" draw:style-name="gr5" draw:text-style-name="P81" svg:x1="11.767cm" svg:y1="11.382cm" svg:x2="11.767cm" svg:y2="11.483cm"><text:p/></draw:line><draw:line draw:name="Вертикальная линия 247" draw:style-name="gr5" draw:text-style-name="P81" svg:x1="13.014cm" svg:y1="11.382cm" svg:x2="13.014cm" svg:y2="11.483cm"><text:p/></draw:line><draw:line draw:name="Вертикальная линия 248" draw:style-name="gr5" draw:text-style-name="P81" svg:x1="14.538cm" svg:y1="11.382cm" svg:x2="14.538cm" svg:y2="11.483cm"><text:p/></draw:line><draw:line draw:name="Вертикальная линия 249" draw:style-name="gr5" draw:text-style-name="P81" svg:x1="16.02cm" svg:y1="11.382cm" svg:x2="16.02cm" svg:y2="11.483cm"><text:p/></draw:line><draw:line draw:name="Вертикальная линия 250" draw:style-name="gr5" draw:text-style-name="P81" svg:x1="17.526cm" svg:y1="11.382cm" svg:x2="17.526cm" svg:y2="11.483cm"><text:p/></draw:line><draw:line draw:name="Вертикальная линия 251" draw:style-name="gr5" draw:text-style-name="P81" svg:x1="19.013cm" svg:y1="11.382cm" svg:x2="19.013cm" svg:y2="11.483cm"><text:p/></draw:line><draw:line draw:name="Вертикальная линия 252" draw:style-name="gr5" draw:text-style-name="P81" svg:x1="20.391cm" svg:y1="11.382cm" svg:x2="20.391cm" svg:y2="11.483cm"><text:p/></draw:line><draw:line draw:name="Вертикальная линия 253" draw:style-name="gr5" draw:text-style-name="P81" svg:x1="21.762cm" svg:y1="11.382cm" svg:x2="21.762cm" svg:y2="11.483cm"><text:p/></draw:line><draw:line draw:name="Вертикальная линия 254" draw:style-name="gr5" draw:text-style-name="P81" svg:x1="23.144cm" svg:y1="11.382cm" svg:x2="23.144cm" svg:y2="11.483cm"><text:p/></draw:line><draw:line draw:name="Вертикальная линия 255" draw:style-name="gr5" draw:text-style-name="P81" svg:x1="24.512cm" svg:y1="11.382cm" svg:x2="24.512cm" svg:y2="11.483cm"><text:p/></draw:line><draw:line draw:name="Вертикальная линия 256" draw:style-name="gr5" draw:text-style-name="P81" svg:x1="26.483cm" svg:y1="11.382cm" svg:x2="26.483cm" svg:y2="11.483cm"><text:p/></draw:line></draw:g><draw:g draw:name="DrawObject 17" draw:style-name="gr4"><draw:line draw:name="Вертикальная линия 257" draw:style-name="gr5" draw:text-style-name="P81" svg:x1="2.189cm" svg:y1="12.162cm" svg:x2="2.189cm" svg:y2="12.263cm"><text:p/></draw:line><draw:line draw:name="Вертикальная линия 258" draw:style-name="gr5" draw:text-style-name="P81" svg:x1="3.115cm" svg:y1="12.162cm" svg:x2="3.115cm" svg:y2="12.263cm"><text:p/></draw:line><draw:line draw:name="Вертикальная линия 259" draw:style-name="gr5" draw:text-style-name="P81" svg:x1="4.035cm" svg:y1="12.162cm" svg:x2="4.035cm" svg:y2="12.263cm"><text:p/></draw:line><draw:line draw:name="Вертикальная линия 260" draw:style-name="gr5" draw:text-style-name="P81" svg:x1="5.536cm" svg:y1="12.162cm" svg:x2="5.536cm" svg:y2="12.263cm"><text:p/></draw:line><draw:line draw:name="Вертикальная линия 261" draw:style-name="gr5" draw:text-style-name="P81" svg:x1="11.019cm" svg:y1="12.162cm" svg:x2="11.019cm" svg:y2="12.263cm"><text:p/></draw:line><draw:line draw:name="Вертикальная линия 262" draw:style-name="gr5" draw:text-style-name="P81" svg:x1="11.767cm" svg:y1="12.162cm" svg:x2="11.767cm" svg:y2="12.263cm"><text:p/></draw:line><draw:line draw:name="Вертикальная линия 263" draw:style-name="gr5" draw:text-style-name="P81" svg:x1="13.014cm" svg:y1="12.162cm" svg:x2="13.014cm" svg:y2="12.263cm"><text:p/></draw:line><draw:line draw:name="Вертикальная линия 264" draw:style-name="gr5" draw:text-style-name="P81" svg:x1="14.538cm" svg:y1="12.162cm" svg:x2="14.538cm" svg:y2="12.263cm"><text:p/></draw:line><draw:line draw:name="Вертикальная линия 265" draw:style-name="gr5" draw:text-style-name="P81" svg:x1="16.02cm" svg:y1="12.162cm" svg:x2="16.02cm" svg:y2="12.263cm"><text:p/></draw:line><draw:line draw:name="Вертикальная линия 266" draw:style-name="gr5" draw:text-style-name="P81" svg:x1="17.526cm" svg:y1="12.162cm" svg:x2="17.526cm" svg:y2="12.263cm"><text:p/></draw:line><draw:line draw:name="Вертикальная линия 267" draw:style-name="gr5" draw:text-style-name="P81" svg:x1="19.013cm" svg:y1="12.162cm" svg:x2="19.013cm" svg:y2="12.263cm"><text:p/></draw:line><draw:line draw:name="Вертикальная линия 268" draw:style-name="gr5" draw:text-style-name="P81" svg:x1="20.391cm" svg:y1="12.162cm" svg:x2="20.391cm" svg:y2="12.263cm"><text:p/></draw:line><draw:line draw:name="Вертикальная линия 269" draw:style-name="gr5" draw:text-style-name="P81" svg:x1="21.762cm" svg:y1="12.162cm" svg:x2="21.762cm" svg:y2="12.263cm"><text:p/></draw:line><draw:line draw:name="Вертикальная линия 270" draw:style-name="gr5" draw:text-style-name="P81" svg:x1="23.144cm" svg:y1="12.162cm" svg:x2="23.144cm" svg:y2="12.263cm"><text:p/></draw:line><draw:line draw:name="Вертикальная линия 271" draw:style-name="gr5" draw:text-style-name="P81" svg:x1="24.512cm" svg:y1="12.162cm" svg:x2="24.512cm" svg:y2="12.263cm"><text:p/></draw:line><draw:line draw:name="Вертикальная линия 272" draw:style-name="gr5" draw:text-style-name="P81" svg:x1="26.483cm" svg:y1="12.162cm" svg:x2="26.483cm" svg:y2="12.263cm"><text:p/></draw:line></draw:g></draw:g></draw:g></draw:g></draw:g></draw:g>01</text:p>
          </table:table-cell>
          <table:covered-table-cell/>
          <table:table-cell table:style-name="Таблица4.p1" table:number-columns-spanned="42" office:value-type="string">
            <text:p text:style-name="P71"><text:s/>03 <text:s text:c="4"/>26 <text:s text:c="4"/>- <text:s text:c="6"/>010 <text:s text:c="7"/>0168 Подготовка оснастки <text:s text:c="2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68"><text:span text:style-name="T15">Т</text:span></text:p>
            <text:p text:style-name="P68">02</text:p>
          </table:table-cell>
          <table:covered-table-cell/>
          <table:table-cell table:style-name="Таблица4.p1" table:number-columns-spanned="42" office:value-type="string">
            <text:p text:style-name="P71"><text:s/>Стол рабочий <text:span text:style-name="T26">Эскиз 5222</text:span> <text:s text:c="67"/>19433 <text:s text:c="3"/>2-3 <text:s text:c="8"/>2 <text:s text:c="11"/>2 <text:s text:c="11"/>- <text:s text:c="11"/>- <text:s text:c="11"/>- <text:s text:c="10"/>1 <text:s text:c="10"/>- <text:s text:c="17"/>1,5 <text:s text:c="6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03</text:p>
          </table:table-cell>
          <table:covered-table-cell/>
          <table:table-cell table:style-name="Таблица4.p1" table:number-columns-spanned="42" office:value-type="string">
            <text:p text:style-name="P71"><text:s/>Оснастка цехового производства; <text:s text:c="23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04</text:p>
          </table:table-cell>
          <table:covered-table-cell/>
          <table:table-cell table:style-name="Таблица4.p1" table:number-columns-spanned="42" office:value-type="string">
            <text:p text:style-name="P77"><text:span text:style-name="T29"><text:s/>С</text:span><text:span text:style-name="T30">кребок СПР-4785, </text:span><text:span text:style-name="T29">ш</text:span><text:span text:style-name="T30">курка шлифовальная Р600-Р1000 ГОСТ 3647-80, ISO-6344 или по другому ДС</text:span><text:span text:style-name="T29">; часы любой марки по действующей ДС;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68">05</text:p>
          </table:table-cell>
          <table:covered-table-cell/>
          <table:table-cell table:style-name="Таблица4.p1" table:number-columns-spanned="42" office:value-type="string">
            <text:p text:style-name="P71"><text:s/>ключ 7811-0004, ключ <text:span text:style-name="T16">7811-0466 С1Х9 ГОСТ 2839-8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68"><text:span text:style-name="T15">М</text:span></text:p>
            <text:p text:style-name="P68">06</text:p>
          </table:table-cell>
          <table:covered-table-cell/>
          <table:table-cell table:style-name="Таблица4.p1" table:number-columns-spanned="42" office:value-type="string">
            <text:p text:style-name="P71"><text:s/><text:span text:style-name="T23">Ткани хлопчатобумажные и смешанные бытовые</text:span> <text:s text:c="14"/><text:span text:style-name="T23">ТО 17-1145-7-92 к ГОСТ 29298-2005</text:span> <text:s text:c="22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07</text:p>
          </table:table-cell>
          <table:covered-table-cell/>
          <table:table-cell table:style-name="Таблица4.p1" table:number-columns-spanned="42" office:value-type="string">
            <text:p text:style-name="P71"><text:s/><text:span text:style-name="T32">Нефрас</text:span> <text:s text:c="86"/><text:span text:style-name="T32">ТУ 38.401-67-108-92</text:span> <text:s text:c="15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08</text:p>
          </table:table-cell>
          <table:covered-table-cell/>
          <table:table-cell table:style-name="Таблица4.p1" table:number-columns-spanned="42" office:value-type="string">
            <text:p text:style-name="P71"><text:s/><text:span text:style-name="T32">Моющее средство</text:span> <text:s text:c="68"/><text:span text:style-name="T32">по сопроводительной документации</text:span> <text:s text:c="16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09</text:p>
          </table:table-cell>
          <table:covered-table-cell/>
          <table:table-cell table:style-name="Таблица4.p1" table:number-columns-spanned="42" office:value-type="string">
            <text:p text:style-name="P71"><text:s/><text:span text:style-name="T27">Разделительный воск IZHWAX Базовый 2020</text:span> <text:s text:c="21"/><text:span text:style-name="T35">ТУ 204142-001-0161831702-2019</text:span> <text:s text:c="2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68">10</text:p>
          </table:table-cell>
          <table:covered-table-cell/>
          <table:table-cell table:style-name="Таблица4.p1" table:number-columns-spanned="42" office:value-type="string">
            <text:p text:style-name="P71"><text:s/><text:span text:style-name="T32">Металлизированная клейкая лента шириной 50 мм</text:span> <text:s text:c="12"/><text:span text:style-name="T32">по сопроводительной документации</text:span> <text:s text:c="2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68"><text:span text:style-name="T15">О</text:span></text:p>
            <text:p text:style-name="P68">11</text:p>
          </table:table-cell>
          <table:covered-table-cell/>
          <table:table-cell table:style-name="Таблица4.p1" table:number-columns-spanned="42" office:value-type="string">
            <text:p text:style-name="P3"><text:span text:style-name="T2"><text:s/>1. Вымыть форму от загрязнений с применением моющего средства. </text:span><text:span text:style-name="T3">Протереть рабочую поверхность формы тканью (х/б) смоченной нефрасом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12</text:p>
          </table:table-cell>
          <table:covered-table-cell/>
          <table:table-cell table:style-name="Таблица4.p1" table:number-columns-spanned="42" office:value-type="string">
            <text:p text:style-name="P75"><text:s/>2. Выдержать обработанную поверхность в условиях цеха не менее 10 минут, но не более двух часов. При наличии дефектов произвест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13</text:p>
          </table:table-cell>
          <table:covered-table-cell/>
          <table:table-cell table:style-name="Таблица4.p1" table:number-columns-spanned="42" office:value-type="string">
            <text:p text:style-name="P3"><text:span text:style-name="T4"><text:s/>доработку поверхности путём шлифования и полирования повреждённого места. При невозможности устранения дефекта шлифованием нанести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14</text:p>
          </table:table-cell>
          <table:covered-table-cell/>
          <table:table-cell table:style-name="Таблица4.p1" table:number-columns-spanned="42" office:value-type="string">
            <text:p text:style-name="P75"><text:s/>на ремонтное место слой металлизированной клейкой ленты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15</text:p>
          </table:table-cell>
          <table:covered-table-cell/>
          <table:table-cell table:style-name="Таблица4.p1" table:number-columns-spanned="42" office:value-type="string">
            <text:p text:style-name="P71"><text:s/>3. Собрать оснастку цехового производства. <text:s text:c="23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2" office:value-type="string">
            <text:p text:style-name="P19">16</text:p>
          </table:table-cell>
          <table:covered-table-cell/>
          <table:table-cell table:style-name="Таблица4.p1" table:number-columns-spanned="42" office:value-type="string">
            <text:p text:style-name="P74"><text:s/><text:span text:style-name="T15">4</text:span>. Нанести 5-7 слоёв воска хлопчтобумажной тканью с располировкой каждого слоя фланелевой тканью, выдержка между слоями 10-15 минут,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8">
          <table:table-cell table:style-name="Таблица4.A28" table:number-columns-spanned="2" office:value-type="string">
            <text:p text:style-name="P19">17</text:p>
          </table:table-cell>
          <table:covered-table-cell/>
          <table:table-cell table:style-name="Таблица4.p1" table:number-columns-spanned="42" office:value-type="string">
            <text:p text:style-name="P74"><text:s/>окончательная выдержка 60 минут после нанесения последнего слоя, располировка последнего слоя отдельной тканью. После нанесения кажд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9">
          <table:table-cell table:style-name="Таблица4.A29" table:number-columns-spanned="6" office:value-type="string">
            <text:p text:style-name="P12">КТ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G29" table:number-columns-spanned="31" office:value-type="string">
            <text:p text:style-name="P12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G29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r29" office:value-type="string">
            <text:p text:style-name="P12"/>
          </table:table-cell>
        </table:table-row>
      </table:table>
      <text:p text:style-name="P76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 table:number-columns-repeated="2"/>
        <table:table-column table:style-name="Таблица3.R"/>
        <table:table-column table:style-name="Таблица3.S"/>
        <table:table-column table:style-name="Таблица3.T"/>
        <table:table-column table:style-name="Таблица3.U"/>
        <table:table-column table:style-name="Таблица3.V"/>
        <table:table-column table:style-name="Таблица3.U"/>
        <table:table-column table:style-name="Таблица3.X"/>
        <table:table-column table:style-name="Таблица3.Y"/>
        <table:table-column table:style-name="Таблица3.Z"/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column table:style-name="Таблица3.q"/>
        <table:table-column table:style-name="Таблица3.r"/>
        <table:table-row table:style-name="Таблица3.1">
          <table:table-cell table:style-name="Таблица3.A1" table:number-columns-spanned="31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51"><draw:frame draw:style-name="fr1" draw:name="Врезка4" text:anchor-type="char" svg:x="22.789cm" svg:y="-0.794cm" svg:width="5.63cm" svg:height="0.639cm" draw:z-index="6"><draw:text-box><text:p text:style-name="P17">ГОСТ 3.1404-86 <text:s/>Форма 1а</text:p></draw:text-box></draw:frame></text:p>
          </table:table-cell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p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3.1">
          <table:table-cell table:style-name="Таблица3.f1" table:number-columns-spanned="4" office:value-type="string">
            <text:p text:style-name="P70">Дубл.</text:p>
          </table:table-cell>
          <table:covered-table-cell/>
          <table:covered-table-cell/>
          <table:covered-table-cell/>
          <table:table-cell table:style-name="Таблица3.f1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O2" table:number-columns-spanned="5" office:value-type="string">
            <text:p text:style-name="P76"><text:s text:c="15"/></text:p>
          </table:table-cell>
          <table:covered-table-cell/>
          <table:covered-table-cell/>
          <table:covered-table-cell/>
          <table:covered-table-cell/>
          <table:table-cell table:style-name="Таблица3.T2" table:number-columns-spanned="12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37"/>
          </table:table-cell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p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3.1">
          <table:table-cell table:style-name="Таблица3.f1" table:number-columns-spanned="4" office:value-type="string">
            <text:p text:style-name="P70">Взам.</text:p>
          </table:table-cell>
          <table:covered-table-cell/>
          <table:covered-table-cell/>
          <table:covered-table-cell/>
          <table:table-cell table:style-name="Таблица3.f1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O3" table:number-rows-spanned="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f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p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3.1">
          <table:table-cell table:style-name="Таблица3.f1" table:number-columns-spanned="4" office:value-type="string">
            <text:p text:style-name="P70">Подл.</text:p>
          </table:table-cell>
          <table:covered-table-cell/>
          <table:covered-table-cell/>
          <table:covered-table-cell/>
          <table:table-cell table:style-name="Таблица3.f1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covered-table-cell table:style-name="Таблица3.O3"/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f1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3" office:value-type="string">
            <text:p text:style-name="P51"/>
          </table:table-cell>
          <table:covered-table-cell/>
          <table:covered-table-cell/>
          <table:table-cell table:style-name="Таблица3.f1" table:number-columns-spanned="2" office:value-type="string">
            <text:p text:style-name="P51"/>
          </table:table-cell>
          <table:covered-table-cell/>
          <table:table-cell table:style-name="Таблица3.p1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Таблица3.5">
          <table:table-cell table:style-name="Таблица3.f1" table:number-columns-spanned="35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j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p5" table:number-columns-spanned="3" office:value-type="string">
            <text:p text:style-name="P44"/>
          </table:table-cell>
          <table:covered-table-cell/>
          <table:covered-table-cell/>
        </table:table-row>
        <table:table-row table:style-name="Таблица3.6">
          <table:table-cell table:style-name="Таблица3.A6" table:number-rows-spanned="3" office:value-type="string">
            <text:p text:style-name="P51"/>
          </table:table-cell>
          <table:table-cell table:style-name="Таблица3.A6" table:number-columns-spanned="2" office:value-type="string">
            <text:p text:style-name="P51"/>
          </table:table-cell>
          <table:covered-table-cell/>
          <table:table-cell table:style-name="Таблица3.A6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3.A6" table:number-columns-spanned="3" office:value-type="string">
            <text:p text:style-name="P51"/>
          </table:table-cell>
          <table:covered-table-cell/>
          <table:covered-table-cell/>
          <table:table-cell table:style-name="Таблица3.A6" table:number-columns-spanned="3" office:value-type="string">
            <text:p text:style-name="P51"/>
          </table:table-cell>
          <table:covered-table-cell/>
          <table:covered-table-cell/>
          <table:table-cell table:style-name="Таблица3.A6" table:number-columns-spanned="2" office:value-type="string">
            <text:p text:style-name="P51"/>
          </table:table-cell>
          <table:covered-table-cell/>
          <table:table-cell table:style-name="Таблица3.A6" office:value-type="string">
            <text:p text:style-name="P51"/>
          </table:table-cell>
          <table:table-cell table:style-name="Таблица3.A6" office:value-type="string">
            <text:p text:style-name="P51"/>
          </table:table-cell>
          <table:table-cell table:style-name="Таблица3.A6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3.A6" table:number-columns-spanned="3" office:value-type="string">
            <text:p text:style-name="P37"/>
          </table:table-cell>
          <table:covered-table-cell/>
          <table:covered-table-cell/>
          <table:table-cell table:style-name="Таблица3.A6" table:number-columns-spanned="3" office:value-type="string">
            <text:p text:style-name="P36"/>
          </table:table-cell>
          <table:covered-table-cell/>
          <table:covered-table-cell/>
          <table:table-cell table:style-name="Таблица3.b6" table:number-rows-spanned="3" table:number-columns-spanned="9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6" table:number-rows-spanned="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covered-table-cell table:style-name="Таблица3.A6"/>
          <table:table-cell table:style-name="Таблица3.A6" table:number-columns-spanned="2" office:value-type="string">
            <text:p text:style-name="P51"/>
          </table:table-cell>
          <table:covered-table-cell/>
          <table:table-cell table:style-name="Таблица3.A6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3.A6" table:number-columns-spanned="3" office:value-type="string">
            <text:p text:style-name="P51"/>
          </table:table-cell>
          <table:covered-table-cell/>
          <table:covered-table-cell/>
          <table:table-cell table:style-name="Таблица3.A6" table:number-columns-spanned="3" office:value-type="string">
            <text:p text:style-name="P51"/>
          </table:table-cell>
          <table:covered-table-cell/>
          <table:covered-table-cell/>
          <table:table-cell table:style-name="Таблица3.A6" table:number-columns-spanned="2" office:value-type="string">
            <text:p text:style-name="P51"/>
          </table:table-cell>
          <table:covered-table-cell/>
          <table:table-cell table:style-name="Таблица3.A6" office:value-type="string">
            <text:p text:style-name="P37"/>
          </table:table-cell>
          <table:table-cell table:style-name="Таблица3.A6" office:value-type="string">
            <text:p text:style-name="P37"/>
          </table:table-cell>
          <table:table-cell table:style-name="Таблица3.A6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3.A6" table:number-columns-spanned="3" office:value-type="string">
            <text:p text:style-name="P51"/>
          </table:table-cell>
          <table:covered-table-cell/>
          <table:covered-table-cell/>
          <table:table-cell table:style-name="Таблица3.A6" table:number-columns-spanned="3" office:value-type="string">
            <text:p text:style-name="P51"/>
          </table:table-cell>
          <table:covered-table-cell/>
          <table:covered-table-cell/>
          <table:covered-table-cell table:style-name="Таблица3.b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covered-table-cell table:style-name="Таблица3.A6"/>
          <table:table-cell table:style-name="Таблица3.A6" table:number-columns-spanned="2" office:value-type="string">
            <text:p text:style-name="P51"/>
          </table:table-cell>
          <table:covered-table-cell/>
          <table:table-cell table:style-name="Таблица3.D8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3.D8" table:number-columns-spanned="3" office:value-type="string">
            <text:p text:style-name="P51"/>
          </table:table-cell>
          <table:covered-table-cell/>
          <table:covered-table-cell/>
          <table:table-cell table:style-name="Таблица3.D8" table:number-columns-spanned="3" office:value-type="string">
            <text:p text:style-name="P51"/>
          </table:table-cell>
          <table:covered-table-cell/>
          <table:covered-table-cell/>
          <table:table-cell table:style-name="Таблица3.D8" table:number-columns-spanned="2" office:value-type="string">
            <text:p text:style-name="P51"/>
          </table:table-cell>
          <table:covered-table-cell/>
          <table:table-cell table:style-name="Таблица3.D8" office:value-type="string">
            <text:p text:style-name="P51"/>
          </table:table-cell>
          <table:table-cell table:style-name="Таблица3.D8" office:value-type="string">
            <text:p text:style-name="P51"/>
          </table:table-cell>
          <table:table-cell table:style-name="Таблица3.D8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Таблица3.D8" table:number-columns-spanned="3" office:value-type="string">
            <text:p text:style-name="P51"/>
          </table:table-cell>
          <table:covered-table-cell/>
          <table:covered-table-cell/>
          <table:table-cell table:style-name="Таблица3.D8" table:number-columns-spanned="3" office:value-type="string">
            <text:p text:style-name="P51"/>
          </table:table-cell>
          <table:covered-table-cell/>
          <table:covered-table-cell/>
          <table:covered-table-cell table:style-name="Таблица3.b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k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9" table:number-columns-spanned="2" office:value-type="string">
            <text:p text:style-name="P68">А</text:p>
          </table:table-cell>
          <table:covered-table-cell/>
          <table:table-cell table:style-name="Таблица3.C9" table:number-columns-spanned="3" office:value-type="string">
            <text:p text:style-name="P47">Цех</text:p>
          </table:table-cell>
          <table:covered-table-cell/>
          <table:covered-table-cell/>
          <table:table-cell table:style-name="Таблица3.F9" table:number-columns-spanned="3" office:value-type="string">
            <text:p text:style-name="P48">Уч</text:p>
          </table:table-cell>
          <table:covered-table-cell/>
          <table:covered-table-cell/>
          <table:table-cell table:style-name="Таблица3.F9" office:value-type="string">
            <text:p text:style-name="P48">РМ</text:p>
          </table:table-cell>
          <table:table-cell table:style-name="Таблица3.F9" table:number-columns-spanned="2" office:value-type="string">
            <text:p text:style-name="P48">Опер</text:p>
          </table:table-cell>
          <table:covered-table-cell/>
          <table:table-cell table:style-name="Таблица3.F9" table:number-columns-spanned="9" office:value-type="string">
            <text:p text:style-name="P48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U9" table:number-columns-spanned="24" office:value-type="string">
            <text:p text:style-name="P48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9" table:number-columns-spanned="2" office:value-type="string">
            <text:p text:style-name="P68">Б</text:p>
          </table:table-cell>
          <table:covered-table-cell/>
          <table:table-cell table:style-name="Таблица3.C10" table:number-columns-spanned="18" office:value-type="string">
            <text:p text:style-name="P48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U10" table:number-columns-spanned="2" office:value-type="string">
            <text:p text:style-name="P48">СМ</text:p>
          </table:table-cell>
          <table:covered-table-cell/>
          <table:table-cell table:style-name="Таблица3.U10" table:number-columns-spanned="2" office:value-type="string">
            <text:p text:style-name="P48">Проф</text:p>
          </table:table-cell>
          <table:covered-table-cell/>
          <table:table-cell table:style-name="Таблица3.U10" table:number-columns-spanned="2" office:value-type="string">
            <text:p text:style-name="P48">Р</text:p>
          </table:table-cell>
          <table:covered-table-cell/>
          <table:table-cell table:style-name="Таблица3.U10" table:number-columns-spanned="2" office:value-type="string">
            <text:p text:style-name="P48">УТ</text:p>
          </table:table-cell>
          <table:covered-table-cell/>
          <table:table-cell table:style-name="Таблица3.U10" table:number-columns-spanned="2" office:value-type="string">
            <text:p text:style-name="P48">КР</text:p>
          </table:table-cell>
          <table:covered-table-cell/>
          <table:table-cell table:style-name="Таблица3.U10" table:number-columns-spanned="2" office:value-type="string">
            <text:p text:style-name="P68">КОИД</text:p>
          </table:table-cell>
          <table:covered-table-cell/>
          <table:table-cell table:style-name="Таблица3.U10" table:number-columns-spanned="2" office:value-type="string">
            <text:p text:style-name="P48">ЕН</text:p>
          </table:table-cell>
          <table:covered-table-cell/>
          <table:table-cell table:style-name="Таблица3.U10" table:number-columns-spanned="4" office:value-type="string">
            <text:p text:style-name="P48">ОП</text:p>
          </table:table-cell>
          <table:covered-table-cell/>
          <table:covered-table-cell/>
          <table:covered-table-cell/>
          <table:table-cell table:style-name="Таблица3.U10" table:number-columns-spanned="2" office:value-type="string">
            <text:p text:style-name="P48">Кшт</text:p>
          </table:table-cell>
          <table:covered-table-cell/>
          <table:table-cell table:style-name="Таблица3.U10" table:number-columns-spanned="2" office:value-type="string">
            <text:p text:style-name="P55"><text:span text:style-name="T5">Т</text:span><text:span text:style-name="T7">п.з.</text:span></text:p>
          </table:table-cell>
          <table:covered-table-cell/>
          <table:table-cell table:style-name="Таблица3.q10" table:number-columns-spanned="2" office:value-type="string">
            <text:p text:style-name="P56"><text:span text:style-name="T5">Т</text:span><text:span text:style-name="T7">шт.</text:span></text:p>
          </table:table-cell>
          <table:covered-table-cell/>
        </table:table-row>
        <table:table-row table:style-name="Таблица3.1">
          <table:table-cell table:style-name="Таблица3.A9" table:number-columns-spanned="2" office:value-type="string">
            <text:p text:style-name="P48">Р</text:p>
          </table:table-cell>
          <table:covered-table-cell/>
          <table:table-cell table:style-name="Таблица3.F9" table:number-columns-spanned="1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9" table:number-columns-spanned="4" office:value-type="string">
            <text:p text:style-name="P48">ПИ</text:p>
          </table:table-cell>
          <table:covered-table-cell/>
          <table:covered-table-cell/>
          <table:covered-table-cell/>
          <table:table-cell table:style-name="Таблица3.A9" table:number-columns-spanned="4" office:value-type="string">
            <text:p text:style-name="P48">Д или В, мм</text:p>
          </table:table-cell>
          <table:covered-table-cell/>
          <table:covered-table-cell/>
          <table:covered-table-cell/>
          <table:table-cell table:style-name="Таблица3.A9" table:number-columns-spanned="4" office:value-type="string">
            <text:p text:style-name="P54"><text:span text:style-name="T6">L</text:span><text:span text:style-name="T5">, мм</text:span></text:p>
          </table:table-cell>
          <table:covered-table-cell/>
          <table:covered-table-cell/>
          <table:covered-table-cell/>
          <table:table-cell table:style-name="Таблица3.A9" table:number-columns-spanned="2" office:value-type="string">
            <text:p text:style-name="P54"><text:span text:style-name="T6">t</text:span><text:span text:style-name="T5">, мм</text:span></text:p>
          </table:table-cell>
          <table:covered-table-cell/>
          <table:table-cell table:style-name="Таблица3.A9" table:number-columns-spanned="2" office:value-type="string">
            <text:p text:style-name="P49">i</text:p>
          </table:table-cell>
          <table:covered-table-cell/>
          <table:table-cell table:style-name="Таблица3.A9" table:number-columns-spanned="6" office:value-type="string">
            <text:p text:style-name="P54"><text:span text:style-name="T6">s, </text:span><text:span text:style-name="T5">мм</text:span><text:span text:style-name="T6">/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A9" table:number-columns-spanned="2" office:value-type="string">
            <text:p text:style-name="P55"><text:span text:style-name="T6">n</text:span><text:span text:style-name="T5">, об/мин</text:span></text:p>
          </table:table-cell>
          <table:covered-table-cell/>
          <table:table-cell table:style-name="Таблица3.U9" table:number-columns-spanned="2" office:value-type="string">
            <text:p text:style-name="P56"><text:span text:style-name="T6">v</text:span><text:span text:style-name="T5">, м/мин</text:span></text:p>
          </table:table-cell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<draw:g text:anchor-type="char" draw:z-index="2" draw:name="DrawObject 44" draw:style-name="gr1"><draw:line draw:name="Фигура 10" draw:style-name="gr2" draw:text-style-name="P80" svg:x1="1.256cm" svg:y1="9.833cm" svg:x2="28.582cm" svg:y2="9.833cm"><text:p/></draw:line><draw:line draw:name="Фигура 11" draw:style-name="gr2" draw:text-style-name="P80" svg:x1="1.243cm" svg:y1="10.602cm" svg:x2="28.569cm" svg:y2="10.602cm"><text:p/></draw:line><draw:g draw:name="DrawObject 45" draw:style-name="gr3"><draw:g draw:name="DrawObject 46" draw:style-name="gr3"><draw:g draw:name="Фигура 12" draw:style-name="gr4"><draw:line draw:style-name="gr2" draw:text-style-name="P80" svg:x1="1.293cm" svg:y1="0.762cm" svg:x2="28.619cm" svg:y2="0.762cm"><text:p/></draw:line><draw:line draw:style-name="gr2" draw:text-style-name="P80" svg:x1="1.27cm" svg:y1="1.505cm" svg:x2="28.596cm" svg:y2="1.505cm"><text:p/></draw:line><draw:line draw:style-name="gr2" draw:text-style-name="P80" svg:x1="1.27cm" svg:y1="2.284cm" svg:x2="28.596cm" svg:y2="2.284cm"><text:p/></draw:line><draw:line draw:style-name="gr2" draw:text-style-name="P80" svg:x1="1.256cm" svg:y1="3.03cm" svg:x2="28.582cm" svg:y2="3.03cm"><text:p/></draw:line><draw:line draw:style-name="gr2" draw:text-style-name="P80" svg:x1="1.286cm" svg:y1="3.801cm" svg:x2="28.612cm" svg:y2="3.801cm"><text:p/></draw:line><draw:line draw:style-name="gr2" draw:text-style-name="P80" svg:x1="1.286cm" svg:y1="4.551cm" svg:x2="28.612cm" svg:y2="4.551cm"><text:p/></draw:line><draw:line draw:style-name="gr2" draw:text-style-name="P80" svg:x1="1.285cm" svg:y1="5.316cm" svg:x2="28.611cm" svg:y2="5.316cm"><text:p/></draw:line><draw:line draw:style-name="gr2" draw:text-style-name="P80" svg:x1="1.263cm" svg:y1="6.068cm" svg:x2="28.589cm" svg:y2="6.068cm"><text:p/></draw:line><draw:line draw:style-name="gr2" draw:text-style-name="P80" svg:x1="1.285cm" svg:y1="6.828cm" svg:x2="28.611cm" svg:y2="6.828cm"><text:p/></draw:line><draw:line draw:style-name="gr2" draw:text-style-name="P80" svg:x1="1.278cm" svg:y1="8.345cm" svg:x2="28.604cm" svg:y2="8.345cm"><text:p/></draw:line><draw:line draw:style-name="gr2" draw:text-style-name="P80" svg:x1="1.278cm" svg:y1="7.598cm" svg:x2="28.604cm" svg:y2="7.598cm"><text:p/></draw:line><draw:line draw:style-name="gr2" draw:text-style-name="P80" svg:x1="1.286cm" svg:y1="9.112cm" svg:x2="28.612cm" svg:y2="9.112cm"><text:p/></draw:line></draw:g><draw:g draw:name="DrawObject 47" draw:style-name="gr3"><draw:g draw:name="DrawObject 48" draw:style-name="gr4"><draw:line draw:name="Вертикальная линия 337" draw:style-name="gr5" draw:text-style-name="P81" svg:x1="2.189cm" svg:y1="0cm" svg:x2="2.189cm" svg:y2="0.101cm"><text:p/></draw:line><draw:line draw:name="Вертикальная линия 338" draw:style-name="gr5" draw:text-style-name="P81" svg:x1="3.117cm" svg:y1="0cm" svg:x2="3.117cm" svg:y2="0.101cm"><text:p/></draw:line><draw:line draw:name="Вертикальная линия 339" draw:style-name="gr5" draw:text-style-name="P81" svg:x1="4.038cm" svg:y1="0cm" svg:x2="4.038cm" svg:y2="0.101cm"><text:p/></draw:line><draw:line draw:name="Вертикальная линия 340" draw:style-name="gr5" draw:text-style-name="P81" svg:x1="5.544cm" svg:y1="0cm" svg:x2="5.544cm" svg:y2="0.101cm"><text:p/></draw:line><draw:line draw:name="Вертикальная линия 341" draw:style-name="gr5" draw:text-style-name="P81" svg:x1="11.03cm" svg:y1="0cm" svg:x2="11.03cm" svg:y2="0.101cm"><text:p/></draw:line><draw:line draw:name="Вертикальная линия 342" draw:style-name="gr5" draw:text-style-name="P81" svg:x1="11.781cm" svg:y1="0cm" svg:x2="11.781cm" svg:y2="0.101cm"><text:p/></draw:line><draw:line draw:name="Вертикальная линия 343" draw:style-name="gr5" draw:text-style-name="P81" svg:x1="13.03cm" svg:y1="0cm" svg:x2="13.03cm" svg:y2="0.101cm"><text:p/></draw:line><draw:line draw:name="Вертикальная линия 344" draw:style-name="gr5" draw:text-style-name="P81" svg:x1="14.554cm" svg:y1="0cm" svg:x2="14.554cm" svg:y2="0.101cm"><text:p/></draw:line><draw:line draw:name="Вертикальная линия 345" draw:style-name="gr5" draw:text-style-name="P81" svg:x1="16.041cm" svg:y1="0cm" svg:x2="16.041cm" svg:y2="0.101cm"><text:p/></draw:line><draw:line draw:name="Вертикальная линия 346" draw:style-name="gr5" draw:text-style-name="P81" svg:x1="17.549cm" svg:y1="0cm" svg:x2="17.549cm" svg:y2="0.101cm"><text:p/></draw:line><draw:line draw:name="Вертикальная линия 347" draw:style-name="gr5" draw:text-style-name="P81" svg:x1="19.036cm" svg:y1="0cm" svg:x2="19.036cm" svg:y2="0.101cm"><text:p/></draw:line><draw:line draw:name="Вертикальная линия 348" draw:style-name="gr5" draw:text-style-name="P81" svg:x1="20.419cm" svg:y1="0cm" svg:x2="20.419cm" svg:y2="0.101cm"><text:p/></draw:line><draw:line draw:name="Вертикальная линия 349" draw:style-name="gr5" draw:text-style-name="P81" svg:x1="21.792cm" svg:y1="0cm" svg:x2="21.792cm" svg:y2="0.101cm"><text:p/></draw:line><draw:line draw:name="Вертикальная линия 350" draw:style-name="gr5" draw:text-style-name="P81" svg:x1="23.174cm" svg:y1="0cm" svg:x2="23.174cm" svg:y2="0.101cm"><text:p/></draw:line><draw:line draw:name="Вертикальная линия 351" draw:style-name="gr5" draw:text-style-name="P81" svg:x1="24.549cm" svg:y1="0cm" svg:x2="24.549cm" svg:y2="0.101cm"><text:p/></draw:line><draw:line draw:name="Вертикальная линия 352" draw:style-name="gr5" draw:text-style-name="P81" svg:x1="26.521cm" svg:y1="0cm" svg:x2="26.521cm" svg:y2="0.101cm"><text:p/></draw:line></draw:g><draw:g draw:name="DrawObject 49" draw:style-name="gr4"><draw:line draw:name="Вертикальная линия 353" draw:style-name="gr5" draw:text-style-name="P81" svg:x1="2.189cm" svg:y1="0.762cm" svg:x2="2.189cm" svg:y2="0.863cm"><text:p/></draw:line><draw:line draw:name="Вертикальная линия 354" draw:style-name="gr5" draw:text-style-name="P81" svg:x1="3.117cm" svg:y1="0.762cm" svg:x2="3.117cm" svg:y2="0.863cm"><text:p/></draw:line><draw:line draw:name="Вертикальная линия 355" draw:style-name="gr5" draw:text-style-name="P81" svg:x1="4.038cm" svg:y1="0.762cm" svg:x2="4.038cm" svg:y2="0.863cm"><text:p/></draw:line><draw:line draw:name="Вертикальная линия 356" draw:style-name="gr5" draw:text-style-name="P81" svg:x1="5.544cm" svg:y1="0.762cm" svg:x2="5.544cm" svg:y2="0.863cm"><text:p/></draw:line><draw:line draw:name="Вертикальная линия 357" draw:style-name="gr5" draw:text-style-name="P81" svg:x1="11.03cm" svg:y1="0.762cm" svg:x2="11.03cm" svg:y2="0.863cm"><text:p/></draw:line><draw:line draw:name="Вертикальная линия 358" draw:style-name="gr5" draw:text-style-name="P81" svg:x1="11.781cm" svg:y1="0.762cm" svg:x2="11.781cm" svg:y2="0.863cm"><text:p/></draw:line><draw:line draw:name="Вертикальная линия 359" draw:style-name="gr5" draw:text-style-name="P81" svg:x1="13.03cm" svg:y1="0.762cm" svg:x2="13.03cm" svg:y2="0.863cm"><text:p/></draw:line><draw:line draw:name="Вертикальная линия 360" draw:style-name="gr5" draw:text-style-name="P81" svg:x1="14.554cm" svg:y1="0.762cm" svg:x2="14.554cm" svg:y2="0.863cm"><text:p/></draw:line><draw:line draw:name="Вертикальная линия 361" draw:style-name="gr5" draw:text-style-name="P81" svg:x1="16.041cm" svg:y1="0.762cm" svg:x2="16.041cm" svg:y2="0.863cm"><text:p/></draw:line><draw:line draw:name="Вертикальная линия 362" draw:style-name="gr5" draw:text-style-name="P81" svg:x1="17.549cm" svg:y1="0.762cm" svg:x2="17.549cm" svg:y2="0.863cm"><text:p/></draw:line><draw:line draw:name="Вертикальная линия 363" draw:style-name="gr5" draw:text-style-name="P81" svg:x1="19.036cm" svg:y1="0.762cm" svg:x2="19.036cm" svg:y2="0.863cm"><text:p/></draw:line><draw:line draw:name="Вертикальная линия 364" draw:style-name="gr5" draw:text-style-name="P81" svg:x1="20.419cm" svg:y1="0.762cm" svg:x2="20.419cm" svg:y2="0.863cm"><text:p/></draw:line><draw:line draw:name="Вертикальная линия 365" draw:style-name="gr5" draw:text-style-name="P81" svg:x1="21.792cm" svg:y1="0.762cm" svg:x2="21.792cm" svg:y2="0.863cm"><text:p/></draw:line><draw:line draw:name="Вертикальная линия 366" draw:style-name="gr5" draw:text-style-name="P81" svg:x1="23.174cm" svg:y1="0.762cm" svg:x2="23.174cm" svg:y2="0.863cm"><text:p/></draw:line><draw:line draw:name="Вертикальная линия 367" draw:style-name="gr5" draw:text-style-name="P81" svg:x1="24.549cm" svg:y1="0.762cm" svg:x2="24.549cm" svg:y2="0.863cm"><text:p/></draw:line><draw:line draw:name="Вертикальная линия 368" draw:style-name="gr5" draw:text-style-name="P81" svg:x1="26.521cm" svg:y1="0.762cm" svg:x2="26.521cm" svg:y2="0.863cm"><text:p/></draw:line></draw:g><draw:g draw:name="DrawObject 50" draw:style-name="gr4"><draw:line draw:name="Вертикальная линия 369" draw:style-name="gr5" draw:text-style-name="P81" svg:x1="2.189cm" svg:y1="1.505cm" svg:x2="2.189cm" svg:y2="1.606cm"><text:p/></draw:line><draw:line draw:name="Вертикальная линия 370" draw:style-name="gr5" draw:text-style-name="P81" svg:x1="3.117cm" svg:y1="1.505cm" svg:x2="3.117cm" svg:y2="1.606cm"><text:p/></draw:line><draw:line draw:name="Вертикальная линия 371" draw:style-name="gr5" draw:text-style-name="P81" svg:x1="4.038cm" svg:y1="1.505cm" svg:x2="4.038cm" svg:y2="1.606cm"><text:p/></draw:line><draw:line draw:name="Вертикальная линия 372" draw:style-name="gr5" draw:text-style-name="P81" svg:x1="5.544cm" svg:y1="1.505cm" svg:x2="5.544cm" svg:y2="1.606cm"><text:p/></draw:line><draw:line draw:name="Вертикальная линия 373" draw:style-name="gr5" draw:text-style-name="P81" svg:x1="11.03cm" svg:y1="1.505cm" svg:x2="11.03cm" svg:y2="1.606cm"><text:p/></draw:line><draw:line draw:name="Вертикальная линия 374" draw:style-name="gr5" draw:text-style-name="P81" svg:x1="11.781cm" svg:y1="1.505cm" svg:x2="11.781cm" svg:y2="1.606cm"><text:p/></draw:line><draw:line draw:name="Вертикальная линия 375" draw:style-name="gr5" draw:text-style-name="P81" svg:x1="13.03cm" svg:y1="1.505cm" svg:x2="13.03cm" svg:y2="1.606cm"><text:p/></draw:line><draw:line draw:name="Вертикальная линия 376" draw:style-name="gr5" draw:text-style-name="P81" svg:x1="14.554cm" svg:y1="1.505cm" svg:x2="14.554cm" svg:y2="1.606cm"><text:p/></draw:line><draw:line draw:name="Вертикальная линия 377" draw:style-name="gr5" draw:text-style-name="P81" svg:x1="16.041cm" svg:y1="1.505cm" svg:x2="16.041cm" svg:y2="1.606cm"><text:p/></draw:line><draw:line draw:name="Вертикальная линия 378" draw:style-name="gr5" draw:text-style-name="P81" svg:x1="17.549cm" svg:y1="1.505cm" svg:x2="17.549cm" svg:y2="1.606cm"><text:p/></draw:line><draw:line draw:name="Вертикальная линия 379" draw:style-name="gr5" draw:text-style-name="P81" svg:x1="19.036cm" svg:y1="1.505cm" svg:x2="19.036cm" svg:y2="1.606cm"><text:p/></draw:line><draw:line draw:name="Вертикальная линия 380" draw:style-name="gr5" draw:text-style-name="P81" svg:x1="20.419cm" svg:y1="1.505cm" svg:x2="20.419cm" svg:y2="1.606cm"><text:p/></draw:line><draw:line draw:name="Вертикальная линия 381" draw:style-name="gr5" draw:text-style-name="P81" svg:x1="21.792cm" svg:y1="1.505cm" svg:x2="21.792cm" svg:y2="1.606cm"><text:p/></draw:line><draw:line draw:name="Вертикальная линия 382" draw:style-name="gr5" draw:text-style-name="P81" svg:x1="23.174cm" svg:y1="1.505cm" svg:x2="23.174cm" svg:y2="1.606cm"><text:p/></draw:line><draw:line draw:name="Вертикальная линия 383" draw:style-name="gr5" draw:text-style-name="P81" svg:x1="24.549cm" svg:y1="1.505cm" svg:x2="24.549cm" svg:y2="1.606cm"><text:p/></draw:line><draw:line draw:name="Вертикальная линия 384" draw:style-name="gr5" draw:text-style-name="P81" svg:x1="26.521cm" svg:y1="1.505cm" svg:x2="26.521cm" svg:y2="1.606cm"><text:p/></draw:line></draw:g><draw:g draw:name="DrawObject 51" draw:style-name="gr4"><draw:line draw:name="Вертикальная линия 385" draw:style-name="gr5" draw:text-style-name="P81" svg:x1="2.189cm" svg:y1="2.284cm" svg:x2="2.189cm" svg:y2="2.385cm"><text:p/></draw:line><draw:line draw:name="Вертикальная линия 386" draw:style-name="gr5" draw:text-style-name="P81" svg:x1="3.117cm" svg:y1="2.284cm" svg:x2="3.117cm" svg:y2="2.385cm"><text:p/></draw:line><draw:line draw:name="Вертикальная линия 387" draw:style-name="gr5" draw:text-style-name="P81" svg:x1="4.038cm" svg:y1="2.284cm" svg:x2="4.038cm" svg:y2="2.385cm"><text:p/></draw:line><draw:line draw:name="Вертикальная линия 388" draw:style-name="gr5" draw:text-style-name="P81" svg:x1="5.544cm" svg:y1="2.284cm" svg:x2="5.544cm" svg:y2="2.385cm"><text:p/></draw:line><draw:line draw:name="Вертикальная линия 389" draw:style-name="gr5" draw:text-style-name="P81" svg:x1="11.03cm" svg:y1="2.284cm" svg:x2="11.03cm" svg:y2="2.385cm"><text:p/></draw:line><draw:line draw:name="Вертикальная линия 390" draw:style-name="gr5" draw:text-style-name="P81" svg:x1="11.781cm" svg:y1="2.284cm" svg:x2="11.781cm" svg:y2="2.385cm"><text:p/></draw:line><draw:line draw:name="Вертикальная линия 391" draw:style-name="gr5" draw:text-style-name="P81" svg:x1="13.03cm" svg:y1="2.284cm" svg:x2="13.03cm" svg:y2="2.385cm"><text:p/></draw:line><draw:line draw:name="Вертикальная линия 392" draw:style-name="gr5" draw:text-style-name="P81" svg:x1="14.554cm" svg:y1="2.284cm" svg:x2="14.554cm" svg:y2="2.385cm"><text:p/></draw:line><draw:line draw:name="Вертикальная линия 393" draw:style-name="gr5" draw:text-style-name="P81" svg:x1="16.041cm" svg:y1="2.284cm" svg:x2="16.041cm" svg:y2="2.385cm"><text:p/></draw:line><draw:line draw:name="Вертикальная линия 394" draw:style-name="gr5" draw:text-style-name="P81" svg:x1="17.549cm" svg:y1="2.284cm" svg:x2="17.549cm" svg:y2="2.385cm"><text:p/></draw:line><draw:line draw:name="Вертикальная линия 395" draw:style-name="gr5" draw:text-style-name="P81" svg:x1="19.036cm" svg:y1="2.284cm" svg:x2="19.036cm" svg:y2="2.385cm"><text:p/></draw:line><draw:line draw:name="Вертикальная линия 396" draw:style-name="gr5" draw:text-style-name="P81" svg:x1="20.419cm" svg:y1="2.284cm" svg:x2="20.419cm" svg:y2="2.385cm"><text:p/></draw:line><draw:line draw:name="Вертикальная линия 397" draw:style-name="gr5" draw:text-style-name="P81" svg:x1="21.792cm" svg:y1="2.284cm" svg:x2="21.792cm" svg:y2="2.385cm"><text:p/></draw:line><draw:line draw:name="Вертикальная линия 398" draw:style-name="gr5" draw:text-style-name="P81" svg:x1="23.174cm" svg:y1="2.284cm" svg:x2="23.174cm" svg:y2="2.385cm"><text:p/></draw:line><draw:line draw:name="Вертикальная линия 399" draw:style-name="gr5" draw:text-style-name="P81" svg:x1="24.549cm" svg:y1="2.284cm" svg:x2="24.549cm" svg:y2="2.385cm"><text:p/></draw:line><draw:line draw:name="Вертикальная линия 400" draw:style-name="gr5" draw:text-style-name="P81" svg:x1="26.521cm" svg:y1="2.284cm" svg:x2="26.521cm" svg:y2="2.385cm"><text:p/></draw:line></draw:g><draw:g draw:name="DrawObject 52" draw:style-name="gr4"><draw:line draw:name="Вертикальная линия 401" draw:style-name="gr5" draw:text-style-name="P81" svg:x1="2.189cm" svg:y1="3.046cm" svg:x2="2.189cm" svg:y2="3.147cm"><text:p/></draw:line><draw:line draw:name="Вертикальная линия 402" draw:style-name="gr5" draw:text-style-name="P81" svg:x1="3.117cm" svg:y1="3.046cm" svg:x2="3.117cm" svg:y2="3.147cm"><text:p/></draw:line><draw:line draw:name="Вертикальная линия 403" draw:style-name="gr5" draw:text-style-name="P81" svg:x1="4.038cm" svg:y1="3.046cm" svg:x2="4.038cm" svg:y2="3.147cm"><text:p/></draw:line><draw:line draw:name="Вертикальная линия 404" draw:style-name="gr5" draw:text-style-name="P81" svg:x1="5.544cm" svg:y1="3.046cm" svg:x2="5.544cm" svg:y2="3.147cm"><text:p/></draw:line><draw:line draw:name="Вертикальная линия 405" draw:style-name="gr5" draw:text-style-name="P81" svg:x1="11.03cm" svg:y1="3.046cm" svg:x2="11.03cm" svg:y2="3.147cm"><text:p/></draw:line><draw:line draw:name="Вертикальная линия 406" draw:style-name="gr5" draw:text-style-name="P81" svg:x1="11.781cm" svg:y1="3.046cm" svg:x2="11.781cm" svg:y2="3.147cm"><text:p/></draw:line><draw:line draw:name="Вертикальная линия 407" draw:style-name="gr5" draw:text-style-name="P81" svg:x1="13.03cm" svg:y1="3.046cm" svg:x2="13.03cm" svg:y2="3.147cm"><text:p/></draw:line><draw:line draw:name="Вертикальная линия 408" draw:style-name="gr5" draw:text-style-name="P81" svg:x1="14.554cm" svg:y1="3.046cm" svg:x2="14.554cm" svg:y2="3.147cm"><text:p/></draw:line><draw:line draw:name="Вертикальная линия 409" draw:style-name="gr5" draw:text-style-name="P81" svg:x1="16.041cm" svg:y1="3.046cm" svg:x2="16.041cm" svg:y2="3.147cm"><text:p/></draw:line><draw:line draw:name="Вертикальная линия 410" draw:style-name="gr5" draw:text-style-name="P81" svg:x1="17.549cm" svg:y1="3.046cm" svg:x2="17.549cm" svg:y2="3.147cm"><text:p/></draw:line><draw:line draw:name="Вертикальная линия 411" draw:style-name="gr5" draw:text-style-name="P81" svg:x1="19.036cm" svg:y1="3.046cm" svg:x2="19.036cm" svg:y2="3.147cm"><text:p/></draw:line><draw:line draw:name="Вертикальная линия 412" draw:style-name="gr5" draw:text-style-name="P81" svg:x1="20.419cm" svg:y1="3.046cm" svg:x2="20.419cm" svg:y2="3.147cm"><text:p/></draw:line><draw:line draw:name="Вертикальная линия 413" draw:style-name="gr5" draw:text-style-name="P81" svg:x1="21.792cm" svg:y1="3.046cm" svg:x2="21.792cm" svg:y2="3.147cm"><text:p/></draw:line><draw:line draw:name="Вертикальная линия 414" draw:style-name="gr5" draw:text-style-name="P81" svg:x1="23.174cm" svg:y1="3.046cm" svg:x2="23.174cm" svg:y2="3.147cm"><text:p/></draw:line><draw:line draw:name="Вертикальная линия 415" draw:style-name="gr5" draw:text-style-name="P81" svg:x1="24.549cm" svg:y1="3.046cm" svg:x2="24.549cm" svg:y2="3.147cm"><text:p/></draw:line><draw:line draw:name="Вертикальная линия 416" draw:style-name="gr5" draw:text-style-name="P81" svg:x1="26.521cm" svg:y1="3.046cm" svg:x2="26.521cm" svg:y2="3.147cm"><text:p/></draw:line></draw:g><draw:g draw:name="DrawObject 53" draw:style-name="gr4"><draw:line draw:name="Вертикальная линия 625" draw:style-name="gr5" draw:text-style-name="P81" svg:x1="2.189cm" svg:y1="3.789cm" svg:x2="2.189cm" svg:y2="3.89cm"><text:p/></draw:line><draw:line draw:name="Вертикальная линия 626" draw:style-name="gr5" draw:text-style-name="P81" svg:x1="3.117cm" svg:y1="3.789cm" svg:x2="3.117cm" svg:y2="3.89cm"><text:p/></draw:line><draw:line draw:name="Вертикальная линия 627" draw:style-name="gr5" draw:text-style-name="P81" svg:x1="4.038cm" svg:y1="3.789cm" svg:x2="4.038cm" svg:y2="3.89cm"><text:p/></draw:line><draw:line draw:name="Вертикальная линия 628" draw:style-name="gr5" draw:text-style-name="P81" svg:x1="5.544cm" svg:y1="3.789cm" svg:x2="5.544cm" svg:y2="3.89cm"><text:p/></draw:line><draw:line draw:name="Вертикальная линия 629" draw:style-name="gr5" draw:text-style-name="P81" svg:x1="11.03cm" svg:y1="3.789cm" svg:x2="11.03cm" svg:y2="3.89cm"><text:p/></draw:line><draw:line draw:name="Вертикальная линия 630" draw:style-name="gr5" draw:text-style-name="P81" svg:x1="11.781cm" svg:y1="3.789cm" svg:x2="11.781cm" svg:y2="3.89cm"><text:p/></draw:line><draw:line draw:name="Вертикальная линия 631" draw:style-name="gr5" draw:text-style-name="P81" svg:x1="13.03cm" svg:y1="3.789cm" svg:x2="13.03cm" svg:y2="3.89cm"><text:p/></draw:line><draw:line draw:name="Вертикальная линия 632" draw:style-name="gr5" draw:text-style-name="P81" svg:x1="14.554cm" svg:y1="3.789cm" svg:x2="14.554cm" svg:y2="3.89cm"><text:p/></draw:line><draw:line draw:name="Вертикальная линия 633" draw:style-name="gr5" draw:text-style-name="P81" svg:x1="16.041cm" svg:y1="3.789cm" svg:x2="16.041cm" svg:y2="3.89cm"><text:p/></draw:line><draw:line draw:name="Вертикальная линия 634" draw:style-name="gr5" draw:text-style-name="P81" svg:x1="17.549cm" svg:y1="3.789cm" svg:x2="17.549cm" svg:y2="3.89cm"><text:p/></draw:line><draw:line draw:name="Вертикальная линия 635" draw:style-name="gr5" draw:text-style-name="P81" svg:x1="19.036cm" svg:y1="3.789cm" svg:x2="19.036cm" svg:y2="3.89cm"><text:p/></draw:line><draw:line draw:name="Вертикальная линия 636" draw:style-name="gr5" draw:text-style-name="P81" svg:x1="20.419cm" svg:y1="3.789cm" svg:x2="20.419cm" svg:y2="3.89cm"><text:p/></draw:line><draw:line draw:name="Вертикальная линия 637" draw:style-name="gr5" draw:text-style-name="P81" svg:x1="21.792cm" svg:y1="3.789cm" svg:x2="21.792cm" svg:y2="3.89cm"><text:p/></draw:line><draw:line draw:name="Вертикальная линия 638" draw:style-name="gr5" draw:text-style-name="P81" svg:x1="23.174cm" svg:y1="3.789cm" svg:x2="23.174cm" svg:y2="3.89cm"><text:p/></draw:line><draw:line draw:name="Вертикальная линия 639" draw:style-name="gr5" draw:text-style-name="P81" svg:x1="24.549cm" svg:y1="3.789cm" svg:x2="24.549cm" svg:y2="3.89cm"><text:p/></draw:line><draw:line draw:name="Вертикальная линия 640" draw:style-name="gr5" draw:text-style-name="P81" svg:x1="26.521cm" svg:y1="3.789cm" svg:x2="26.521cm" svg:y2="3.89cm"><text:p/></draw:line></draw:g><draw:g draw:name="DrawObject 54" draw:style-name="gr4"><draw:line draw:name="Вертикальная линия 641" draw:style-name="gr5" draw:text-style-name="P81" svg:x1="2.189cm" svg:y1="4.551cm" svg:x2="2.189cm" svg:y2="4.652cm"><text:p/></draw:line><draw:line draw:name="Вертикальная линия 642" draw:style-name="gr5" draw:text-style-name="P81" svg:x1="3.117cm" svg:y1="4.551cm" svg:x2="3.117cm" svg:y2="4.652cm"><text:p/></draw:line><draw:line draw:name="Вертикальная линия 643" draw:style-name="gr5" draw:text-style-name="P81" svg:x1="4.038cm" svg:y1="4.551cm" svg:x2="4.038cm" svg:y2="4.652cm"><text:p/></draw:line><draw:line draw:name="Вертикальная линия 644" draw:style-name="gr5" draw:text-style-name="P81" svg:x1="5.544cm" svg:y1="4.551cm" svg:x2="5.544cm" svg:y2="4.652cm"><text:p/></draw:line><draw:line draw:name="Вертикальная линия 645" draw:style-name="gr5" draw:text-style-name="P81" svg:x1="11.03cm" svg:y1="4.551cm" svg:x2="11.03cm" svg:y2="4.652cm"><text:p/></draw:line><draw:line draw:name="Вертикальная линия 646" draw:style-name="gr5" draw:text-style-name="P81" svg:x1="11.781cm" svg:y1="4.551cm" svg:x2="11.781cm" svg:y2="4.652cm"><text:p/></draw:line><draw:line draw:name="Вертикальная линия 647" draw:style-name="gr5" draw:text-style-name="P81" svg:x1="13.03cm" svg:y1="4.551cm" svg:x2="13.03cm" svg:y2="4.652cm"><text:p/></draw:line><draw:line draw:name="Вертикальная линия 648" draw:style-name="gr5" draw:text-style-name="P81" svg:x1="14.554cm" svg:y1="4.551cm" svg:x2="14.554cm" svg:y2="4.652cm"><text:p/></draw:line><draw:line draw:name="Вертикальная линия 649" draw:style-name="gr5" draw:text-style-name="P81" svg:x1="16.041cm" svg:y1="4.551cm" svg:x2="16.041cm" svg:y2="4.652cm"><text:p/></draw:line><draw:line draw:name="Вертикальная линия 650" draw:style-name="gr5" draw:text-style-name="P81" svg:x1="17.549cm" svg:y1="4.551cm" svg:x2="17.549cm" svg:y2="4.652cm"><text:p/></draw:line><draw:line draw:name="Вертикальная линия 651" draw:style-name="gr5" draw:text-style-name="P81" svg:x1="19.036cm" svg:y1="4.551cm" svg:x2="19.036cm" svg:y2="4.652cm"><text:p/></draw:line><draw:line draw:name="Вертикальная линия 652" draw:style-name="gr5" draw:text-style-name="P81" svg:x1="20.419cm" svg:y1="4.551cm" svg:x2="20.419cm" svg:y2="4.652cm"><text:p/></draw:line><draw:line draw:name="Вертикальная линия 653" draw:style-name="gr5" draw:text-style-name="P81" svg:x1="21.792cm" svg:y1="4.551cm" svg:x2="21.792cm" svg:y2="4.652cm"><text:p/></draw:line><draw:line draw:name="Вертикальная линия 654" draw:style-name="gr5" draw:text-style-name="P81" svg:x1="23.174cm" svg:y1="4.551cm" svg:x2="23.174cm" svg:y2="4.652cm"><text:p/></draw:line><draw:line draw:name="Вертикальная линия 655" draw:style-name="gr5" draw:text-style-name="P81" svg:x1="24.549cm" svg:y1="4.551cm" svg:x2="24.549cm" svg:y2="4.652cm"><text:p/></draw:line><draw:line draw:name="Вертикальная линия 656" draw:style-name="gr5" draw:text-style-name="P81" svg:x1="26.521cm" svg:y1="4.551cm" svg:x2="26.521cm" svg:y2="4.652cm"><text:p/></draw:line></draw:g><draw:g draw:name="DrawObject 55" draw:style-name="gr4"><draw:line draw:name="Вертикальная линия 657" draw:style-name="gr5" draw:text-style-name="P81" svg:x1="2.189cm" svg:y1="5.313cm" svg:x2="2.189cm" svg:y2="5.414cm"><text:p/></draw:line><draw:line draw:name="Вертикальная линия 658" draw:style-name="gr5" draw:text-style-name="P81" svg:x1="3.117cm" svg:y1="5.313cm" svg:x2="3.117cm" svg:y2="5.414cm"><text:p/></draw:line><draw:line draw:name="Вертикальная линия 659" draw:style-name="gr5" draw:text-style-name="P81" svg:x1="4.038cm" svg:y1="5.313cm" svg:x2="4.038cm" svg:y2="5.414cm"><text:p/></draw:line><draw:line draw:name="Вертикальная линия 660" draw:style-name="gr5" draw:text-style-name="P81" svg:x1="5.544cm" svg:y1="5.313cm" svg:x2="5.544cm" svg:y2="5.414cm"><text:p/></draw:line><draw:line draw:name="Вертикальная линия 661" draw:style-name="gr5" draw:text-style-name="P81" svg:x1="11.03cm" svg:y1="5.313cm" svg:x2="11.03cm" svg:y2="5.414cm"><text:p/></draw:line><draw:line draw:name="Вертикальная линия 662" draw:style-name="gr5" draw:text-style-name="P81" svg:x1="11.781cm" svg:y1="5.313cm" svg:x2="11.781cm" svg:y2="5.414cm"><text:p/></draw:line><draw:line draw:name="Вертикальная линия 663" draw:style-name="gr5" draw:text-style-name="P81" svg:x1="13.03cm" svg:y1="5.313cm" svg:x2="13.03cm" svg:y2="5.414cm"><text:p/></draw:line><draw:line draw:name="Вертикальная линия 664" draw:style-name="gr5" draw:text-style-name="P81" svg:x1="14.554cm" svg:y1="5.313cm" svg:x2="14.554cm" svg:y2="5.414cm"><text:p/></draw:line><draw:line draw:name="Вертикальная линия 665" draw:style-name="gr5" draw:text-style-name="P81" svg:x1="16.041cm" svg:y1="5.313cm" svg:x2="16.041cm" svg:y2="5.414cm"><text:p/></draw:line><draw:line draw:name="Вертикальная линия 666" draw:style-name="gr5" draw:text-style-name="P81" svg:x1="17.549cm" svg:y1="5.313cm" svg:x2="17.549cm" svg:y2="5.414cm"><text:p/></draw:line><draw:line draw:name="Вертикальная линия 667" draw:style-name="gr5" draw:text-style-name="P81" svg:x1="19.036cm" svg:y1="5.313cm" svg:x2="19.036cm" svg:y2="5.414cm"><text:p/></draw:line><draw:line draw:name="Вертикальная линия 668" draw:style-name="gr5" draw:text-style-name="P81" svg:x1="20.419cm" svg:y1="5.313cm" svg:x2="20.419cm" svg:y2="5.414cm"><text:p/></draw:line><draw:line draw:name="Вертикальная линия 669" draw:style-name="gr5" draw:text-style-name="P81" svg:x1="21.792cm" svg:y1="5.313cm" svg:x2="21.792cm" svg:y2="5.414cm"><text:p/></draw:line><draw:line draw:name="Вертикальная линия 670" draw:style-name="gr5" draw:text-style-name="P81" svg:x1="23.174cm" svg:y1="5.313cm" svg:x2="23.174cm" svg:y2="5.414cm"><text:p/></draw:line><draw:line draw:name="Вертикальная линия 671" draw:style-name="gr5" draw:text-style-name="P81" svg:x1="24.549cm" svg:y1="5.313cm" svg:x2="24.549cm" svg:y2="5.414cm"><text:p/></draw:line><draw:line draw:name="Вертикальная линия 672" draw:style-name="gr5" draw:text-style-name="P81" svg:x1="26.521cm" svg:y1="5.313cm" svg:x2="26.521cm" svg:y2="5.414cm"><text:p/></draw:line></draw:g><draw:g draw:name="DrawObject 56" draw:style-name="gr4"><draw:line draw:name="Вертикальная линия 673" draw:style-name="gr5" draw:text-style-name="P81" svg:x1="2.189cm" svg:y1="6.055cm" svg:x2="2.189cm" svg:y2="6.156cm"><text:p/></draw:line><draw:line draw:name="Вертикальная линия 674" draw:style-name="gr5" draw:text-style-name="P81" svg:x1="3.117cm" svg:y1="6.055cm" svg:x2="3.117cm" svg:y2="6.156cm"><text:p/></draw:line><draw:line draw:name="Вертикальная линия 675" draw:style-name="gr5" draw:text-style-name="P81" svg:x1="4.038cm" svg:y1="6.055cm" svg:x2="4.038cm" svg:y2="6.156cm"><text:p/></draw:line><draw:line draw:name="Вертикальная линия 676" draw:style-name="gr5" draw:text-style-name="P81" svg:x1="5.544cm" svg:y1="6.055cm" svg:x2="5.544cm" svg:y2="6.156cm"><text:p/></draw:line><draw:line draw:name="Вертикальная линия 677" draw:style-name="gr5" draw:text-style-name="P81" svg:x1="11.03cm" svg:y1="6.055cm" svg:x2="11.03cm" svg:y2="6.156cm"><text:p/></draw:line><draw:line draw:name="Вертикальная линия 678" draw:style-name="gr5" draw:text-style-name="P81" svg:x1="11.781cm" svg:y1="6.055cm" svg:x2="11.781cm" svg:y2="6.156cm"><text:p/></draw:line><draw:line draw:name="Вертикальная линия 679" draw:style-name="gr5" draw:text-style-name="P81" svg:x1="13.03cm" svg:y1="6.055cm" svg:x2="13.03cm" svg:y2="6.156cm"><text:p/></draw:line><draw:line draw:name="Вертикальная линия 680" draw:style-name="gr5" draw:text-style-name="P81" svg:x1="14.554cm" svg:y1="6.055cm" svg:x2="14.554cm" svg:y2="6.156cm"><text:p/></draw:line><draw:line draw:name="Вертикальная линия 681" draw:style-name="gr5" draw:text-style-name="P81" svg:x1="16.041cm" svg:y1="6.055cm" svg:x2="16.041cm" svg:y2="6.156cm"><text:p/></draw:line><draw:line draw:name="Вертикальная линия 682" draw:style-name="gr5" draw:text-style-name="P81" svg:x1="17.549cm" svg:y1="6.055cm" svg:x2="17.549cm" svg:y2="6.156cm"><text:p/></draw:line><draw:line draw:name="Вертикальная линия 683" draw:style-name="gr5" draw:text-style-name="P81" svg:x1="19.036cm" svg:y1="6.055cm" svg:x2="19.036cm" svg:y2="6.156cm"><text:p/></draw:line><draw:line draw:name="Вертикальная линия 684" draw:style-name="gr5" draw:text-style-name="P81" svg:x1="20.419cm" svg:y1="6.055cm" svg:x2="20.419cm" svg:y2="6.156cm"><text:p/></draw:line><draw:line draw:name="Вертикальная линия 685" draw:style-name="gr5" draw:text-style-name="P81" svg:x1="21.792cm" svg:y1="6.055cm" svg:x2="21.792cm" svg:y2="6.156cm"><text:p/></draw:line><draw:line draw:name="Вертикальная линия 686" draw:style-name="gr5" draw:text-style-name="P81" svg:x1="23.174cm" svg:y1="6.055cm" svg:x2="23.174cm" svg:y2="6.156cm"><text:p/></draw:line><draw:line draw:name="Вертикальная линия 687" draw:style-name="gr5" draw:text-style-name="P81" svg:x1="24.549cm" svg:y1="6.055cm" svg:x2="24.549cm" svg:y2="6.156cm"><text:p/></draw:line><draw:line draw:name="Вертикальная линия 688" draw:style-name="gr5" draw:text-style-name="P81" svg:x1="26.521cm" svg:y1="6.055cm" svg:x2="26.521cm" svg:y2="6.156cm"><text:p/></draw:line></draw:g><draw:g draw:name="DrawObject 57" draw:style-name="gr4"><draw:line draw:name="Вертикальная линия 689" draw:style-name="gr5" draw:text-style-name="P81" svg:x1="2.189cm" svg:y1="6.828cm" svg:x2="2.189cm" svg:y2="6.929cm"><text:p/></draw:line><draw:line draw:name="Вертикальная линия 690" draw:style-name="gr5" draw:text-style-name="P81" svg:x1="3.117cm" svg:y1="6.828cm" svg:x2="3.117cm" svg:y2="6.929cm"><text:p/></draw:line><draw:line draw:name="Вертикальная линия 691" draw:style-name="gr5" draw:text-style-name="P81" svg:x1="4.038cm" svg:y1="6.828cm" svg:x2="4.038cm" svg:y2="6.929cm"><text:p/></draw:line><draw:line draw:name="Вертикальная линия 692" draw:style-name="gr5" draw:text-style-name="P81" svg:x1="5.544cm" svg:y1="6.828cm" svg:x2="5.544cm" svg:y2="6.929cm"><text:p/></draw:line><draw:line draw:name="Вертикальная линия 693" draw:style-name="gr5" draw:text-style-name="P81" svg:x1="11.03cm" svg:y1="6.828cm" svg:x2="11.03cm" svg:y2="6.929cm"><text:p/></draw:line><draw:line draw:name="Вертикальная линия 694" draw:style-name="gr5" draw:text-style-name="P81" svg:x1="11.781cm" svg:y1="6.828cm" svg:x2="11.781cm" svg:y2="6.929cm"><text:p/></draw:line><draw:line draw:name="Вертикальная линия 695" draw:style-name="gr5" draw:text-style-name="P81" svg:x1="13.03cm" svg:y1="6.828cm" svg:x2="13.03cm" svg:y2="6.929cm"><text:p/></draw:line><draw:line draw:name="Вертикальная линия 696" draw:style-name="gr5" draw:text-style-name="P81" svg:x1="14.554cm" svg:y1="6.828cm" svg:x2="14.554cm" svg:y2="6.929cm"><text:p/></draw:line><draw:line draw:name="Вертикальная линия 697" draw:style-name="gr5" draw:text-style-name="P81" svg:x1="16.041cm" svg:y1="6.828cm" svg:x2="16.041cm" svg:y2="6.929cm"><text:p/></draw:line><draw:line draw:name="Вертикальная линия 698" draw:style-name="gr5" draw:text-style-name="P81" svg:x1="17.549cm" svg:y1="6.828cm" svg:x2="17.549cm" svg:y2="6.929cm"><text:p/></draw:line><draw:line draw:name="Вертикальная линия 699" draw:style-name="gr5" draw:text-style-name="P81" svg:x1="19.036cm" svg:y1="6.828cm" svg:x2="19.036cm" svg:y2="6.929cm"><text:p/></draw:line><draw:line draw:name="Вертикальная линия 700" draw:style-name="gr5" draw:text-style-name="P81" svg:x1="20.419cm" svg:y1="6.828cm" svg:x2="20.419cm" svg:y2="6.929cm"><text:p/></draw:line><draw:line draw:name="Вертикальная линия 701" draw:style-name="gr5" draw:text-style-name="P81" svg:x1="21.792cm" svg:y1="6.828cm" svg:x2="21.792cm" svg:y2="6.929cm"><text:p/></draw:line><draw:line draw:name="Вертикальная линия 702" draw:style-name="gr5" draw:text-style-name="P81" svg:x1="23.174cm" svg:y1="6.828cm" svg:x2="23.174cm" svg:y2="6.929cm"><text:p/></draw:line><draw:line draw:name="Вертикальная линия 703" draw:style-name="gr5" draw:text-style-name="P81" svg:x1="24.549cm" svg:y1="6.828cm" svg:x2="24.549cm" svg:y2="6.929cm"><text:p/></draw:line><draw:line draw:name="Вертикальная линия 704" draw:style-name="gr5" draw:text-style-name="P81" svg:x1="26.521cm" svg:y1="6.828cm" svg:x2="26.521cm" svg:y2="6.929cm"><text:p/></draw:line></draw:g><draw:g draw:name="DrawObject 58" draw:style-name="gr4"><draw:line draw:name="Вертикальная линия 705" draw:style-name="gr5" draw:text-style-name="P81" svg:x1="2.189cm" svg:y1="7.59cm" svg:x2="2.189cm" svg:y2="7.691cm"><text:p/></draw:line><draw:line draw:name="Вертикальная линия 706" draw:style-name="gr5" draw:text-style-name="P81" svg:x1="3.117cm" svg:y1="7.59cm" svg:x2="3.117cm" svg:y2="7.691cm"><text:p/></draw:line><draw:line draw:name="Вертикальная линия 707" draw:style-name="gr5" draw:text-style-name="P81" svg:x1="4.038cm" svg:y1="7.59cm" svg:x2="4.038cm" svg:y2="7.691cm"><text:p/></draw:line><draw:line draw:name="Вертикальная линия 708" draw:style-name="gr5" draw:text-style-name="P81" svg:x1="5.544cm" svg:y1="7.59cm" svg:x2="5.544cm" svg:y2="7.691cm"><text:p/></draw:line><draw:line draw:name="Вертикальная линия 709" draw:style-name="gr5" draw:text-style-name="P81" svg:x1="11.03cm" svg:y1="7.59cm" svg:x2="11.03cm" svg:y2="7.691cm"><text:p/></draw:line><draw:line draw:name="Вертикальная линия 710" draw:style-name="gr5" draw:text-style-name="P81" svg:x1="11.781cm" svg:y1="7.59cm" svg:x2="11.781cm" svg:y2="7.691cm"><text:p/></draw:line><draw:line draw:name="Вертикальная линия 711" draw:style-name="gr5" draw:text-style-name="P81" svg:x1="13.03cm" svg:y1="7.59cm" svg:x2="13.03cm" svg:y2="7.691cm"><text:p/></draw:line><draw:line draw:name="Вертикальная линия 712" draw:style-name="gr5" draw:text-style-name="P81" svg:x1="14.554cm" svg:y1="7.59cm" svg:x2="14.554cm" svg:y2="7.691cm"><text:p/></draw:line><draw:line draw:name="Вертикальная линия 713" draw:style-name="gr5" draw:text-style-name="P81" svg:x1="16.041cm" svg:y1="7.59cm" svg:x2="16.041cm" svg:y2="7.691cm"><text:p/></draw:line><draw:line draw:name="Вертикальная линия 714" draw:style-name="gr5" draw:text-style-name="P81" svg:x1="17.549cm" svg:y1="7.59cm" svg:x2="17.549cm" svg:y2="7.691cm"><text:p/></draw:line><draw:line draw:name="Вертикальная линия 715" draw:style-name="gr5" draw:text-style-name="P81" svg:x1="19.036cm" svg:y1="7.59cm" svg:x2="19.036cm" svg:y2="7.691cm"><text:p/></draw:line><draw:line draw:name="Вертикальная линия 716" draw:style-name="gr5" draw:text-style-name="P81" svg:x1="20.419cm" svg:y1="7.59cm" svg:x2="20.419cm" svg:y2="7.691cm"><text:p/></draw:line><draw:line draw:name="Вертикальная линия 717" draw:style-name="gr5" draw:text-style-name="P81" svg:x1="21.792cm" svg:y1="7.59cm" svg:x2="21.792cm" svg:y2="7.691cm"><text:p/></draw:line><draw:line draw:name="Вертикальная линия 718" draw:style-name="gr5" draw:text-style-name="P81" svg:x1="23.174cm" svg:y1="7.59cm" svg:x2="23.174cm" svg:y2="7.691cm"><text:p/></draw:line><draw:line draw:name="Вертикальная линия 719" draw:style-name="gr5" draw:text-style-name="P81" svg:x1="24.549cm" svg:y1="7.59cm" svg:x2="24.549cm" svg:y2="7.691cm"><text:p/></draw:line><draw:line draw:name="Вертикальная линия 720" draw:style-name="gr5" draw:text-style-name="P81" svg:x1="26.521cm" svg:y1="7.59cm" svg:x2="26.521cm" svg:y2="7.691cm"><text:p/></draw:line></draw:g><draw:g draw:name="DrawObject 59" draw:style-name="gr4"><draw:line draw:name="Вертикальная линия 721" draw:style-name="gr5" draw:text-style-name="P81" svg:x1="2.189cm" svg:y1="8.333cm" svg:x2="2.189cm" svg:y2="8.434cm"><text:p/></draw:line><draw:line draw:name="Вертикальная линия 722" draw:style-name="gr5" draw:text-style-name="P81" svg:x1="3.117cm" svg:y1="8.333cm" svg:x2="3.117cm" svg:y2="8.434cm"><text:p/></draw:line><draw:line draw:name="Вертикальная линия 723" draw:style-name="gr5" draw:text-style-name="P81" svg:x1="4.038cm" svg:y1="8.333cm" svg:x2="4.038cm" svg:y2="8.434cm"><text:p/></draw:line><draw:line draw:name="Вертикальная линия 724" draw:style-name="gr5" draw:text-style-name="P81" svg:x1="5.544cm" svg:y1="8.333cm" svg:x2="5.544cm" svg:y2="8.434cm"><text:p/></draw:line><draw:line draw:name="Вертикальная линия 725" draw:style-name="gr5" draw:text-style-name="P81" svg:x1="11.03cm" svg:y1="8.333cm" svg:x2="11.03cm" svg:y2="8.434cm"><text:p/></draw:line><draw:line draw:name="Вертикальная линия 726" draw:style-name="gr5" draw:text-style-name="P81" svg:x1="11.781cm" svg:y1="8.333cm" svg:x2="11.781cm" svg:y2="8.434cm"><text:p/></draw:line><draw:line draw:name="Вертикальная линия 727" draw:style-name="gr5" draw:text-style-name="P81" svg:x1="13.03cm" svg:y1="8.333cm" svg:x2="13.03cm" svg:y2="8.434cm"><text:p/></draw:line><draw:line draw:name="Вертикальная линия 728" draw:style-name="gr5" draw:text-style-name="P81" svg:x1="14.554cm" svg:y1="8.333cm" svg:x2="14.554cm" svg:y2="8.434cm"><text:p/></draw:line><draw:line draw:name="Вертикальная линия 729" draw:style-name="gr5" draw:text-style-name="P81" svg:x1="16.041cm" svg:y1="8.333cm" svg:x2="16.041cm" svg:y2="8.434cm"><text:p/></draw:line><draw:line draw:name="Вертикальная линия 730" draw:style-name="gr5" draw:text-style-name="P81" svg:x1="17.549cm" svg:y1="8.333cm" svg:x2="17.549cm" svg:y2="8.434cm"><text:p/></draw:line><draw:line draw:name="Вертикальная линия 731" draw:style-name="gr5" draw:text-style-name="P81" svg:x1="19.036cm" svg:y1="8.333cm" svg:x2="19.036cm" svg:y2="8.434cm"><text:p/></draw:line><draw:line draw:name="Вертикальная линия 732" draw:style-name="gr5" draw:text-style-name="P81" svg:x1="20.419cm" svg:y1="8.333cm" svg:x2="20.419cm" svg:y2="8.434cm"><text:p/></draw:line><draw:line draw:name="Вертикальная линия 733" draw:style-name="gr5" draw:text-style-name="P81" svg:x1="21.792cm" svg:y1="8.333cm" svg:x2="21.792cm" svg:y2="8.434cm"><text:p/></draw:line><draw:line draw:name="Вертикальная линия 734" draw:style-name="gr5" draw:text-style-name="P81" svg:x1="23.174cm" svg:y1="8.333cm" svg:x2="23.174cm" svg:y2="8.434cm"><text:p/></draw:line><draw:line draw:name="Вертикальная линия 735" draw:style-name="gr5" draw:text-style-name="P81" svg:x1="24.549cm" svg:y1="8.333cm" svg:x2="24.549cm" svg:y2="8.434cm"><text:p/></draw:line><draw:line draw:name="Вертикальная линия 736" draw:style-name="gr5" draw:text-style-name="P81" svg:x1="26.521cm" svg:y1="8.333cm" svg:x2="26.521cm" svg:y2="8.434cm"><text:p/></draw:line></draw:g><draw:g draw:name="DrawObject 60" draw:style-name="gr4"><draw:line draw:name="Вертикальная линия 737" draw:style-name="gr5" draw:text-style-name="P81" svg:x1="2.189cm" svg:y1="9.112cm" svg:x2="2.189cm" svg:y2="9.213cm"><text:p/></draw:line><draw:line draw:name="Вертикальная линия 738" draw:style-name="gr5" draw:text-style-name="P81" svg:x1="3.117cm" svg:y1="9.112cm" svg:x2="3.117cm" svg:y2="9.213cm"><text:p/></draw:line><draw:line draw:name="Вертикальная линия 739" draw:style-name="gr5" draw:text-style-name="P81" svg:x1="4.038cm" svg:y1="9.112cm" svg:x2="4.038cm" svg:y2="9.213cm"><text:p/></draw:line><draw:line draw:name="Вертикальная линия 740" draw:style-name="gr5" draw:text-style-name="P81" svg:x1="5.544cm" svg:y1="9.112cm" svg:x2="5.544cm" svg:y2="9.213cm"><text:p/></draw:line><draw:line draw:name="Вертикальная линия 741" draw:style-name="gr5" draw:text-style-name="P81" svg:x1="11.03cm" svg:y1="9.112cm" svg:x2="11.03cm" svg:y2="9.213cm"><text:p/></draw:line><draw:line draw:name="Вертикальная линия 742" draw:style-name="gr5" draw:text-style-name="P81" svg:x1="11.781cm" svg:y1="9.112cm" svg:x2="11.781cm" svg:y2="9.213cm"><text:p/></draw:line><draw:line draw:name="Вертикальная линия 743" draw:style-name="gr5" draw:text-style-name="P81" svg:x1="13.03cm" svg:y1="9.112cm" svg:x2="13.03cm" svg:y2="9.213cm"><text:p/></draw:line><draw:line draw:name="Вертикальная линия 744" draw:style-name="gr5" draw:text-style-name="P81" svg:x1="14.554cm" svg:y1="9.112cm" svg:x2="14.554cm" svg:y2="9.213cm"><text:p/></draw:line><draw:line draw:name="Вертикальная линия 745" draw:style-name="gr5" draw:text-style-name="P81" svg:x1="16.041cm" svg:y1="9.112cm" svg:x2="16.041cm" svg:y2="9.213cm"><text:p/></draw:line><draw:line draw:name="Вертикальная линия 746" draw:style-name="gr5" draw:text-style-name="P81" svg:x1="17.549cm" svg:y1="9.112cm" svg:x2="17.549cm" svg:y2="9.213cm"><text:p/></draw:line><draw:line draw:name="Вертикальная линия 747" draw:style-name="gr5" draw:text-style-name="P81" svg:x1="19.036cm" svg:y1="9.112cm" svg:x2="19.036cm" svg:y2="9.213cm"><text:p/></draw:line><draw:line draw:name="Вертикальная линия 748" draw:style-name="gr5" draw:text-style-name="P81" svg:x1="20.419cm" svg:y1="9.112cm" svg:x2="20.419cm" svg:y2="9.213cm"><text:p/></draw:line><draw:line draw:name="Вертикальная линия 749" draw:style-name="gr5" draw:text-style-name="P81" svg:x1="21.792cm" svg:y1="9.112cm" svg:x2="21.792cm" svg:y2="9.213cm"><text:p/></draw:line><draw:line draw:name="Вертикальная линия 750" draw:style-name="gr5" draw:text-style-name="P81" svg:x1="23.174cm" svg:y1="9.112cm" svg:x2="23.174cm" svg:y2="9.213cm"><text:p/></draw:line><draw:line draw:name="Вертикальная линия 751" draw:style-name="gr5" draw:text-style-name="P81" svg:x1="24.549cm" svg:y1="9.112cm" svg:x2="24.549cm" svg:y2="9.213cm"><text:p/></draw:line><draw:line draw:name="Вертикальная линия 752" draw:style-name="gr5" draw:text-style-name="P81" svg:x1="26.521cm" svg:y1="9.112cm" svg:x2="26.521cm" svg:y2="9.213cm"><text:p/></draw:line></draw:g></draw:g></draw:g><draw:g draw:name="DrawObject 61" draw:style-name="gr3"><draw:line draw:name="Фигура 13" draw:style-name="gr2" draw:text-style-name="P80" svg:x1="1.248cm" svg:y1="12.162cm" svg:x2="28.574cm" svg:y2="12.162cm"><text:p/></draw:line><draw:g draw:name="DrawObject 62" draw:style-name="gr3"><draw:line draw:name="Фигура 14" draw:style-name="gr2" draw:text-style-name="P80" svg:x1="1.256cm" svg:y1="11.382cm" svg:x2="28.582cm" svg:y2="11.382cm"><text:p/></draw:line><draw:g draw:name="DrawObject 63" draw:style-name="gr3"><draw:g draw:name="DrawObject 64" draw:style-name="gr4"><draw:line draw:name="Вертикальная линия 753" draw:style-name="gr5" draw:text-style-name="P81" svg:x1="2.189cm" svg:y1="9.834cm" svg:x2="2.189cm" svg:y2="9.935cm"><text:p/></draw:line><draw:line draw:name="Вертикальная линия 754" draw:style-name="gr5" draw:text-style-name="P81" svg:x1="3.115cm" svg:y1="9.834cm" svg:x2="3.115cm" svg:y2="9.935cm"><text:p/></draw:line><draw:line draw:name="Вертикальная линия 755" draw:style-name="gr5" draw:text-style-name="P81" svg:x1="4.035cm" svg:y1="9.834cm" svg:x2="4.035cm" svg:y2="9.935cm"><text:p/></draw:line><draw:line draw:name="Вертикальная линия 756" draw:style-name="gr5" draw:text-style-name="P81" svg:x1="5.536cm" svg:y1="9.834cm" svg:x2="5.536cm" svg:y2="9.935cm"><text:p/></draw:line><draw:line draw:name="Вертикальная линия 757" draw:style-name="gr5" draw:text-style-name="P81" svg:x1="11.019cm" svg:y1="9.834cm" svg:x2="11.019cm" svg:y2="9.935cm"><text:p/></draw:line><draw:line draw:name="Вертикальная линия 758" draw:style-name="gr5" draw:text-style-name="P81" svg:x1="11.767cm" svg:y1="9.834cm" svg:x2="11.767cm" svg:y2="9.935cm"><text:p/></draw:line><draw:line draw:name="Вертикальная линия 759" draw:style-name="gr5" draw:text-style-name="P81" svg:x1="13.014cm" svg:y1="9.834cm" svg:x2="13.014cm" svg:y2="9.935cm"><text:p/></draw:line><draw:line draw:name="Вертикальная линия 760" draw:style-name="gr5" draw:text-style-name="P81" svg:x1="14.538cm" svg:y1="9.834cm" svg:x2="14.538cm" svg:y2="9.935cm"><text:p/></draw:line><draw:line draw:name="Вертикальная линия 761" draw:style-name="gr5" draw:text-style-name="P81" svg:x1="16.02cm" svg:y1="9.834cm" svg:x2="16.02cm" svg:y2="9.935cm"><text:p/></draw:line><draw:line draw:name="Вертикальная линия 762" draw:style-name="gr5" draw:text-style-name="P81" svg:x1="17.526cm" svg:y1="9.834cm" svg:x2="17.526cm" svg:y2="9.935cm"><text:p/></draw:line><draw:line draw:name="Вертикальная линия 763" draw:style-name="gr5" draw:text-style-name="P81" svg:x1="19.013cm" svg:y1="9.834cm" svg:x2="19.013cm" svg:y2="9.935cm"><text:p/></draw:line><draw:line draw:name="Вертикальная линия 764" draw:style-name="gr5" draw:text-style-name="P81" svg:x1="20.391cm" svg:y1="9.834cm" svg:x2="20.391cm" svg:y2="9.935cm"><text:p/></draw:line><draw:line draw:name="Вертикальная линия 765" draw:style-name="gr5" draw:text-style-name="P81" svg:x1="21.762cm" svg:y1="9.834cm" svg:x2="21.762cm" svg:y2="9.935cm"><text:p/></draw:line><draw:line draw:name="Вертикальная линия 766" draw:style-name="gr5" draw:text-style-name="P81" svg:x1="23.144cm" svg:y1="9.834cm" svg:x2="23.144cm" svg:y2="9.935cm"><text:p/></draw:line><draw:line draw:name="Вертикальная линия 767" draw:style-name="gr5" draw:text-style-name="P81" svg:x1="24.512cm" svg:y1="9.834cm" svg:x2="24.512cm" svg:y2="9.935cm"><text:p/></draw:line><draw:line draw:name="Вертикальная линия 768" draw:style-name="gr5" draw:text-style-name="P81" svg:x1="26.483cm" svg:y1="9.834cm" svg:x2="26.483cm" svg:y2="9.935cm"><text:p/></draw:line></draw:g><draw:g draw:name="DrawObject 65" draw:style-name="gr4"><draw:line draw:name="Вертикальная линия 769" draw:style-name="gr5" draw:text-style-name="P81" svg:x1="2.189cm" svg:y1="10.603cm" svg:x2="2.189cm" svg:y2="10.704cm"><text:p/></draw:line><draw:line draw:name="Вертикальная линия 770" draw:style-name="gr5" draw:text-style-name="P81" svg:x1="3.115cm" svg:y1="10.603cm" svg:x2="3.115cm" svg:y2="10.704cm"><text:p/></draw:line><draw:line draw:name="Вертикальная линия 771" draw:style-name="gr5" draw:text-style-name="P81" svg:x1="4.035cm" svg:y1="10.603cm" svg:x2="4.035cm" svg:y2="10.704cm"><text:p/></draw:line><draw:line draw:name="Вертикальная линия 772" draw:style-name="gr5" draw:text-style-name="P81" svg:x1="5.536cm" svg:y1="10.603cm" svg:x2="5.536cm" svg:y2="10.704cm"><text:p/></draw:line><draw:line draw:name="Вертикальная линия 773" draw:style-name="gr5" draw:text-style-name="P81" svg:x1="11.019cm" svg:y1="10.603cm" svg:x2="11.019cm" svg:y2="10.704cm"><text:p/></draw:line><draw:line draw:name="Вертикальная линия 774" draw:style-name="gr5" draw:text-style-name="P81" svg:x1="11.767cm" svg:y1="10.603cm" svg:x2="11.767cm" svg:y2="10.704cm"><text:p/></draw:line><draw:line draw:name="Вертикальная линия 775" draw:style-name="gr5" draw:text-style-name="P81" svg:x1="13.014cm" svg:y1="10.603cm" svg:x2="13.014cm" svg:y2="10.704cm"><text:p/></draw:line><draw:line draw:name="Вертикальная линия 776" draw:style-name="gr5" draw:text-style-name="P81" svg:x1="14.538cm" svg:y1="10.603cm" svg:x2="14.538cm" svg:y2="10.704cm"><text:p/></draw:line><draw:line draw:name="Вертикальная линия 777" draw:style-name="gr5" draw:text-style-name="P81" svg:x1="16.02cm" svg:y1="10.603cm" svg:x2="16.02cm" svg:y2="10.704cm"><text:p/></draw:line><draw:line draw:name="Вертикальная линия 778" draw:style-name="gr5" draw:text-style-name="P81" svg:x1="17.526cm" svg:y1="10.603cm" svg:x2="17.526cm" svg:y2="10.704cm"><text:p/></draw:line><draw:line draw:name="Вертикальная линия 779" draw:style-name="gr5" draw:text-style-name="P81" svg:x1="19.013cm" svg:y1="10.603cm" svg:x2="19.013cm" svg:y2="10.704cm"><text:p/></draw:line><draw:line draw:name="Вертикальная линия 780" draw:style-name="gr5" draw:text-style-name="P81" svg:x1="20.391cm" svg:y1="10.603cm" svg:x2="20.391cm" svg:y2="10.704cm"><text:p/></draw:line><draw:line draw:name="Вертикальная линия 781" draw:style-name="gr5" draw:text-style-name="P81" svg:x1="21.762cm" svg:y1="10.603cm" svg:x2="21.762cm" svg:y2="10.704cm"><text:p/></draw:line><draw:line draw:name="Вертикальная линия 782" draw:style-name="gr5" draw:text-style-name="P81" svg:x1="23.144cm" svg:y1="10.603cm" svg:x2="23.144cm" svg:y2="10.704cm"><text:p/></draw:line><draw:line draw:name="Вертикальная линия 783" draw:style-name="gr5" draw:text-style-name="P81" svg:x1="24.512cm" svg:y1="10.603cm" svg:x2="24.512cm" svg:y2="10.704cm"><text:p/></draw:line><draw:line draw:name="Вертикальная линия 784" draw:style-name="gr5" draw:text-style-name="P81" svg:x1="26.483cm" svg:y1="10.603cm" svg:x2="26.483cm" svg:y2="10.704cm"><text:p/></draw:line></draw:g><draw:g draw:name="DrawObject 66" draw:style-name="gr4"><draw:line draw:name="Вертикальная линия 785" draw:style-name="gr5" draw:text-style-name="P81" svg:x1="2.189cm" svg:y1="11.382cm" svg:x2="2.189cm" svg:y2="11.483cm"><text:p/></draw:line><draw:line draw:name="Вертикальная линия 786" draw:style-name="gr5" draw:text-style-name="P81" svg:x1="3.115cm" svg:y1="11.382cm" svg:x2="3.115cm" svg:y2="11.483cm"><text:p/></draw:line><draw:line draw:name="Вертикальная линия 787" draw:style-name="gr5" draw:text-style-name="P81" svg:x1="4.035cm" svg:y1="11.382cm" svg:x2="4.035cm" svg:y2="11.483cm"><text:p/></draw:line><draw:line draw:name="Вертикальная линия 788" draw:style-name="gr5" draw:text-style-name="P81" svg:x1="5.536cm" svg:y1="11.382cm" svg:x2="5.536cm" svg:y2="11.483cm"><text:p/></draw:line><draw:line draw:name="Вертикальная линия 789" draw:style-name="gr5" draw:text-style-name="P81" svg:x1="11.019cm" svg:y1="11.382cm" svg:x2="11.019cm" svg:y2="11.483cm"><text:p/></draw:line><draw:line draw:name="Вертикальная линия 790" draw:style-name="gr5" draw:text-style-name="P81" svg:x1="11.767cm" svg:y1="11.382cm" svg:x2="11.767cm" svg:y2="11.483cm"><text:p/></draw:line><draw:line draw:name="Вертикальная линия 791" draw:style-name="gr5" draw:text-style-name="P81" svg:x1="13.014cm" svg:y1="11.382cm" svg:x2="13.014cm" svg:y2="11.483cm"><text:p/></draw:line><draw:line draw:name="Вертикальная линия 792" draw:style-name="gr5" draw:text-style-name="P81" svg:x1="14.538cm" svg:y1="11.382cm" svg:x2="14.538cm" svg:y2="11.483cm"><text:p/></draw:line><draw:line draw:name="Вертикальная линия 793" draw:style-name="gr5" draw:text-style-name="P81" svg:x1="16.02cm" svg:y1="11.382cm" svg:x2="16.02cm" svg:y2="11.483cm"><text:p/></draw:line><draw:line draw:name="Вертикальная линия 794" draw:style-name="gr5" draw:text-style-name="P81" svg:x1="17.526cm" svg:y1="11.382cm" svg:x2="17.526cm" svg:y2="11.483cm"><text:p/></draw:line><draw:line draw:name="Вертикальная линия 795" draw:style-name="gr5" draw:text-style-name="P81" svg:x1="19.013cm" svg:y1="11.382cm" svg:x2="19.013cm" svg:y2="11.483cm"><text:p/></draw:line><draw:line draw:name="Вертикальная линия 796" draw:style-name="gr5" draw:text-style-name="P81" svg:x1="20.391cm" svg:y1="11.382cm" svg:x2="20.391cm" svg:y2="11.483cm"><text:p/></draw:line><draw:line draw:name="Вертикальная линия 797" draw:style-name="gr5" draw:text-style-name="P81" svg:x1="21.762cm" svg:y1="11.382cm" svg:x2="21.762cm" svg:y2="11.483cm"><text:p/></draw:line><draw:line draw:name="Вертикальная линия 798" draw:style-name="gr5" draw:text-style-name="P81" svg:x1="23.144cm" svg:y1="11.382cm" svg:x2="23.144cm" svg:y2="11.483cm"><text:p/></draw:line><draw:line draw:name="Вертикальная линия 799" draw:style-name="gr5" draw:text-style-name="P81" svg:x1="24.512cm" svg:y1="11.382cm" svg:x2="24.512cm" svg:y2="11.483cm"><text:p/></draw:line><draw:line draw:name="Вертикальная линия 800" draw:style-name="gr5" draw:text-style-name="P81" svg:x1="26.483cm" svg:y1="11.382cm" svg:x2="26.483cm" svg:y2="11.483cm"><text:p/></draw:line></draw:g><draw:g draw:name="DrawObject 67" draw:style-name="gr4"><draw:line draw:name="Вертикальная линия 801" draw:style-name="gr5" draw:text-style-name="P81" svg:x1="2.189cm" svg:y1="12.162cm" svg:x2="2.189cm" svg:y2="12.263cm"><text:p/></draw:line><draw:line draw:name="Вертикальная линия 802" draw:style-name="gr5" draw:text-style-name="P81" svg:x1="3.115cm" svg:y1="12.162cm" svg:x2="3.115cm" svg:y2="12.263cm"><text:p/></draw:line><draw:line draw:name="Вертикальная линия 803" draw:style-name="gr5" draw:text-style-name="P81" svg:x1="4.035cm" svg:y1="12.162cm" svg:x2="4.035cm" svg:y2="12.263cm"><text:p/></draw:line><draw:line draw:name="Вертикальная линия 804" draw:style-name="gr5" draw:text-style-name="P81" svg:x1="5.536cm" svg:y1="12.162cm" svg:x2="5.536cm" svg:y2="12.263cm"><text:p/></draw:line><draw:line draw:name="Вертикальная линия 805" draw:style-name="gr5" draw:text-style-name="P81" svg:x1="11.019cm" svg:y1="12.162cm" svg:x2="11.019cm" svg:y2="12.263cm"><text:p/></draw:line><draw:line draw:name="Вертикальная линия 806" draw:style-name="gr5" draw:text-style-name="P81" svg:x1="11.767cm" svg:y1="12.162cm" svg:x2="11.767cm" svg:y2="12.263cm"><text:p/></draw:line><draw:line draw:name="Вертикальная линия 807" draw:style-name="gr5" draw:text-style-name="P81" svg:x1="13.014cm" svg:y1="12.162cm" svg:x2="13.014cm" svg:y2="12.263cm"><text:p/></draw:line><draw:line draw:name="Вертикальная линия 808" draw:style-name="gr5" draw:text-style-name="P81" svg:x1="14.538cm" svg:y1="12.162cm" svg:x2="14.538cm" svg:y2="12.263cm"><text:p/></draw:line><draw:line draw:name="Вертикальная линия 809" draw:style-name="gr5" draw:text-style-name="P81" svg:x1="16.02cm" svg:y1="12.162cm" svg:x2="16.02cm" svg:y2="12.263cm"><text:p/></draw:line><draw:line draw:name="Вертикальная линия 810" draw:style-name="gr5" draw:text-style-name="P81" svg:x1="17.526cm" svg:y1="12.162cm" svg:x2="17.526cm" svg:y2="12.263cm"><text:p/></draw:line><draw:line draw:name="Вертикальная линия 811" draw:style-name="gr5" draw:text-style-name="P81" svg:x1="19.013cm" svg:y1="12.162cm" svg:x2="19.013cm" svg:y2="12.263cm"><text:p/></draw:line><draw:line draw:name="Вертикальная линия 812" draw:style-name="gr5" draw:text-style-name="P81" svg:x1="20.391cm" svg:y1="12.162cm" svg:x2="20.391cm" svg:y2="12.263cm"><text:p/></draw:line><draw:line draw:name="Вертикальная линия 813" draw:style-name="gr5" draw:text-style-name="P81" svg:x1="21.762cm" svg:y1="12.162cm" svg:x2="21.762cm" svg:y2="12.263cm"><text:p/></draw:line><draw:line draw:name="Вертикальная линия 814" draw:style-name="gr5" draw:text-style-name="P81" svg:x1="23.144cm" svg:y1="12.162cm" svg:x2="23.144cm" svg:y2="12.263cm"><text:p/></draw:line><draw:line draw:name="Вертикальная линия 815" draw:style-name="gr5" draw:text-style-name="P81" svg:x1="24.512cm" svg:y1="12.162cm" svg:x2="24.512cm" svg:y2="12.263cm"><text:p/></draw:line><draw:line draw:name="Вертикальная линия 816" draw:style-name="gr5" draw:text-style-name="P81" svg:x1="26.483cm" svg:y1="12.162cm" svg:x2="26.483cm" svg:y2="12.263cm"><text:p/></draw:line></draw:g></draw:g></draw:g></draw:g></draw:g></draw:g>01</text:p>
          </table:table-cell>
          <table:covered-table-cell/>
          <table:table-cell table:style-name="Таблица3.p1" table:number-rows-spanned="17" table:number-columns-spanned="42" office:value-type="string">
            <text:p text:style-name="P74"><text:s/>слоя контролировать наличие необработанных участков с характерным блеск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02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03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04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05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06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07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08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09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10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11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12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13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14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15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12" table:number-columns-spanned="2" office:value-type="string">
            <text:p text:style-name="P68">16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8">
          <table:table-cell table:style-name="Таблица3.A28" table:number-columns-spanned="2" office:value-type="string">
            <text:p text:style-name="P68">17</text:p>
          </table:table-cell>
          <table:covered-table-cell/>
          <table:covered-table-cell table:style-name="Таблица3.p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9">
          <table:table-cell table:style-name="Таблица3.A29" table:number-columns-spanned="6" office:value-type="string">
            <text:p text:style-name="P45">КТ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G29" table:number-columns-spanned="31" office:value-type="string">
            <text:p text:style-name="P45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G29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r29" office:value-type="string">
            <text:p text:style-name="P45"/>
          </table:table-cell>
        </table:table-row>
      </table:table>
      <text:p text:style-name="P7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, 'Arial Unicode M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NSimSun" svg:font-family="NSimSun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font-name-asian="Times New Roman1" style:font-family-asian="'Times New Roman'" style:font-family-generic-asian="roman" style:font-pitch-asian="variable" style:font-size-asian="14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20pt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7.502cm"/>
          <style:tab-stop style:position="28.504cm"/>
        </style:tab-stops>
      </style:paragraph-properties>
      <style:text-properties fo:font-size="20pt" style:font-size-asian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8pt" style:font-size-asian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1" style:family="paragraph">
      <style:paragraph-properties fo:orphans="0" fo:widows="0" fo:hyphenation-ladder-count="no-limit" style:writing-mode="lr-tb"/>
      <style:text-properties fo:color="#000000" loext:opacity="100%" style:font-name="Liberation Serif1" fo:font-family="'Liberation Serif', 'Times New Roman'" style:font-family-generic="roman" style:font-pitch="variable" fo:font-size="14pt" fo:language="ru" fo:country="RU" fo:background-color="#ffffff" style:font-name-asian="NSimSun" style:font-family-asian="NSimSun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6pt" style:font-name-asian="Symbol" style:font-family-asian="Symbol" style:font-family-generic-asian="roman" style:font-pitch-asian="variable" style:font-size-asian="16pt" style:font-name-complex="Symbol" style:font-family-complex="Symbol" style:font-family-generic-complex="roman" style:font-pitch-complex="variable" style:font-size-complex="16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ize="16pt" style:font-name-asian="Symbol" style:font-family-asian="Symbol" style:font-family-generic-asian="roman" style:font-pitch-asian="variable" style:font-size-asian="16pt" style:font-name-complex="Symbol" style:font-family-complex="Symbol" style:font-family-generic-complex="roman" style:font-pitch-complex="variable" style:font-size-complex="16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size="16pt" style:font-size-asian="16pt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" style:num-format="1" text:start-value="5">
        <style:list-level-properties text:list-level-position-and-space-mode="label-alignment">
          <style:list-level-label-alignment text:label-followed-by="listtab" text:list-tab-stop-position="0.945cm" fo:text-indent="-0.635cm" fo:margin-left="0.94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0b6c76"/>
    </style:style>
    <style:style style:name="MT1" style:family="text">
      <style:text-properties fo:font-size="12pt" style:font-size-asian="12pt"/>
    </style:style>
    <style:page-layout style:name="Mpm1">
      <style:page-layout-properties fo:page-width="29.7cm" fo:page-height="21.001cm" style:num-format="1" style:print-orientation="landscape" fo:margin-top="0.801cm" fo:margin-bottom="0.4cm" fo:margin-left="0.501cm" fo:margin-right="0.199cm" fo:background-color="#ffffff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.101cm" fo:margin-bottom="0.4cm" fo:margin-left="0.501cm" fo:margin-right="0.199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 text:c="118"/><text:span text:style-name="MT1"><text:s text:c="64"/></text:span></text:p>
      </style:header>
    </style:master-page>
    <style:master-page style:name="Преобразование_20_1" style:display-name="Преобразование 1" style:page-layout-name="Mpm2" draw:style-name="Mdp1">
      <style:header>
        <text:p text:style-name="Header"><text:s text:c="118"/><text:span text:style-name="MT1"><text:s text:c="6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        ГОСТ 3</dc:title>
    <meta:initial-creator>Neo5</meta:initial-creator>
    <meta:creation-date>2004-10-26T13:44:00</meta:creation-date>
    <dc:date>2024-07-25T15:04:35.089000000</dc:date>
    <meta:editing-cycles>158</meta:editing-cycles>
    <meta:editing-duration>P2DT20H45M44S</meta:editing-duration>
    <meta:generator>LibreOffice/7.6.4.1$Windows_X86_64 LibreOffice_project/e19e193f88cd6c0525a17fb7a176ed8e6a3e2aa1</meta:generator>
    <meta:document-statistic meta:table-count="4" meta:image-count="0" meta:object-count="0" meta:page-count="5" meta:paragraph-count="252" meta:word-count="602" meta:character-count="8409" meta:non-whitespace-character-count="3247"/>
  </office:meta>
</office:document-meta>
</file>